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6.816cm"/>
    </style:style>
    <style:style style:name="co3" style:family="table-column">
      <style:table-column-properties fo:break-before="auto" style:column-width="8.259cm"/>
    </style:style>
    <style:style style:name="co4" style:family="table-column">
      <style:table-column-properties fo:break-before="auto" style:column-width="5.673cm"/>
    </style:style>
    <style:style style:name="co5" style:family="table-column">
      <style:table-column-properties fo:break-before="auto" style:column-width="10.084cm"/>
    </style:style>
    <style:style style:name="co6" style:family="table-column">
      <style:table-column-properties fo:break-before="auto" style:column-width="7.77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ntaine_eau_potable_v20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nearby_park_or_place</text:p>
          </table:table-cell>
          <table:table-cell office:value-type="string" calcext:value-type="string">
            <text:p>type_of_place_nearby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type_of_localization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Delorme</text:p>
          </table:table-cell>
          <table:table-cell office:value-type="string" calcext:value-type="string">
            <text:p>Bocce</text:p>
          </table:table-cell>
          <table:table-cell office:value-type="string" calcext:value-type="string">
            <text:p>rue Loranger/rue Pégu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9462375603" calcext:value-type="float">
            <text:p>-73.589462375603</text:p>
          </table:table-cell>
          <table:table-cell office:value-type="float" office:value="45.5920117541965" calcext:value-type="float">
            <text:p>45.59201175419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Delorme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Loranger/rue Pégu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00550494669" calcext:value-type="float">
            <text:p>-73.5900550494669</text:p>
          </table:table-cell>
          <table:table-cell office:value-type="float" office:value="45.5921889147626" calcext:value-type="float">
            <text:p>45.59218891476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Delorme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Loranger/rue Pégu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0040938345" calcext:value-type="float">
            <text:p>-73.590040938345</text:p>
          </table:table-cell>
          <table:table-cell office:value-type="float" office:value="45.5921810073908" calcext:value-type="float">
            <text:p>45.59218100739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Delorm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rue Loranger/rue Pégu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90077418093" calcext:value-type="float">
            <text:p>-73.5890077418093</text:p>
          </table:table-cell>
          <table:table-cell office:value-type="float" office:value="45.5907806932441" calcext:value-type="float">
            <text:p>45.59078069324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Delorme</text:p>
          </table:table-cell>
          <table:table-cell office:value-type="string" calcext:value-type="string">
            <text:p>Basketball and Soccer</text:p>
          </table:table-cell>
          <table:table-cell office:value-type="string" calcext:value-type="string">
            <text:p>entrée boulevard Rober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15819002069" calcext:value-type="float">
            <text:p>-73.5915819002069</text:p>
          </table:table-cell>
          <table:table-cell office:value-type="float" office:value="45.5925740874714" calcext:value-type="float">
            <text:p>45.59257408747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Ferland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Belcourt /boulevard Lavois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84647530588" calcext:value-type="float">
            <text:p>-73.5984647530588</text:p>
          </table:table-cell>
          <table:table-cell office:value-type="float" office:value="45.5961980909595" calcext:value-type="float">
            <text:p>45.59619809095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Ferland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Belcourt /boulevard Lavoisier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5981981170499" calcext:value-type="float">
            <text:p>-73.5981981170499</text:p>
          </table:table-cell>
          <table:table-cell office:value-type="float" office:value="45.5960352715738" calcext:value-type="float">
            <text:p>45.59603527157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Pie-XII</text:p>
          </table:table-cell>
          <table:table-cell office:value-type="string" calcext:value-type="string">
            <text:p>Bocce</text:p>
          </table:table-cell>
          <table:table-cell office:value-type="string" calcext:value-type="string">
            <text:p>rue Jean-Marie Lefebvre/boul. Lavois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59972563072" calcext:value-type="float">
            <text:p>-73.6059972563072</text:p>
          </table:table-cell>
          <table:table-cell office:value-type="float" office:value="45.5900956399991" calcext:value-type="float">
            <text:p>45.59009563999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Pie-XII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rue Dujarié/rue Le Corbus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60284435696" calcext:value-type="float">
            <text:p>-73.6060284435696</text:p>
          </table:table-cell>
          <table:table-cell office:value-type="float" office:value="45.5894381057632" calcext:value-type="float">
            <text:p>45.58943810576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Pie-XII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Dujarié/rue de Nevers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068224849356" calcext:value-type="float">
            <text:p>-73.6068224849356</text:p>
          </table:table-cell>
          <table:table-cell office:value-type="float" office:value="45.5890746447919" calcext:value-type="float">
            <text:p>45.58907464479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Pie-XII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Dujarié/rue de Nevers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068315662484" calcext:value-type="float">
            <text:p>-73.6068315662484</text:p>
          </table:table-cell>
          <table:table-cell office:value-type="float" office:value="45.5890650981076" calcext:value-type="float">
            <text:p>45.58906509810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Coubertin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Valéry/rue Narbon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00041217273" calcext:value-type="float">
            <text:p>-73.6100041217273</text:p>
          </table:table-cell>
          <table:table-cell office:value-type="float" office:value="45.5839130808075" calcext:value-type="float">
            <text:p>45.58391308080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Coubertin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Valéry/rue Narbon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00040937848" calcext:value-type="float">
            <text:p>-73.6100040937848</text:p>
          </table:table-cell>
          <table:table-cell office:value-type="float" office:value="45.5838987735332" calcext:value-type="float">
            <text:p>45.58389877353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uigi-Pirandello</text:p>
          </table:table-cell>
          <table:table-cell office:value-type="string" calcext:value-type="string">
            <text:p>Bocce</text:p>
          </table:table-cell>
          <table:table-cell office:value-type="string" calcext:value-type="string">
            <text:p>rue Jean-Rivard/rue de Nic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35641400041" calcext:value-type="float">
            <text:p>-73.6035641400041</text:p>
          </table:table-cell>
          <table:table-cell office:value-type="float" office:value="45.5780721805316" calcext:value-type="float">
            <text:p>45.57807218053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Stade)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Colbert/boul. Métropolitain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41673390367" calcext:value-type="float">
            <text:p>-73.5941673390367</text:p>
          </table:table-cell>
          <table:table-cell office:value-type="float" office:value="45.5737277378482" calcext:value-type="float">
            <text:p>45.57372773784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Stade)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de Viterbe/rue de Viterb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23116621237" calcext:value-type="float">
            <text:p>-73.5923116621237</text:p>
          </table:table-cell>
          <table:table-cell office:value-type="float" office:value="45.5732411836133" calcext:value-type="float">
            <text:p>45.57324118361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Stade)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Colbert/boul. Provench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19814726014" calcext:value-type="float">
            <text:p>-73.5919814726014</text:p>
          </table:table-cell>
          <table:table-cell office:value-type="float" office:value="45.5722136618172" calcext:value-type="float">
            <text:p>45.57221366181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Stade)</text:p>
          </table:table-cell>
          <table:table-cell office:value-type="string" calcext:value-type="string">
            <text:p>Stadium (entry from the basement)</text:p>
          </table:table-cell>
          <table:table-cell office:value-type="string" calcext:value-type="string">
            <text:p>rue Colbert/boul. Métropolitain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32939085551" calcext:value-type="float">
            <text:p>-73.5932939085551</text:p>
          </table:table-cell>
          <table:table-cell office:value-type="float" office:value="45.5736529585964" calcext:value-type="float">
            <text:p>45.57365295859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Colbert/boul. Provencher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5923881127418" calcext:value-type="float">
            <text:p>-73.5923881127418</text:p>
          </table:table-cell>
          <table:table-cell office:value-type="float" office:value="45.5724354122334" calcext:value-type="float">
            <text:p>45.57243541223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Colbert/boul. Provencher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5924035942125" calcext:value-type="float">
            <text:p>-73.5924035942125</text:p>
          </table:table-cell>
          <table:table-cell office:value-type="float" office:value="45.5724223521469" calcext:value-type="float">
            <text:p>45.57242235214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Colbert/boul. Provencher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5925605285234" calcext:value-type="float">
            <text:p>-73.5925605285234</text:p>
          </table:table-cell>
          <table:table-cell office:value-type="float" office:value="45.5726463732631" calcext:value-type="float">
            <text:p>45.57264637326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Colbert/boul. Provencher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592533862021" calcext:value-type="float">
            <text:p>-73.592533862021</text:p>
          </table:table-cell>
          <table:table-cell office:value-type="float" office:value="45.5726361367813" calcext:value-type="float">
            <text:p>45.57263613678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Colbert/boul. Provencher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5925146265321" calcext:value-type="float">
            <text:p>-73.5925146265321</text:p>
          </table:table-cell>
          <table:table-cell office:value-type="float" office:value="45.5726258042923" calcext:value-type="float">
            <text:p>45.57262580429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Colbert/boul. Provencher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5924906525568" calcext:value-type="float">
            <text:p>-73.5924906525568</text:p>
          </table:table-cell>
          <table:table-cell office:value-type="float" office:value="45.5726167354014" calcext:value-type="float">
            <text:p>45.57261673540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rue Colbert/boul. Provench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25672274284" calcext:value-type="float">
            <text:p>-73.5925672274284</text:p>
          </table:table-cell>
          <table:table-cell office:value-type="float" office:value="45.5720446501215" calcext:value-type="float">
            <text:p>45.57204465012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adauversière</text:p>
          </table:table-cell>
          <table:table-cell office:value-type="string" calcext:value-type="string">
            <text:p>Bocce</text:p>
          </table:table-cell>
          <table:table-cell office:value-type="string" calcext:value-type="string">
            <text:p>rue de Meudon/boul. Lacordai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36212582356" calcext:value-type="float">
            <text:p>-73.5836212582356</text:p>
          </table:table-cell>
          <table:table-cell office:value-type="float" office:value="45.5813032552857" calcext:value-type="float">
            <text:p>45.58130325528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adauversièr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de Meudon/boul. Lacordaire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5831753467495" calcext:value-type="float">
            <text:p>-73.5831753467495</text:p>
          </table:table-cell>
          <table:table-cell office:value-type="float" office:value="45.5815818084528" calcext:value-type="float">
            <text:p>45.58158180845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adauversièr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de Meudon/boul. Lacordaire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5826505511845" calcext:value-type="float">
            <text:p>-73.5826505511845</text:p>
          </table:table-cell>
          <table:table-cell office:value-type="float" office:value="45.5818120960631" calcext:value-type="float">
            <text:p>45.58181209606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adauversièr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de Meudon/boul. Lacordaire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5825407914425" calcext:value-type="float">
            <text:p>-73.5825407914425</text:p>
          </table:table-cell>
          <table:table-cell office:value-type="float" office:value="45.5818530277291" calcext:value-type="float">
            <text:p>45.58185302772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adauversièr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de Meudon/boul. Lacordaire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5831346339605" calcext:value-type="float">
            <text:p>-73.5831346339605</text:p>
          </table:table-cell>
          <table:table-cell office:value-type="float" office:value="45.5815200197243" calcext:value-type="float">
            <text:p>45.58152001972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adauversière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Jean-Talon Est/rue de Pontoi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08727253446" calcext:value-type="float">
            <text:p>-73.5808727253446</text:p>
          </table:table-cell>
          <table:table-cell office:value-type="float" office:value="45.5824710546093" calcext:value-type="float">
            <text:p>45.58247105460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Giuseppe-Garibaldi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de Côme/rue La Dauversière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5720554549725" calcext:value-type="float">
            <text:p>-73.5720554549725</text:p>
          </table:table-cell>
          <table:table-cell office:value-type="float" office:value="45.586726764106" calcext:value-type="float">
            <text:p>45.5867267641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Giuseppe-Garibaldi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de Côme/rue La Dauversi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22386990733" calcext:value-type="float">
            <text:p>-73.5722386990733</text:p>
          </table:table-cell>
          <table:table-cell office:value-type="float" office:value="45.5863128166389" calcext:value-type="float">
            <text:p>45.58631281663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Giuseppe-Garibaldi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de Côme/rue La Dauversi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22725434083" calcext:value-type="float">
            <text:p>-73.5722725434083</text:p>
          </table:table-cell>
          <table:table-cell office:value-type="float" office:value="45.586321793531" calcext:value-type="float">
            <text:p>45.5863217935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Giuseppe-Garibaldi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Liénard/rue La Dauversi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3825856362" calcext:value-type="float">
            <text:p>-73.573825856362</text:p>
          </table:table-cell>
          <table:table-cell office:value-type="float" office:value="45.5863819887031" calcext:value-type="float">
            <text:p>45.58638198870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Saint-Léonard</text:p>
          </table:table-cell>
          <table:table-cell office:value-type="string" calcext:value-type="string">
            <text:p>Stage Pavilion</text:p>
          </table:table-cell>
          <table:table-cell office:value-type="string" calcext:value-type="string">
            <text:p>boul. Lacordaire/rue des Galet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46773947037" calcext:value-type="float">
            <text:p>-73.5946773947037</text:p>
          </table:table-cell>
          <table:table-cell office:value-type="float" office:value="45.5859184052737" calcext:value-type="float">
            <text:p>45.58591840527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Saint-Léonard</text:p>
          </table:table-cell>
          <table:table-cell office:value-type="string" calcext:value-type="string">
            <text:p>Stage Pavilion</text:p>
          </table:table-cell>
          <table:table-cell office:value-type="string" calcext:value-type="string">
            <text:p>boul. Lacordaire/rue des Galet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45994705437" calcext:value-type="float">
            <text:p>-73.5945994705437</text:p>
          </table:table-cell>
          <table:table-cell office:value-type="float" office:value="45.5858381150145" calcext:value-type="float">
            <text:p>45.58583811501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Saint-Léonard</text:p>
          </table:table-cell>
          <table:table-cell office:value-type="string" calcext:value-type="string">
            <text:p>Stage Pavilion</text:p>
          </table:table-cell>
          <table:table-cell office:value-type="string" calcext:value-type="string">
            <text:p>boul. Lacordaire/rue des Galet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45097246301" calcext:value-type="float">
            <text:p>-73.5945097246301</text:p>
          </table:table-cell>
          <table:table-cell office:value-type="float" office:value="45.585967944774" calcext:value-type="float">
            <text:p>45.5859679447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Saint-Léonard</text:p>
          </table:table-cell>
          <table:table-cell office:value-type="string" calcext:value-type="string">
            <text:p>Stage Pavilion</text:p>
          </table:table-cell>
          <table:table-cell office:value-type="string" calcext:value-type="string">
            <text:p>boul. Lacordaire/rue des Galet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44713944749" calcext:value-type="float">
            <text:p>-73.5944713944749</text:p>
          </table:table-cell>
          <table:table-cell office:value-type="float" office:value="45.5858842922942" calcext:value-type="float">
            <text:p>45.58588429229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aréna Martin-Brodeur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des Galets/rue de l'Aun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84285768339" calcext:value-type="float">
            <text:p>-73.5984285768339</text:p>
          </table:table-cell>
          <table:table-cell office:value-type="float" office:value="45.5859888409044" calcext:value-type="float">
            <text:p>45.58598884090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aréna Martin-Brodeur</text:p>
          </table:table-cell>
          <table:table-cell office:value-type="string" calcext:value-type="string">
            <text:p>Ice Rink</text:p>
          </table:table-cell>
          <table:table-cell office:value-type="string" calcext:value-type="string">
            <text:p>rue des Galets/rue de l'Aun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86417349467" calcext:value-type="float">
            <text:p>-73.5986417349467</text:p>
          </table:table-cell>
          <table:table-cell office:value-type="float" office:value="45.5849130902329" calcext:value-type="float">
            <text:p>45.58491309023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aréna Martin-Brodeur</text:p>
          </table:table-cell>
          <table:table-cell office:value-type="string" calcext:value-type="string">
            <text:p>Ice Rink</text:p>
          </table:table-cell>
          <table:table-cell office:value-type="string" calcext:value-type="string">
            <text:p>rue des Galets/rue de l'Aun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85866818955" calcext:value-type="float">
            <text:p>-73.5985866818955</text:p>
          </table:table-cell>
          <table:table-cell office:value-type="float" office:value="45.5849428321497" calcext:value-type="float">
            <text:p>45.58494283214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rieur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rue Sackville/rue Prieur Est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492557330476" calcext:value-type="float">
            <text:p>-73.6492557330476</text:p>
          </table:table-cell>
          <table:table-cell office:value-type="float" office:value="45.5779311872942" calcext:value-type="float">
            <text:p>45.57793118729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huntsic-Cartierville</text:p>
          </table:table-cell>
          <table:table-cell/>
          <table:table-cell office:value-type="string" calcext:value-type="string">
            <text:p>Community Garden</text:p>
          </table:table-cell>
          <table:table-cell office:value-type="string" calcext:value-type="string">
            <text:p>rue Frémont/avenue De Chateaubriand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517253756271" calcext:value-type="float">
            <text:p>-73.6517253756271</text:p>
          </table:table-cell>
          <table:table-cell office:value-type="float" office:value="45.5526940005986" calcext:value-type="float">
            <text:p>45.55269400059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huntsic-Cartierville</text:p>
          </table:table-cell>
          <table:table-cell/>
          <table:table-cell office:value-type="string" calcext:value-type="string">
            <text:p>Community Garden</text:p>
          </table:table-cell>
          <table:table-cell office:value-type="string" calcext:value-type="string">
            <text:p>rue Deschamps/rue Letellier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947896703629" calcext:value-type="float">
            <text:p>-73.6947896703629</text:p>
          </table:table-cell>
          <table:table-cell office:value-type="float" office:value="45.54433039908" calcext:value-type="float">
            <text:p>45.544330399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huntsic-Cartierville</text:p>
          </table:table-cell>
          <table:table-cell/>
          <table:table-cell office:value-type="string" calcext:value-type="string">
            <text:p>Community Garden</text:p>
          </table:table-cell>
          <table:table-cell office:value-type="string" calcext:value-type="string">
            <text:p>rue Deschamps/rue Letellier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94770687498" calcext:value-type="float">
            <text:p>-73.694770687498</text:p>
          </table:table-cell>
          <table:table-cell office:value-type="float" office:value="45.5443958495668" calcext:value-type="float">
            <text:p>45.54439584956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u Petit-Bois-Franc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rue Dudemaine/rue Grenet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7062448098801" calcext:value-type="float">
            <text:p>-73.7062448098801</text:p>
          </table:table-cell>
          <table:table-cell office:value-type="float" office:value="45.5245019742243" calcext:value-type="float">
            <text:p>45.52450197422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Ahuntsic (près de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avenue Durham/boul. Henri-Bourassa Est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660281500602" calcext:value-type="float">
            <text:p>-73.6660281500602</text:p>
          </table:table-cell>
          <table:table-cell office:value-type="float" office:value="45.5570096029911" calcext:value-type="float">
            <text:p>45.55700960299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Marcelin-Wilson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avenue Marcelin-Wilson/rue Defoy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829442674349" calcext:value-type="float">
            <text:p>-73.6829442674349</text:p>
          </table:table-cell>
          <table:table-cell office:value-type="float" office:value="45.5373640079733" calcext:value-type="float">
            <text:p>45.53736400797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Sulpice (JC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ave Émile-Journault/ave André-Grasset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353215573431" calcext:value-type="float">
            <text:p>-73.6353215573431</text:p>
          </table:table-cell>
          <table:table-cell office:value-type="float" office:value="45.5572512175254" calcext:value-type="float">
            <text:p>45.55725121752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Sulpice (JC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ave Émile-Journault/ave André-Grasset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359696810356" calcext:value-type="float">
            <text:p>-73.6359696810356</text:p>
          </table:table-cell>
          <table:table-cell office:value-type="float" office:value="45.5565590150628" calcext:value-type="float">
            <text:p>45.55655901506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u Sault-au-Récollets (JC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rue du Pressoir (tourne-bride)/boul. Gouin Est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597333507135" calcext:value-type="float">
            <text:p>-73.6597333507135</text:p>
          </table:table-cell>
          <table:table-cell office:value-type="float" office:value="45.5762499897693" calcext:value-type="float">
            <text:p>45.57624998976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Ahuntsic</text:p>
          </table:table-cell>
          <table:table-cell/>
          <table:table-cell office:value-type="string" calcext:value-type="string">
            <text:p>rue Lajeunesse/rue Prieur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666752827003" calcext:value-type="float">
            <text:p>-73.6666752827003</text:p>
          </table:table-cell>
          <table:table-cell office:value-type="float" office:value="45.5561106256678" calcext:value-type="float">
            <text:p>45.55611062566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Avila-Vidal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Filion/rue de la Paix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56836482083" calcext:value-type="float">
            <text:p>-73.6956836482083</text:p>
          </table:table-cell>
          <table:table-cell office:value-type="float" office:value="45.5294523034188" calcext:value-type="float">
            <text:p>45.52945230341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Beauséjour</text:p>
          </table:table-cell>
          <table:table-cell/>
          <table:table-cell office:value-type="string" calcext:value-type="string">
            <text:p>boul. Gouin Ouest/rue Henri-D'Ar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322973382624" calcext:value-type="float">
            <text:p>-73.7322973382624</text:p>
          </table:table-cell>
          <table:table-cell office:value-type="float" office:value="45.5286325299218" calcext:value-type="float">
            <text:p>45.52863252992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u Cardinal-Paul-Émile-Léger</text:p>
          </table:table-cell>
          <table:table-cell/>
          <table:table-cell office:value-type="string" calcext:value-type="string">
            <text:p>rue Chabanel Est/ave De Galiné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23652483467" calcext:value-type="float">
            <text:p>-73.6423652483467</text:p>
          </table:table-cell>
          <table:table-cell office:value-type="float" office:value="45.5591179113194" calcext:value-type="float">
            <text:p>45.55911791131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u Boisé-De-Saint-Sulpice</text:p>
          </table:table-cell>
          <table:table-cell/>
          <table:table-cell office:value-type="string" calcext:value-type="string">
            <text:p>ave Olivier-Maurault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12550160094" calcext:value-type="float">
            <text:p>-73.6412550160094</text:p>
          </table:table-cell>
          <table:table-cell office:value-type="float" office:value="45.5543426076567" calcext:value-type="float">
            <text:p>45.55434260765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Bordeaux</text:p>
          </table:table-cell>
          <table:table-cell/>
          <table:table-cell office:value-type="string" calcext:value-type="string">
            <text:p>rue Viel/boul. de l'Acadi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98012836626" calcext:value-type="float">
            <text:p>-73.6998012836626</text:p>
          </table:table-cell>
          <table:table-cell office:value-type="float" office:value="45.5418407134645" calcext:value-type="float">
            <text:p>45.54184071346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Roland-Giguère</text:p>
          </table:table-cell>
          <table:table-cell/>
          <table:table-cell office:value-type="string" calcext:value-type="string">
            <text:p>Place de l'Acadie (tourne-brid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07158813563" calcext:value-type="float">
            <text:p>-73.6807158813563</text:p>
          </table:table-cell>
          <table:table-cell office:value-type="float" office:value="45.5321924961963" calcext:value-type="float">
            <text:p>45.53219249619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'Auteuil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Saint-Denis/rue Sauvé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58510868443" calcext:value-type="float">
            <text:p>-73.6558510868443</text:p>
          </table:table-cell>
          <table:table-cell office:value-type="float" office:value="45.548822033059" calcext:value-type="float">
            <text:p>45.5488220330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'Auteuil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Saint-Denis/rue Sauvé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6726185786" calcext:value-type="float">
            <text:p>-73.656726185786</text:p>
          </table:table-cell>
          <table:table-cell office:value-type="float" office:value="45.5497439773201" calcext:value-type="float">
            <text:p>45.54974397732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'Auteuil</text:p>
          </table:table-cell>
          <table:table-cell/>
          <table:table-cell office:value-type="string" calcext:value-type="string">
            <text:p>rue Saint-Denis/rue Sauvé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73986293738" calcext:value-type="float">
            <text:p>-73.6573986293738</text:p>
          </table:table-cell>
          <table:table-cell office:value-type="float" office:value="45.5493096019002" calcext:value-type="float">
            <text:p>45.54930960190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Ahuntsic</text:p>
          </table:table-cell>
          <table:table-cell/>
          <table:table-cell office:value-type="string" calcext:value-type="string">
            <text:p>rue Lajeunesse/rue Prieur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625782814415" calcext:value-type="float">
            <text:p>-73.6625782814415</text:p>
          </table:table-cell>
          <table:table-cell office:value-type="float" office:value="45.5567615314066" calcext:value-type="float">
            <text:p>45.55676153140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Ahuntsic</text:p>
          </table:table-cell>
          <table:table-cell/>
          <table:table-cell office:value-type="string" calcext:value-type="string">
            <text:p>rue Lajeunesse/rue Prieur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625782814415" calcext:value-type="float">
            <text:p>-73.6625782814415</text:p>
          </table:table-cell>
          <table:table-cell office:value-type="float" office:value="45.5567615314066" calcext:value-type="float">
            <text:p>45.55676153140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la Merci</text:p>
          </table:table-cell>
          <table:table-cell/>
          <table:table-cell office:value-type="string" calcext:value-type="string">
            <text:p>boul. Gouin Est/rue Poincaré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71768320911" calcext:value-type="float">
            <text:p>-73.6971768320911</text:p>
          </table:table-cell>
          <table:table-cell office:value-type="float" office:value="45.546311432748" calcext:value-type="float">
            <text:p>45.5463114327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Mésy</text:p>
          </table:table-cell>
          <table:table-cell/>
          <table:table-cell office:value-type="string" calcext:value-type="string">
            <text:p>rue Legault/rue Gren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173913333422" calcext:value-type="float">
            <text:p>-73.7173913333422</text:p>
          </table:table-cell>
          <table:table-cell office:value-type="float" office:value="45.5299710451682" calcext:value-type="float">
            <text:p>45.529971045168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s Hirondelles</text:p>
          </table:table-cell>
          <table:table-cell/>
          <table:table-cell office:value-type="string" calcext:value-type="string">
            <text:p>rue Fleury Est/rue Laro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98878627745" calcext:value-type="float">
            <text:p>-73.6398878627745</text:p>
          </table:table-cell>
          <table:table-cell office:value-type="float" office:value="45.5758117920313" calcext:value-type="float">
            <text:p>45.57581179203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s Hirondelles</text:p>
          </table:table-cell>
          <table:table-cell/>
          <table:table-cell office:value-type="string" calcext:value-type="string">
            <text:p>rue Fleury Est/rue Laro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05440732804" calcext:value-type="float">
            <text:p>-73.6405440732804</text:p>
          </table:table-cell>
          <table:table-cell office:value-type="float" office:value="45.5747544042729" calcext:value-type="float">
            <text:p>45.57475440427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s Hirondelles</text:p>
          </table:table-cell>
          <table:table-cell/>
          <table:table-cell office:value-type="string" calcext:value-type="string">
            <text:p>rue Fleury Est/rue Laro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16693125804" calcext:value-type="float">
            <text:p>-73.6416693125804</text:p>
          </table:table-cell>
          <table:table-cell office:value-type="float" office:value="45.5761367754353" calcext:value-type="float">
            <text:p>45.57613677543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s Hirondelles</text:p>
          </table:table-cell>
          <table:table-cell/>
          <table:table-cell office:value-type="string" calcext:value-type="string">
            <text:p>rue Fleury Est/rue Laro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51861649691" calcext:value-type="float">
            <text:p>-73.6451861649691</text:p>
          </table:table-cell>
          <table:table-cell office:value-type="float" office:value="45.5780371229728" calcext:value-type="float">
            <text:p>45.57803712297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Gabriel-Lalemant</text:p>
          </table:table-cell>
          <table:table-cell/>
          <table:table-cell office:value-type="string" calcext:value-type="string">
            <text:p>rue de Lille/rue Sauvé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28677953635" calcext:value-type="float">
            <text:p>-73.6428677953635</text:p>
          </table:table-cell>
          <table:table-cell office:value-type="float" office:value="45.5712120325848" calcext:value-type="float">
            <text:p>45.57121203258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Gabreil-Lalemand</text:p>
          </table:table-cell>
          <table:table-cell/>
          <table:table-cell office:value-type="string" calcext:value-type="string">
            <text:p>rue Sauvé Est/rue de Li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27889586055" calcext:value-type="float">
            <text:p>-73.6427889586055</text:p>
          </table:table-cell>
          <table:table-cell office:value-type="float" office:value="45.5712962654717" calcext:value-type="float">
            <text:p>45.57129626547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2721792405" calcext:value-type="float">
            <text:p>-73.642721792405</text:p>
          </table:table-cell>
          <table:table-cell office:value-type="float" office:value="45.5713851628507" calcext:value-type="float">
            <text:p>45.57138516285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94626952386" calcext:value-type="float">
            <text:p>-73.6494626952386</text:p>
          </table:table-cell>
          <table:table-cell office:value-type="float" office:value="45.5476492655392" calcext:value-type="float">
            <text:p>45.54764926553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94426055465" calcext:value-type="float">
            <text:p>-73.6494426055465</text:p>
          </table:table-cell>
          <table:table-cell office:value-type="float" office:value="45.5476072694801" calcext:value-type="float">
            <text:p>45.54760726948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97191443933" calcext:value-type="float">
            <text:p>-73.6497191443933</text:p>
          </table:table-cell>
          <table:table-cell office:value-type="float" office:value="45.5467068913082" calcext:value-type="float">
            <text:p>45.54670689130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08982296043" calcext:value-type="float">
            <text:p>-73.6508982296043</text:p>
          </table:table-cell>
          <table:table-cell office:value-type="float" office:value="45.5477578781529" calcext:value-type="float">
            <text:p>45.54775787815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08734730469" calcext:value-type="float">
            <text:p>-73.6508734730469</text:p>
          </table:table-cell>
          <table:table-cell office:value-type="float" office:value="45.5477909348337" calcext:value-type="float">
            <text:p>45.54779093483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09515792422" calcext:value-type="float">
            <text:p>-73.6509515792422</text:p>
          </table:table-cell>
          <table:table-cell office:value-type="float" office:value="45.5479768277479" calcext:value-type="float">
            <text:p>45.54797682774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850176061" calcext:value-type="float">
            <text:p>-73.64850176061</text:p>
          </table:table-cell>
          <table:table-cell office:value-type="float" office:value="45.5474357279059" calcext:value-type="float">
            <text:p>45.54743572790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35310960871" calcext:value-type="float">
            <text:p>-73.6535310960871</text:p>
          </table:table-cell>
          <table:table-cell office:value-type="float" office:value="45.5482994905555" calcext:value-type="float">
            <text:p>45.54829949055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18824127463" calcext:value-type="float">
            <text:p>-73.6518824127463</text:p>
          </table:table-cell>
          <table:table-cell office:value-type="float" office:value="45.5483717917014" calcext:value-type="float">
            <text:p>45.54837179170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J.-J.-Gagnier</text:p>
          </table:table-cell>
          <table:table-cell/>
          <table:table-cell office:value-type="string" calcext:value-type="string">
            <text:p>rue J.-J.-Gagnier/rue Prieur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88193836909" calcext:value-type="float">
            <text:p>-73.6488193836909</text:p>
          </table:table-cell>
          <table:table-cell office:value-type="float" office:value="45.5802413529268" calcext:value-type="float">
            <text:p>45.58024135292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Jean-Matucci</text:p>
          </table:table-cell>
          <table:table-cell/>
          <table:table-cell office:value-type="string" calcext:value-type="string">
            <text:p>ave. André-Grasset/ave. Émile-Journaul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44498765934" calcext:value-type="float">
            <text:p>-73.6344498765934</text:p>
          </table:table-cell>
          <table:table-cell office:value-type="float" office:value="45.5562683676585" calcext:value-type="float">
            <text:p>45.55626836765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Jean-Matucci</text:p>
          </table:table-cell>
          <table:table-cell/>
          <table:table-cell office:value-type="string" calcext:value-type="string">
            <text:p>ave. André-Grasset/ave. Émile-Journaul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43665173268" calcext:value-type="float">
            <text:p>-73.6343665173268</text:p>
          </table:table-cell>
          <table:table-cell office:value-type="float" office:value="45.5560638433353" calcext:value-type="float">
            <text:p>45.55606384333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Jeanne-Sauvé (parc du pont Ahuntsic)</text:p>
          </table:table-cell>
          <table:table-cell/>
          <table:table-cell office:value-type="string" calcext:value-type="string">
            <text:p>rue Basile-Routhier/ave. Parc Stanle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27725677358" calcext:value-type="float">
            <text:p>-73.6727725677358</text:p>
          </table:table-cell>
          <table:table-cell office:value-type="float" office:value="45.5570751877587" calcext:value-type="float">
            <text:p>45.557075187758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rue Cousineau/rue Laur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225482655434" calcext:value-type="float">
            <text:p>-73.7225482655434</text:p>
          </table:table-cell>
          <table:table-cell office:value-type="float" office:value="45.5273791165665" calcext:value-type="float">
            <text:p>45.52737911656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Lomer-Gouin</text:p>
          </table:table-cell>
          <table:table-cell/>
          <table:table-cell office:value-type="string" calcext:value-type="string">
            <text:p>rue De Saint-Firmin/boul. Gouin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88687254571" calcext:value-type="float">
            <text:p>-73.6588687254571</text:p>
          </table:table-cell>
          <table:table-cell office:value-type="float" office:value="45.5732535859795" calcext:value-type="float">
            <text:p>45.573253585979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Louisbourg</text:p>
          </table:table-cell>
          <table:table-cell/>
          <table:table-cell office:value-type="string" calcext:value-type="string">
            <text:p>rue De Louisbourg/rue De Meul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67627243823" calcext:value-type="float">
            <text:p>-73.7067627243823</text:p>
          </table:table-cell>
          <table:table-cell office:value-type="float" office:value="45.5294555533529" calcext:value-type="float">
            <text:p>45.52945555335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Louisbourg</text:p>
          </table:table-cell>
          <table:table-cell/>
          <table:table-cell office:value-type="string" calcext:value-type="string">
            <text:p>rue De Louisbourg/rue De Meul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71842802365" calcext:value-type="float">
            <text:p>-73.7071842802365</text:p>
          </table:table-cell>
          <table:table-cell office:value-type="float" office:value="45.5284007181151" calcext:value-type="float">
            <text:p>45.52840071811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Louisbourg</text:p>
          </table:table-cell>
          <table:table-cell/>
          <table:table-cell office:value-type="string" calcext:value-type="string">
            <text:p>rue De Louisbourg/rue De Meul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73931971887" calcext:value-type="float">
            <text:p>-73.7073931971887</text:p>
          </table:table-cell>
          <table:table-cell office:value-type="float" office:value="45.5289187362999" calcext:value-type="float">
            <text:p>45.52891873629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Marcelin-Wilson</text:p>
          </table:table-cell>
          <table:table-cell/>
          <table:table-cell office:value-type="string" calcext:value-type="string">
            <text:p>boul. de l'Acadie/rue Dudema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5260469424" calcext:value-type="float">
            <text:p>-73.685260469424</text:p>
          </table:table-cell>
          <table:table-cell office:value-type="float" office:value="45.536981803372" calcext:value-type="float">
            <text:p>45.5369818033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Marcelin-Wilson</text:p>
          </table:table-cell>
          <table:table-cell/>
          <table:table-cell office:value-type="string" calcext:value-type="string">
            <text:p>boul. de l'Acadie/rue Dudema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50089618831" calcext:value-type="float">
            <text:p>-73.6850089618831</text:p>
          </table:table-cell>
          <table:table-cell office:value-type="float" office:value="45.5368939368997" calcext:value-type="float">
            <text:p>45.53689393689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Marcelin-Wilson</text:p>
          </table:table-cell>
          <table:table-cell/>
          <table:table-cell office:value-type="string" calcext:value-type="string">
            <text:p>boul. de l'Acadie/rue Dudema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4801672572" calcext:value-type="float">
            <text:p>-73.684801672572</text:p>
          </table:table-cell>
          <table:table-cell office:value-type="float" office:value="45.536780083019" calcext:value-type="float">
            <text:p>45.5367800830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Marcelin-Wilson</text:p>
          </table:table-cell>
          <table:table-cell/>
          <table:table-cell office:value-type="string" calcext:value-type="string">
            <text:p>boul. de l'Acadie/rue Dudema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44835434965" calcext:value-type="float">
            <text:p>-73.6844835434965</text:p>
          </table:table-cell>
          <table:table-cell office:value-type="float" office:value="45.5366404025044" calcext:value-type="float">
            <text:p>45.53664040250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Maurice-Richard</text:p>
          </table:table-cell>
          <table:table-cell/>
          <table:table-cell office:value-type="string" calcext:value-type="string">
            <text:p>ave. Park Stanley/rue Basile-Routh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34838273432" calcext:value-type="float">
            <text:p>-73.6734838273432</text:p>
          </table:table-cell>
          <table:table-cell office:value-type="float" office:value="45.5574869538941" calcext:value-type="float">
            <text:p>45.557486953894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Nicolas-Viel</text:p>
          </table:table-cell>
          <table:table-cell/>
          <table:table-cell office:value-type="string" calcext:value-type="string">
            <text:p>boul. Gouin Ouest/rue Saint-Urba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71934103038" calcext:value-type="float">
            <text:p>-73.6771934103038</text:p>
          </table:table-cell>
          <table:table-cell office:value-type="float" office:value="45.5506792271636" calcext:value-type="float">
            <text:p>45.55067922716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Nicolas-Viel</text:p>
          </table:table-cell>
          <table:table-cell/>
          <table:table-cell office:value-type="string" calcext:value-type="string">
            <text:p>boul. Gouin Ouest/rue Saint-Urba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71769284716" calcext:value-type="float">
            <text:p>-73.6771769284716</text:p>
          </table:table-cell>
          <table:table-cell office:value-type="float" office:value="45.5507326129766" calcext:value-type="float">
            <text:p>45.55073261297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Olympia/Gouin</text:p>
          </table:table-cell>
          <table:table-cell/>
          <table:table-cell office:value-type="string" calcext:value-type="string">
            <text:p>boul. Gouin Est/boul. Olympia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640177269551" calcext:value-type="float">
            <text:p>-73.6640177269551</text:p>
          </table:table-cell>
          <table:table-cell office:value-type="float" office:value="45.5638052642209" calcext:value-type="float">
            <text:p>45.56380526422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tanley/rue piétonne</text:p>
          </table:table-cell>
          <table:table-cell/>
          <table:table-cell office:value-type="string" calcext:value-type="string">
            <text:p>ave. Park Stanley/ave. Durham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30682536757" calcext:value-type="float">
            <text:p>-73.6730682536757</text:p>
          </table:table-cell>
          <table:table-cell office:value-type="float" office:value="45.5577618537941" calcext:value-type="float">
            <text:p>45.55776185379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Rosanne-Laflamme</text:p>
          </table:table-cell>
          <table:table-cell/>
          <table:table-cell office:value-type="string" calcext:value-type="string">
            <text:p>boul. O'Brien/rue Dudema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00558338182" calcext:value-type="float">
            <text:p>-73.7000558338182</text:p>
          </table:table-cell>
          <table:table-cell office:value-type="float" office:value="45.5278963770113" calcext:value-type="float">
            <text:p>45.52789637701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Alphonse</text:p>
          </table:table-cell>
          <table:table-cell/>
          <table:table-cell office:value-type="string" calcext:value-type="string">
            <text:p>ave. Émile-Journault/ave. De Chateaubrian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04690611218" calcext:value-type="float">
            <text:p>-73.6404690611218</text:p>
          </table:table-cell>
          <table:table-cell office:value-type="float" office:value="45.5496462564262" calcext:value-type="float">
            <text:p>45.54964625642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Alphonse</text:p>
          </table:table-cell>
          <table:table-cell/>
          <table:table-cell office:value-type="string" calcext:value-type="string">
            <text:p>ave. Émile-Journault/ave. De Chateaubrian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85525514253" calcext:value-type="float">
            <text:p>-73.6385525514253</text:p>
          </table:table-cell>
          <table:table-cell office:value-type="float" office:value="45.5488434239487" calcext:value-type="float">
            <text:p>45.548843423948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André-Apôtre</text:p>
          </table:table-cell>
          <table:table-cell/>
          <table:table-cell office:value-type="string" calcext:value-type="string">
            <text:p>rue Prieur Ouest/ave. de l'Esplana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06663041195" calcext:value-type="float">
            <text:p>-73.6706663041195</text:p>
          </table:table-cell>
          <table:table-cell office:value-type="float" office:value="45.5461633503817" calcext:value-type="float">
            <text:p>45.546163350381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André-Apôtre</text:p>
          </table:table-cell>
          <table:table-cell/>
          <table:table-cell office:value-type="string" calcext:value-type="string">
            <text:p>rue Prieur Ouest/ave. de l'Esplana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13051933843" calcext:value-type="float">
            <text:p>-73.6713051933843</text:p>
          </table:table-cell>
          <table:table-cell office:value-type="float" office:value="45.5462414897022" calcext:value-type="float">
            <text:p>45.54624148970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Benoît</text:p>
          </table:table-cell>
          <table:table-cell/>
          <table:table-cell office:value-type="string" calcext:value-type="string">
            <text:p>rue Meilleur/rue Sauvé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662590343114" calcext:value-type="float">
            <text:p>-73.6662590343114</text:p>
          </table:table-cell>
          <table:table-cell office:value-type="float" office:value="45.5406996525384" calcext:value-type="float">
            <text:p>45.540699652538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e-Odile</text:p>
          </table:table-cell>
          <table:table-cell/>
          <table:table-cell office:value-type="string" calcext:value-type="string">
            <text:p>rue De Salaberry/rue Mars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46395979109" calcext:value-type="float">
            <text:p>-73.7046395979109</text:p>
          </table:table-cell>
          <table:table-cell office:value-type="float" office:value="45.5344463717281" calcext:value-type="float">
            <text:p>45.534446371728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e-Odile</text:p>
          </table:table-cell>
          <table:table-cell/>
          <table:table-cell office:value-type="string" calcext:value-type="string">
            <text:p>rue De Salaberry/rue Mars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51788515544" calcext:value-type="float">
            <text:p>-73.7051788515544</text:p>
          </table:table-cell>
          <table:table-cell office:value-type="float" office:value="45.5351755330588" calcext:value-type="float">
            <text:p>45.53517553305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e-Odile</text:p>
          </table:table-cell>
          <table:table-cell/>
          <table:table-cell office:value-type="string" calcext:value-type="string">
            <text:p>rue De Salaberry/rue Mars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9632861559" calcext:value-type="float">
            <text:p>-73.709632861559</text:p>
          </table:table-cell>
          <table:table-cell office:value-type="float" office:value="45.5357790660945" calcext:value-type="float">
            <text:p>45.53577906609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Paul-de-la-Croix</text:p>
          </table:table-cell>
          <table:table-cell/>
          <table:table-cell office:value-type="string" calcext:value-type="string">
            <text:p>rue Sauriol Est/ave. Hame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33169667666" calcext:value-type="float">
            <text:p>-73.6533169667666</text:p>
          </table:table-cell>
          <table:table-cell office:value-type="float" office:value="45.5613000527922" calcext:value-type="float">
            <text:p>45.56130005279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Paul-de-la-Croix</text:p>
          </table:table-cell>
          <table:table-cell/>
          <table:table-cell office:value-type="string" calcext:value-type="string">
            <text:p>ave. Hamel/rue Sauvé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18528982769" calcext:value-type="float">
            <text:p>-73.6518528982769</text:p>
          </table:table-cell>
          <table:table-cell office:value-type="float" office:value="45.5606196642886" calcext:value-type="float">
            <text:p>45.56061966428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Simon-Apôtre</text:p>
          </table:table-cell>
          <table:table-cell/>
          <table:table-cell office:value-type="string" calcext:value-type="string">
            <text:p>rue Meunier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91787141556" calcext:value-type="float">
            <text:p>-73.6491787141556</text:p>
          </table:table-cell>
          <table:table-cell office:value-type="float" office:value="45.5399291284247" calcext:value-type="float">
            <text:p>45.53992912842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Salaberry</text:p>
          </table:table-cell>
          <table:table-cell/>
          <table:table-cell office:value-type="string" calcext:value-type="string">
            <text:p>rue Pasteur/rue de Louisbourg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39334879104" calcext:value-type="float">
            <text:p>-73.6939334879104</text:p>
          </table:table-cell>
          <table:table-cell office:value-type="float" office:value="45.5384889439353" calcext:value-type="float">
            <text:p>45.538488943935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u Sault-au-Récollet</text:p>
          </table:table-cell>
          <table:table-cell/>
          <table:table-cell office:value-type="string" calcext:value-type="string">
            <text:p>ave. Charton/rue Fleury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27218623452" calcext:value-type="float">
            <text:p>-73.6527218623452</text:p>
          </table:table-cell>
          <table:table-cell office:value-type="float" office:value="45.5698711311723" calcext:value-type="float">
            <text:p>45.56987113117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u Sault-au-Récollet</text:p>
          </table:table-cell>
          <table:table-cell/>
          <table:table-cell office:value-type="string" calcext:value-type="string">
            <text:p>ave. Charton/rue Fleury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32883620273" calcext:value-type="float">
            <text:p>-73.6532883620273</text:p>
          </table:table-cell>
          <table:table-cell office:value-type="float" office:value="45.5706590755614" calcext:value-type="float">
            <text:p>45.57065907556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Tolhurst</text:p>
          </table:table-cell>
          <table:table-cell/>
          <table:table-cell office:value-type="string" calcext:value-type="string">
            <text:p>rue Tolhurst/rue Fleury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653709519651" calcext:value-type="float">
            <text:p>-73.6653709519651</text:p>
          </table:table-cell>
          <table:table-cell office:value-type="float" office:value="45.5440461751636" calcext:value-type="float">
            <text:p>45.544046175163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Victor-Barbeau</text:p>
          </table:table-cell>
          <table:table-cell/>
          <table:table-cell office:value-type="string" calcext:value-type="string">
            <text:p>rue Lucien-Plante/rue Ernest-Savignac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08590500136" calcext:value-type="float">
            <text:p>-73.6308590500136</text:p>
          </table:table-cell>
          <table:table-cell office:value-type="float" office:value="45.5566860114634" calcext:value-type="float">
            <text:p>45.556686011463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achine</text:p>
          </table:table-cell>
          <table:table-cell/>
          <table:table-cell office:value-type="string" calcext:value-type="string">
            <text:p>Running Path</text:p>
          </table:table-cell>
          <table:table-cell office:value-type="string" calcext:value-type="string">
            <text:p>rue Esther-Blondin/rue Duff Court</text:p>
          </table:table-cell>
          <table:table-cell office:value-type="string" calcext:value-type="string">
            <text:p>Part of école secondaire Dalbé-Viau</text:p>
          </table:table-cell>
          <table:table-cell office:value-type="string" calcext:value-type="string">
            <text:p>orthophotographies</text:p>
          </table:table-cell>
          <table:table-cell office:value-type="float" office:value="-73.6798985861241" calcext:value-type="float">
            <text:p>-73.6798985861241</text:p>
          </table:table-cell>
          <table:table-cell office:value-type="float" office:value="45.4451622720691" calcext:value-type="float">
            <text:p>45.445162272069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Carignan</text:p>
          </table:table-cell>
          <table:table-cell/>
          <table:table-cell office:value-type="string" calcext:value-type="string">
            <text:p>42² ave/rue Provo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20236724136" calcext:value-type="float">
            <text:p>-73.7020236724136</text:p>
          </table:table-cell>
          <table:table-cell office:value-type="float" office:value="45.4431155533198" calcext:value-type="float">
            <text:p>45.44311555331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Dixie</text:p>
          </table:table-cell>
          <table:table-cell/>
          <table:table-cell office:value-type="string" calcext:value-type="string">
            <text:p>rue Victoria/54²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182296445682" calcext:value-type="float">
            <text:p>-73.7182296445682</text:p>
          </table:table-cell>
          <table:table-cell office:value-type="float" office:value="45.4437631502532" calcext:value-type="float">
            <text:p>45.443763150253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de la Renaissance</text:p>
          </table:table-cell>
          <table:table-cell/>
          <table:table-cell office:value-type="string" calcext:value-type="string">
            <text:p>ter. Louis-Basile_pigeon/ter.J.-S.-Aimé-Ashb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97527879088" calcext:value-type="float">
            <text:p>-73.6897527879088</text:p>
          </table:table-cell>
          <table:table-cell office:value-type="float" office:value="45.445640706095" calcext:value-type="float">
            <text:p>45.44564070609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Lasalle</text:p>
          </table:table-cell>
          <table:table-cell/>
          <table:table-cell office:value-type="string" calcext:value-type="string">
            <text:p>rue Victoria/10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28397903953" calcext:value-type="float">
            <text:p>-73.6728397903953</text:p>
          </table:table-cell>
          <table:table-cell office:value-type="float" office:value="45.437535220174" calcext:value-type="float">
            <text:p>45.43753522017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Lasalle</text:p>
          </table:table-cell>
          <table:table-cell/>
          <table:table-cell office:value-type="string" calcext:value-type="string">
            <text:p>16e ave/rue Remembranc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65978490507" calcext:value-type="float">
            <text:p>-73.6765978490507</text:p>
          </table:table-cell>
          <table:table-cell office:value-type="float" office:value="45.4378129256955" calcext:value-type="float">
            <text:p>45.437812925695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Stadium</text:p>
          </table:table-cell>
          <table:table-cell office:value-type="string" calcext:value-type="string">
            <text:p>rue Saint-Ambroise/10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2423508368" calcext:value-type="float">
            <text:p>-73.672423508368</text:p>
          </table:table-cell>
          <table:table-cell office:value-type="float" office:value="45.4393881073424" calcext:value-type="float">
            <text:p>45.43938810734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Opposite a stadium</text:p>
          </table:table-cell>
          <table:table-cell office:value-type="string" calcext:value-type="string">
            <text:p>10e ave/rue Saint-Ambroi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27478256452" calcext:value-type="float">
            <text:p>-73.6727478256452</text:p>
          </table:table-cell>
          <table:table-cell office:value-type="float" office:value="45.4393154491021" calcext:value-type="float">
            <text:p>45.439315449102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Lasalle</text:p>
          </table:table-cell>
          <table:table-cell/>
          <table:table-cell office:value-type="string" calcext:value-type="string">
            <text:p>rue Saint-Antoine/13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67358769674" calcext:value-type="float">
            <text:p>-73.6767358769674</text:p>
          </table:table-cell>
          <table:table-cell office:value-type="float" office:value="45.4397322791747" calcext:value-type="float">
            <text:p>45.43973227917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Stoney Point</text:p>
          </table:table-cell>
          <table:table-cell/>
          <table:table-cell office:value-type="string" calcext:value-type="string">
            <text:p>boul. Saint-Joseph/46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67515964051" calcext:value-type="float">
            <text:p>-73.7067515964051</text:p>
          </table:table-cell>
          <table:table-cell office:value-type="float" office:value="45.4363967988034" calcext:value-type="float">
            <text:p>45.43639679880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Saint-Louis</text:p>
          </table:table-cell>
          <table:table-cell/>
          <table:table-cell office:value-type="string" calcext:value-type="string">
            <text:p>boul. Saint-Joseph/32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26492640046" calcext:value-type="float">
            <text:p>-73.6926492640046</text:p>
          </table:table-cell>
          <table:table-cell office:value-type="float" office:value="45.4332382208168" calcext:value-type="float">
            <text:p>45.433238220816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Village Saint-Louis</text:p>
          </table:table-cell>
          <table:table-cell/>
          <table:table-cell office:value-type="string" calcext:value-type="string">
            <text:p>rue Dalbé-Vi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64223087907" calcext:value-type="float">
            <text:p>-73.6964223087907</text:p>
          </table:table-cell>
          <table:table-cell office:value-type="float" office:value="45.4441525043676" calcext:value-type="float">
            <text:p>45.444152504367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Monk</text:p>
          </table:table-cell>
          <table:table-cell/>
          <table:table-cell office:value-type="string" calcext:value-type="string">
            <text:p>boul. Saint-Joseph/7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06391802007" calcext:value-type="float">
            <text:p>-73.6706391802007</text:p>
          </table:table-cell>
          <table:table-cell office:value-type="float" office:value="45.431138677538" calcext:value-type="float">
            <text:p>45.4311386775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Brewster</text:p>
          </table:table-cell>
          <table:table-cell/>
          <table:table-cell office:value-type="string" calcext:value-type="string">
            <text:p>rue Broadway/44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46890287225" calcext:value-type="float">
            <text:p>-73.7046890287225</text:p>
          </table:table-cell>
          <table:table-cell office:value-type="float" office:value="45.4366741589851" calcext:value-type="float">
            <text:p>45.436674158985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Grovehill</text:p>
          </table:table-cell>
          <table:table-cell/>
          <table:table-cell office:value-type="string" calcext:value-type="string">
            <text:p>rue Saint-Antoine/33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41458049357" calcext:value-type="float">
            <text:p>-73.6941458049357</text:p>
          </table:table-cell>
          <table:table-cell office:value-type="float" office:value="45.4405555457854" calcext:value-type="float">
            <text:p>45.440555545785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rue Rosewood/ave de Mount Vern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25687702489" calcext:value-type="float">
            <text:p>-73.6525687702489</text:p>
          </table:table-cell>
          <table:table-cell office:value-type="float" office:value="45.4498375420882" calcext:value-type="float">
            <text:p>45.449837542088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Wilfrid-Vincent</text:p>
          </table:table-cell>
          <table:table-cell/>
          <table:table-cell office:value-type="string" calcext:value-type="string">
            <text:p>rues des Érables/ave Richards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27685400731" calcext:value-type="float">
            <text:p>-73.6527685400731</text:p>
          </table:table-cell>
          <table:table-cell office:value-type="float" office:value="45.4438508299377" calcext:value-type="float">
            <text:p>45.443850829937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Sainte-Anne</text:p>
          </table:table-cell>
          <table:table-cell/>
          <table:table-cell office:value-type="string" calcext:value-type="string">
            <text:p>rue Provost/24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48264937758" calcext:value-type="float">
            <text:p>-73.6848264937758</text:p>
          </table:table-cell>
          <table:table-cell office:value-type="float" office:value="45.4416422802227" calcext:value-type="float">
            <text:p>45.441642280222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Frédéric-Back</text:p>
          </table:table-cell>
          <table:table-cell/>
          <table:table-cell office:value-type="string" calcext:value-type="string">
            <text:p>rue des Regrattiers/rue Paul-Boutet</text:p>
          </table:table-cell>
          <table:table-cell office:value-type="string" calcext:value-type="string">
            <text:p>Big Park</text:p>
          </table:table-cell>
          <table:table-cell/>
          <table:table-cell office:value-type="float" office:value="-73.6159214617419" calcext:value-type="float">
            <text:p>-73.6159214617419</text:p>
          </table:table-cell>
          <table:table-cell office:value-type="float" office:value="45.5598991674733" calcext:value-type="float">
            <text:p>45.559899167473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rthur-Therrien</text:p>
          </table:table-cell>
          <table:table-cell/>
          <table:table-cell office:value-type="string" calcext:value-type="string">
            <text:p>boul. Gaétan-Laberge/rue Rhéaum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18509460977" calcext:value-type="float">
            <text:p>-73.5618509460977</text:p>
          </table:table-cell>
          <table:table-cell office:value-type="float" office:value="45.4669954529513" calcext:value-type="float">
            <text:p>45.46699545295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rthur-Therrien</text:p>
          </table:table-cell>
          <table:table-cell/>
          <table:table-cell office:value-type="string" calcext:value-type="string">
            <text:p>boul. Gaétan-Laberge/rue Hicks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19567276014" calcext:value-type="float">
            <text:p>-73.5619567276014</text:p>
          </table:table-cell>
          <table:table-cell office:value-type="float" office:value="45.4639798217384" calcext:value-type="float">
            <text:p>45.46397982173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Lacoursière</text:p>
          </table:table-cell>
          <table:table-cell/>
          <table:table-cell office:value-type="string" calcext:value-type="string">
            <text:p>chemin du Golf/rue des Camélia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03228895368" calcext:value-type="float">
            <text:p>-73.5503228895368</text:p>
          </table:table-cell>
          <table:table-cell office:value-type="float" office:value="45.4661808111553" calcext:value-type="float">
            <text:p>45.466180811155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smarchais</text:p>
          </table:table-cell>
          <table:table-cell/>
          <table:table-cell office:value-type="string" calcext:value-type="string">
            <text:p>boul. Lasalle/5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36526445142" calcext:value-type="float">
            <text:p>-73.5636526445142</text:p>
          </table:table-cell>
          <table:table-cell office:value-type="float" office:value="45.4555796005352" calcext:value-type="float">
            <text:p>45.455579600535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Centre communautaire Marcel Giroux</text:p>
          </table:table-cell>
          <table:table-cell office:value-type="string" calcext:value-type="string">
            <text:p>Backyard</text:p>
          </table:table-cell>
          <table:table-cell office:value-type="string" calcext:value-type="string">
            <text:p>rue Willibrord/rue Bannanty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67392694651" calcext:value-type="float">
            <text:p>-73.5767392694651</text:p>
          </table:table-cell>
          <table:table-cell office:value-type="float" office:value="45.4593206045246" calcext:value-type="float">
            <text:p>45.45932060452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drien-D.Archambaul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boulevard de la Forê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75254659587" calcext:value-type="float">
            <text:p>-73.5575254659587</text:p>
          </table:table-cell>
          <table:table-cell office:value-type="float" office:value="45.4551155581432" calcext:value-type="float">
            <text:p>45.455115558143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drien-D.Archambaul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boulevard de la Forê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76731886907" calcext:value-type="float">
            <text:p>-73.5576731886907</text:p>
          </table:table-cell>
          <table:table-cell office:value-type="float" office:value="45.4562913183312" calcext:value-type="float">
            <text:p>45.45629131833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uquette</text:p>
          </table:table-cell>
          <table:table-cell/>
          <table:table-cell office:value-type="string" calcext:value-type="string">
            <text:p>rue Newmarch/rue Dupu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47106391521" calcext:value-type="float">
            <text:p>-73.5747106391521</text:p>
          </table:table-cell>
          <table:table-cell office:value-type="float" office:value="45.4657870976596" calcext:value-type="float">
            <text:p>45.465787097659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Elgard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Elgar (tourne-brid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75127202215" calcext:value-type="float">
            <text:p>-73.5475127202215</text:p>
          </table:table-cell>
          <table:table-cell office:value-type="float" office:value="45.4577031823754" calcext:value-type="float">
            <text:p>45.457703182375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rchie-Wilcox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boul. Lasalle/rue Melro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50169713038" calcext:value-type="float">
            <text:p>-73.5650169713038</text:p>
          </table:table-cell>
          <table:table-cell office:value-type="float" office:value="45.4528678517425" calcext:value-type="float">
            <text:p>45.45286785174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Natatorium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boul. Lasalle/rue Stephens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5760669275707" calcext:value-type="float">
            <text:p>-73.5760669275707</text:p>
          </table:table-cell>
          <table:table-cell office:value-type="float" office:value="45.4435183172986" calcext:value-type="float">
            <text:p>45.443518317298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Natatorium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boul. Lasalle/rue Stephens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575884733325" calcext:value-type="float">
            <text:p>-73.575884733325</text:p>
          </table:table-cell>
          <table:table-cell office:value-type="float" office:value="45.4436827515381" calcext:value-type="float">
            <text:p>45.44368275153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Natatorium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boul. Lasalle/rue Stephens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575646168602" calcext:value-type="float">
            <text:p>-73.575646168602</text:p>
          </table:table-cell>
          <table:table-cell office:value-type="float" office:value="45.4430852277618" calcext:value-type="float">
            <text:p>45.44308522776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Norman-Dawe</text:p>
          </table:table-cell>
          <table:table-cell/>
          <table:table-cell office:value-type="string" calcext:value-type="string">
            <text:p>rue Woodland/rue Bannanty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85749067769" calcext:value-type="float">
            <text:p>-73.5785749067769</text:p>
          </table:table-cell>
          <table:table-cell office:value-type="float" office:value="45.4524965101464" calcext:value-type="float">
            <text:p>45.452496510146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drien-D.Archambault</text:p>
          </table:table-cell>
          <table:table-cell/>
          <table:table-cell office:value-type="string" calcext:value-type="string">
            <text:p>Chemin de la Pointe-Sud/rue des Parulin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07369114423" calcext:value-type="float">
            <text:p>-73.5507369114423</text:p>
          </table:table-cell>
          <table:table-cell office:value-type="float" office:value="45.4488619304488" calcext:value-type="float">
            <text:p>45.448861930448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'Honorable-George-O'Reilly</text:p>
          </table:table-cell>
          <table:table-cell/>
          <table:table-cell office:value-type="string" calcext:value-type="string">
            <text:p>boul. Lasalle/rue Riverview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21698999103" calcext:value-type="float">
            <text:p>-73.5721698999103</text:p>
          </table:table-cell>
          <table:table-cell office:value-type="float" office:value="45.446345212171" calcext:value-type="float">
            <text:p>45.44634521217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'Honorable-George-O'Reilly</text:p>
          </table:table-cell>
          <table:table-cell/>
          <table:table-cell office:value-type="string" calcext:value-type="string">
            <text:p>boul. Lasalle/rue God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1253956423" calcext:value-type="float">
            <text:p>-73.571253956423</text:p>
          </table:table-cell>
          <table:table-cell office:value-type="float" office:value="45.4466583057978" calcext:value-type="float">
            <text:p>45.446658305797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a Fontaine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place de la Fontaine (tourne-brid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43273472831" calcext:value-type="float">
            <text:p>-73.5443273472831</text:p>
          </table:table-cell>
          <table:table-cell office:value-type="float" office:value="45.4638387384392" calcext:value-type="float">
            <text:p>45.463838738439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a Fontaine</text:p>
          </table:table-cell>
          <table:table-cell/>
          <table:table-cell office:value-type="string" calcext:value-type="string">
            <text:p>place de la Fontaine (tourne-brid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50773947526" calcext:value-type="float">
            <text:p>-73.5450773947526</text:p>
          </table:table-cell>
          <table:table-cell office:value-type="float" office:value="45.4632595718719" calcext:value-type="float">
            <text:p>45.463259571871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Verdun</text:p>
          </table:table-cell>
          <table:table-cell table:number-columns-repeated="2"/>
          <table:table-cell office:value-type="string" calcext:value-type="string">
            <text:p>Chemin de la Pointe-Nord/rue de la Roton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85718408805" calcext:value-type="float">
            <text:p>-73.5385718408805</text:p>
          </table:table-cell>
          <table:table-cell office:value-type="float" office:value="45.4729874270676" calcext:value-type="float">
            <text:p>45.472987427067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a Reine-Élizabeth</text:p>
          </table:table-cell>
          <table:table-cell/>
          <table:table-cell office:value-type="string" calcext:value-type="string">
            <text:p>rue Crawford/rue Pennist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20859768643" calcext:value-type="float">
            <text:p>-73.5920859768643</text:p>
          </table:table-cell>
          <table:table-cell office:value-type="float" office:value="45.4386758464251" calcext:value-type="float">
            <text:p>45.438675846425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rthur-Therrien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boul. Gaétan-Laberg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11583002149" calcext:value-type="float">
            <text:p>-73.5611583002149</text:p>
          </table:table-cell>
          <table:table-cell office:value-type="float" office:value="45.4661432191555" calcext:value-type="float">
            <text:p>45.46614321915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rthur-Therrien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boul. Gaétan-Laberg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1403419828" calcext:value-type="float">
            <text:p>-73.561403419828</text:p>
          </table:table-cell>
          <table:table-cell office:value-type="float" office:value="45.4663509527397" calcext:value-type="float">
            <text:p>45.466350952739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Labelle</text:p>
          </table:table-cell>
          <table:table-cell/>
          <table:table-cell office:value-type="string" calcext:value-type="string">
            <text:p>rue Henri-Duhamel/rue de Verdu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03510944878" calcext:value-type="float">
            <text:p>-73.5703510944878</text:p>
          </table:table-cell>
          <table:table-cell office:value-type="float" office:value="45.4725128131732" calcext:value-type="float">
            <text:p>45.472512813173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Willibrord</text:p>
          </table:table-cell>
          <table:table-cell/>
          <table:table-cell office:value-type="string" calcext:value-type="string">
            <text:p>rue Bannantyne/rue Willibro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57226676873" calcext:value-type="float">
            <text:p>-73.5757226676873</text:p>
          </table:table-cell>
          <table:table-cell office:value-type="float" office:value="45.4593696049074" calcext:value-type="float">
            <text:p>45.459369604907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Woodland</text:p>
          </table:table-cell>
          <table:table-cell/>
          <table:table-cell office:value-type="string" calcext:value-type="string">
            <text:p>rue Woodland/rue Wellingt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72351528308" calcext:value-type="float">
            <text:p>-73.5672351528308</text:p>
          </table:table-cell>
          <table:table-cell office:value-type="float" office:value="45.4519641070232" calcext:value-type="float">
            <text:p>45.451964107023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a Fontaine</text:p>
          </table:table-cell>
          <table:table-cell/>
          <table:table-cell office:value-type="string" calcext:value-type="string">
            <text:p>place de la Fontaine (tourne-brid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35736539818" calcext:value-type="float">
            <text:p>-73.5435736539818</text:p>
          </table:table-cell>
          <table:table-cell office:value-type="float" office:value="45.4640211579132" calcext:value-type="float">
            <text:p>45.464021157913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a Fontaine</text:p>
          </table:table-cell>
          <table:table-cell/>
          <table:table-cell office:value-type="string" calcext:value-type="string">
            <text:p>place de la Fontaine (tourne-brid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38047638256" calcext:value-type="float">
            <text:p>-73.5438047638256</text:p>
          </table:table-cell>
          <table:table-cell office:value-type="float" office:value="45.4645625987446" calcext:value-type="float">
            <text:p>45.464562598744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a Fontaine</text:p>
          </table:table-cell>
          <table:table-cell/>
          <table:table-cell office:value-type="string" calcext:value-type="string">
            <text:p>place de la Fontaine/rue Berlioz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26107195395" calcext:value-type="float">
            <text:p>-73.5426107195395</text:p>
          </table:table-cell>
          <table:table-cell office:value-type="float" office:value="45.4631473176096" calcext:value-type="float">
            <text:p>45.46314731760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Brewster</text:p>
          </table:table-cell>
          <table:table-cell/>
          <table:table-cell office:value-type="string" calcext:value-type="string">
            <text:p>ave Brewster/rue Saint-Jacqu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23240386162" calcext:value-type="float">
            <text:p>-73.5823240386162</text:p>
          </table:table-cell>
          <table:table-cell office:value-type="float" office:value="45.4826469881113" calcext:value-type="float">
            <text:p>45.48264698811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David-Lefebvre</text:p>
          </table:table-cell>
          <table:table-cell/>
          <table:table-cell office:value-type="string" calcext:value-type="string">
            <text:p>rue Vinet/rue Quesne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75155295401" calcext:value-type="float">
            <text:p>-73.5775155295401</text:p>
          </table:table-cell>
          <table:table-cell office:value-type="float" office:value="45.4862699828013" calcext:value-type="float">
            <text:p>45.486269982801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de l'Encan</text:p>
          </table:table-cell>
          <table:table-cell/>
          <table:table-cell office:value-type="string" calcext:value-type="string">
            <text:p>boul. Georges-Vanier/rue Notre-Dame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26343253176" calcext:value-type="float">
            <text:p>-73.5726343253176</text:p>
          </table:table-cell>
          <table:table-cell office:value-type="float" office:value="45.4848761802612" calcext:value-type="float">
            <text:p>45.48487618026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des Cordonniers</text:p>
          </table:table-cell>
          <table:table-cell/>
          <table:table-cell office:value-type="string" calcext:value-type="string">
            <text:p>rue Bourget/rue Notre-Dame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04463900214" calcext:value-type="float">
            <text:p>-73.5804463900214</text:p>
          </table:table-cell>
          <table:table-cell office:value-type="float" office:value="45.4791076096942" calcext:value-type="float">
            <text:p>45.47910760969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Gadbois</text:p>
          </table:table-cell>
          <table:table-cell/>
          <table:table-cell office:value-type="string" calcext:value-type="string">
            <text:p>rue des Utilités publiques/chemin de la Côte-Saint-Pau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54335341273" calcext:value-type="float">
            <text:p>-73.5954335341273</text:p>
          </table:table-cell>
          <table:table-cell office:value-type="float" office:value="45.4673778042842" calcext:value-type="float">
            <text:p>45.467377804284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Jacques-Viger</text:p>
          </table:table-cell>
          <table:table-cell/>
          <table:table-cell office:value-type="string" calcext:value-type="string">
            <text:p>rue Saint-Philippe/rue Sainte-Philomè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38802610298" calcext:value-type="float">
            <text:p>-73.5838802610298</text:p>
          </table:table-cell>
          <table:table-cell office:value-type="float" office:value="45.4753755433897" calcext:value-type="float">
            <text:p>45.475375543389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Jessie-Maxwell-Smith</text:p>
          </table:table-cell>
          <table:table-cell/>
          <table:table-cell office:value-type="string" calcext:value-type="string">
            <text:p>rue Saint-Antoine Ouest/place Richmon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3105482213" calcext:value-type="float">
            <text:p>-73.573105482213</text:p>
          </table:table-cell>
          <table:table-cell office:value-type="float" office:value="45.4917088555216" calcext:value-type="float">
            <text:p>45.49170885552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Polyvalente Saint-Henri</text:p>
          </table:table-cell>
          <table:table-cell/>
          <table:table-cell office:value-type="string" calcext:value-type="string">
            <text:p>rue du Couvent/rue Saint-Antoine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67765105778" calcext:value-type="float">
            <text:p>-73.5867765105778</text:p>
          </table:table-cell>
          <table:table-cell office:value-type="float" office:value="45.4789693490225" calcext:value-type="float">
            <text:p>45.47896934902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Sainte-Cunégonde</text:p>
          </table:table-cell>
          <table:table-cell/>
          <table:table-cell office:value-type="string" calcext:value-type="string">
            <text:p>rue Notre-Dame Ouest/rue Charlevoix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64108203221" calcext:value-type="float">
            <text:p>-73.5764108203221</text:p>
          </table:table-cell>
          <table:table-cell office:value-type="float" office:value="45.4823498281249" calcext:value-type="float">
            <text:p>45.482349828124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Vinet</text:p>
          </table:table-cell>
          <table:table-cell/>
          <table:table-cell office:value-type="string" calcext:value-type="string">
            <text:p>rue Charlevoix/rue Workm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62352264456" calcext:value-type="float">
            <text:p>-73.5762352264456</text:p>
          </table:table-cell>
          <table:table-cell office:value-type="float" office:value="45.4830422871593" calcext:value-type="float">
            <text:p>45.483042287159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Square Sainte-Élizabeth</text:p>
          </table:table-cell>
          <table:table-cell/>
          <table:table-cell office:value-type="string" calcext:value-type="string">
            <text:p>rue du square Sainte-Élizabeth/rue De Cource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28857645931" calcext:value-type="float">
            <text:p>-73.5928857645931</text:p>
          </table:table-cell>
          <table:table-cell office:value-type="float" office:value="45.4749009247713" calcext:value-type="float">
            <text:p>45.47490092477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Place Roland-Proulx</text:p>
          </table:table-cell>
          <table:table-cell/>
          <table:table-cell office:value-type="string" calcext:value-type="string">
            <text:p>rue du Square-Sir-Georges-Étienne-Cartier/rue Saint-Ambroi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44099682367" calcext:value-type="float">
            <text:p>-73.5844099682367</text:p>
          </table:table-cell>
          <table:table-cell office:value-type="float" office:value="45.4724179838495" calcext:value-type="float">
            <text:p>45.47241798384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Herb-Trawick</text:p>
          </table:table-cell>
          <table:table-cell/>
          <table:table-cell office:value-type="string" calcext:value-type="string">
            <text:p>rue Notre-DAme Ouest/rue Saint-Mart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92264965382" calcext:value-type="float">
            <text:p>-73.5692264965382</text:p>
          </table:table-cell>
          <table:table-cell office:value-type="float" office:value="45.4888036927982" calcext:value-type="float">
            <text:p>45.48880369279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Carré d'Hibernia</text:p>
          </table:table-cell>
          <table:table-cell/>
          <table:table-cell office:value-type="string" calcext:value-type="string">
            <text:p>rue Grand Trunk/rue Laprairi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42528439406" calcext:value-type="float">
            <text:p>-73.5642528439406</text:p>
          </table:table-cell>
          <table:table-cell office:value-type="float" office:value="45.47902230252" calcext:value-type="float">
            <text:p>45.4790223025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D'Argenson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du Centre/ave Atwat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20882355495" calcext:value-type="float">
            <text:p>-73.5720882355495</text:p>
          </table:table-cell>
          <table:table-cell office:value-type="float" office:value="45.4764657502313" calcext:value-type="float">
            <text:p>45.47646575023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Le Ber</text:p>
          </table:table-cell>
          <table:table-cell/>
          <table:table-cell office:value-type="string" calcext:value-type="string">
            <text:p>ave Ash/rue Le B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48173880031" calcext:value-type="float">
            <text:p>-73.5548173880031</text:p>
          </table:table-cell>
          <table:table-cell office:value-type="float" office:value="45.4777428686637" calcext:value-type="float">
            <text:p>45.477742868663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Le Ber</text:p>
          </table:table-cell>
          <table:table-cell/>
          <table:table-cell office:value-type="string" calcext:value-type="string">
            <text:p>ave Ash/rue Le B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32402728631" calcext:value-type="float">
            <text:p>-73.5532402728631</text:p>
          </table:table-cell>
          <table:table-cell office:value-type="float" office:value="45.4781436865964" calcext:value-type="float">
            <text:p>45.478143686596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twater / Saint-Charles</text:p>
          </table:table-cell>
          <table:table-cell/>
          <table:table-cell office:value-type="string" calcext:value-type="string">
            <text:p>rue Saint-Charles/rue Thomas-Keef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34377874211" calcext:value-type="float">
            <text:p>-73.5734377874211</text:p>
          </table:table-cell>
          <table:table-cell office:value-type="float" office:value="45.4774675902691" calcext:value-type="float">
            <text:p>45.477467590269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Saint-Gabriel</text:p>
          </table:table-cell>
          <table:table-cell/>
          <table:table-cell office:value-type="string" calcext:value-type="string">
            <text:p>rue Charlevoix/rue Grand Trunk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72559124382" calcext:value-type="float">
            <text:p>-73.5672559124382</text:p>
          </table:table-cell>
          <table:table-cell office:value-type="float" office:value="45.4777071572516" calcext:value-type="float">
            <text:p>45.47770715725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Campbell-Ouest ou parc Oscar-Peterson</text:p>
          </table:table-cell>
          <table:table-cell/>
          <table:table-cell office:value-type="string" calcext:value-type="string">
            <text:p>rue Quesnel/rue Chatham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418119232" calcext:value-type="float">
            <text:p>-73.57418119232</text:p>
          </table:table-cell>
          <table:table-cell office:value-type="float" office:value="45.488973622905" calcext:value-type="float">
            <text:p>45.4889736229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Clifford</text:p>
          </table:table-cell>
          <table:table-cell/>
          <table:table-cell office:value-type="string" calcext:value-type="string">
            <text:p>boul. de la Vérendrye/rue Raudo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90054278174" calcext:value-type="float">
            <text:p>-73.5890054278174</text:p>
          </table:table-cell>
          <table:table-cell office:value-type="float" office:value="45.4498383470737" calcext:value-type="float">
            <text:p>45.449838347073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des Métallos</text:p>
          </table:table-cell>
          <table:table-cell/>
          <table:table-cell office:value-type="string" calcext:value-type="string">
            <text:p>rue Jacques-Hertel/rue Mazzar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17353229602" calcext:value-type="float">
            <text:p>-73.6017353229602</text:p>
          </table:table-cell>
          <table:table-cell office:value-type="float" office:value="45.4584242631163" calcext:value-type="float">
            <text:p>45.458424263116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Garneau</text:p>
          </table:table-cell>
          <table:table-cell/>
          <table:table-cell office:value-type="string" calcext:value-type="string">
            <text:p>boul. Monk/rue du Parc-Garn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4823118893" calcext:value-type="float">
            <text:p>-73.594823118893</text:p>
          </table:table-cell>
          <table:table-cell office:value-type="float" office:value="45.4556941253771" calcext:value-type="float">
            <text:p>45.455694125377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Springland</text:p>
          </table:table-cell>
          <table:table-cell/>
          <table:table-cell office:value-type="string" calcext:value-type="string">
            <text:p>rue Springland/boul. De La Vérendry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32967233019" calcext:value-type="float">
            <text:p>-73.5832967233019</text:p>
          </table:table-cell>
          <table:table-cell office:value-type="float" office:value="45.4541579786506" calcext:value-type="float">
            <text:p>45.454157978650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Albert-Perras</text:p>
          </table:table-cell>
          <table:table-cell/>
          <table:table-cell office:value-type="string" calcext:value-type="string">
            <text:p>rue Perras/rue Jean-Cheval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18183619702" calcext:value-type="float">
            <text:p>-73.6118183619702</text:p>
          </table:table-cell>
          <table:table-cell office:value-type="float" office:value="45.4348181093229" calcext:value-type="float">
            <text:p>45.434818109322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Boivin</text:p>
          </table:table-cell>
          <table:table-cell/>
          <table:table-cell office:value-type="string" calcext:value-type="string">
            <text:p>rue de Cabano/rue de Percé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32774068654" calcext:value-type="float">
            <text:p>-73.6332774068654</text:p>
          </table:table-cell>
          <table:table-cell office:value-type="float" office:value="45.4189804032321" calcext:value-type="float">
            <text:p>45.418980403232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Chevalier-De Lasalle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80e avenue/rue de Mata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80555972055" calcext:value-type="float">
            <text:p>-73.6380555972055</text:p>
          </table:table-cell>
          <table:table-cell office:value-type="float" office:value="45.4188856422998" calcext:value-type="float">
            <text:p>45.418885642299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Chevalier-De Lasalle</text:p>
          </table:table-cell>
          <table:table-cell office:value-type="string" calcext:value-type="string">
            <text:p>Soccer</text:p>
          </table:table-cell>
          <table:table-cell/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41071636068" calcext:value-type="float">
            <text:p>-73.641071636068</text:p>
          </table:table-cell>
          <table:table-cell office:value-type="float" office:value="45.4189491764593" calcext:value-type="float">
            <text:p>45.418949176459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Centre sportif Dollard St-Laurent</text:p>
          </table:table-cell>
          <table:table-cell office:value-type="string" calcext:value-type="string">
            <text:p>Water Playground</text:p>
          </table:table-cell>
          <table:table-cell/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285436881101" calcext:value-type="float">
            <text:p>-73.6285436881101</text:p>
          </table:table-cell>
          <table:table-cell office:value-type="float" office:value="45.4215623865836" calcext:value-type="float">
            <text:p>45.421562386583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Christophe-Colomb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David-Boyer/rue Réja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72185684087" calcext:value-type="float">
            <text:p>-73.6272185684087</text:p>
          </table:table-cell>
          <table:table-cell office:value-type="float" office:value="45.4302548521999" calcext:value-type="float">
            <text:p>45.430254852199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Dalmany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Dalmany/avenue Stirling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89350007125" calcext:value-type="float">
            <text:p>-73.6589350007125</text:p>
          </table:table-cell>
          <table:table-cell office:value-type="float" office:value="45.4294593367135" calcext:value-type="float">
            <text:p>45.42945933671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Hayward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Hayward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488966975097" calcext:value-type="float">
            <text:p>-73.6488966975097</text:p>
          </table:table-cell>
          <table:table-cell office:value-type="float" office:value="45.4228735048442" calcext:value-type="float">
            <text:p>45.42287350484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Hébert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Beyries/66e avenue</text:p>
          </table:table-cell>
          <table:table-cell office:value-type="string" calcext:value-type="string">
            <text:p>Approximate Location / Street Access?</text:p>
          </table:table-cell>
          <table:table-cell office:value-type="string" calcext:value-type="string">
            <text:p>localisation approx.</text:p>
          </table:table-cell>
          <table:table-cell office:value-type="float" office:value="-73.626716348459" calcext:value-type="float">
            <text:p>-73.626716348459</text:p>
          </table:table-cell>
          <table:table-cell office:value-type="float" office:value="45.4196476449072" calcext:value-type="float">
            <text:p>45.41964764490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J.-D.-Ducharme</text:p>
          </table:table-cell>
          <table:table-cell/>
          <table:table-cell office:value-type="string" calcext:value-type="string">
            <text:p>rue rancourt/rue Daou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45326578798" calcext:value-type="float">
            <text:p>-73.6245326578798</text:p>
          </table:table-cell>
          <table:table-cell office:value-type="float" office:value="45.4276188979357" calcext:value-type="float">
            <text:p>45.427618897935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educ</text:p>
          </table:table-cell>
          <table:table-cell/>
          <table:table-cell office:value-type="string" calcext:value-type="string">
            <text:p>rue Béique/rue Paquett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326316324772" calcext:value-type="float">
            <text:p>-73.6326316324772</text:p>
          </table:table-cell>
          <table:table-cell office:value-type="float" office:value="45.4280408115093" calcext:value-type="float">
            <text:p>45.428040811509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Jeannotte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Clément/rue Trud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99056652547" calcext:value-type="float">
            <text:p>-73.6399056652547</text:p>
          </table:table-cell>
          <table:table-cell office:value-type="float" office:value="45.4321332210644" calcext:value-type="float">
            <text:p>45.432133221064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acharité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ave Latour/boul LaSa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34161119837" calcext:value-type="float">
            <text:p>-73.6234161119837</text:p>
          </table:table-cell>
          <table:table-cell office:value-type="float" office:value="45.4161818615722" calcext:value-type="float">
            <text:p>45.416181861572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asalle-Nord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Chouinard/rue Lapier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75450084565" calcext:value-type="float">
            <text:p>-73.6175450084565</text:p>
          </table:table-cell>
          <table:table-cell office:value-type="float" office:value="45.4376188232935" calcext:value-type="float">
            <text:p>45.437618823293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66e ave/rue Beyri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65018911661" calcext:value-type="float">
            <text:p>-73.6265018911661</text:p>
          </table:table-cell>
          <table:table-cell office:value-type="float" office:value="45.4180814126424" calcext:value-type="float">
            <text:p>45.418081412642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Cordner/rue Hard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4685870491" calcext:value-type="float">
            <text:p>-73.634685870491</text:p>
          </table:table-cell>
          <table:table-cell office:value-type="float" office:value="45.4377854480139" calcext:value-type="float">
            <text:p>45.437785448013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eroux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Centrale/ave Alep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53393982553" calcext:value-type="float">
            <text:p>-73.5953393982553</text:p>
          </table:table-cell>
          <table:table-cell office:value-type="float" office:value="45.4342093635957" calcext:value-type="float">
            <text:p>45.434209363595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eroux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Centrale/ave Alep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65437828214" calcext:value-type="float">
            <text:p>-73.5965437828214</text:p>
          </table:table-cell>
          <table:table-cell office:value-type="float" office:value="45.434527980104" calcext:value-type="float">
            <text:p>45.4345279801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ouis-Marie-Gagnon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des Oblats/rue Airli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47754286876" calcext:value-type="float">
            <text:p>-73.6547754286876</text:p>
          </table:table-cell>
          <table:table-cell office:value-type="float" office:value="45.4260586476609" calcext:value-type="float">
            <text:p>45.42605864766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G.-Melatti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Melatti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88321180635" calcext:value-type="float">
            <text:p>-73.6088321180635</text:p>
          </table:table-cell>
          <table:table-cell office:value-type="float" office:value="45.4325916952546" calcext:value-type="float">
            <text:p>45.432591695254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Mohawk</text:p>
          </table:table-cell>
          <table:table-cell/>
          <table:table-cell office:value-type="string" calcext:value-type="string">
            <text:p>rue Dalmany/ave Highland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67186097983" calcext:value-type="float">
            <text:p>-73.6567186097983</text:p>
          </table:table-cell>
          <table:table-cell office:value-type="float" office:value="45.4295625529705" calcext:value-type="float">
            <text:p>45.429562552970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Ouellette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Gigu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21530305268" calcext:value-type="float">
            <text:p>-73.6221530305268</text:p>
          </table:table-cell>
          <table:table-cell office:value-type="float" office:value="45.4335045364018" calcext:value-type="float">
            <text:p>45.43350453640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Ouellett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Robert/rue Charbonneau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21120394966" calcext:value-type="float">
            <text:p>-73.621120394966</text:p>
          </table:table-cell>
          <table:table-cell office:value-type="float" office:value="45.4329927192033" calcext:value-type="float">
            <text:p>45.432992719203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Paul-Séguin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Raymond/30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32345770209" calcext:value-type="float">
            <text:p>-73.6132345770209</text:p>
          </table:table-cell>
          <table:table-cell office:value-type="float" office:value="45.4245610706648" calcext:value-type="float">
            <text:p>45.424561070664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boul. Bishop-Power/rue Centra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2219870511" calcext:value-type="float">
            <text:p>-73.602219870511</text:p>
          </table:table-cell>
          <table:table-cell office:value-type="float" office:value="45.427670830128" calcext:value-type="float">
            <text:p>45.42767083012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35e ave/ave Vach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28954691008" calcext:value-type="float">
            <text:p>-73.6128954691008</text:p>
          </table:table-cell>
          <table:table-cell office:value-type="float" office:value="45.4197092936004" calcext:value-type="float">
            <text:p>45.419709293600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mini-Soccer</text:p>
          </table:table-cell>
          <table:table-cell office:value-type="string" calcext:value-type="string">
            <text:p>35e ave/ave Vach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3940987062" calcext:value-type="float">
            <text:p>-73.613940987062</text:p>
          </table:table-cell>
          <table:table-cell office:value-type="float" office:value="45.4205576296981" calcext:value-type="float">
            <text:p>45.420557629698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Beaubien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ave Stuart/ave Saint-Viateu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77364834767" calcext:value-type="float">
            <text:p>-73.6077364834767</text:p>
          </table:table-cell>
          <table:table-cell office:value-type="float" office:value="45.5157838258671" calcext:value-type="float">
            <text:p>45.515783825867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Beaubien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ave Stuart/ave Saint-Viateu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90196650693" calcext:value-type="float">
            <text:p>-73.6090196650693</text:p>
          </table:table-cell>
          <table:table-cell office:value-type="float" office:value="45.5157369865025" calcext:value-type="float">
            <text:p>45.51573698650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parc canin</text:p>
          </table:table-cell>
          <table:table-cell/>
          <table:table-cell office:value-type="string" calcext:value-type="string">
            <text:p>ave McEachran/ave du Manoi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07656541679" calcext:value-type="float">
            <text:p>-73.6207656541679</text:p>
          </table:table-cell>
          <table:table-cell office:value-type="float" office:value="45.5199625225131" calcext:value-type="float">
            <text:p>45.519962522513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F.-X.-Garneau</text:p>
          </table:table-cell>
          <table:table-cell/>
          <table:table-cell office:value-type="string" calcext:value-type="string">
            <text:p>place Elmwood/ave Outremon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49806530182" calcext:value-type="float">
            <text:p>-73.6049806530182</text:p>
          </table:table-cell>
          <table:table-cell office:value-type="float" office:value="45.5165503567389" calcext:value-type="float">
            <text:p>45.516550356738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John-F. Kennedy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ave Ducharme/ave Wiseman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162948452321" calcext:value-type="float">
            <text:p>-73.6162948452321</text:p>
          </table:table-cell>
          <table:table-cell office:value-type="float" office:value="45.5215697770223" calcext:value-type="float">
            <text:p>45.521569777022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ave Lajoie/ave Antonine-maill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53303978899" calcext:value-type="float">
            <text:p>-73.6153303978899</text:p>
          </table:table-cell>
          <table:table-cell office:value-type="float" office:value="45.5152852780852" calcext:value-type="float">
            <text:p>45.51528527808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Lajoie/ave Antonine-maill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45591747501" calcext:value-type="float">
            <text:p>-73.6145591747501</text:p>
          </table:table-cell>
          <table:table-cell office:value-type="float" office:value="45.5149385354707" calcext:value-type="float">
            <text:p>45.514938535470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ave Lajoie/ave Antonine-maill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48253046165" calcext:value-type="float">
            <text:p>-73.6148253046165</text:p>
          </table:table-cell>
          <table:table-cell office:value-type="float" office:value="45.5151437919886" calcext:value-type="float">
            <text:p>45.515143791988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d'Oakwood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ave Roskilde/ave Springgro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06672038924" calcext:value-type="float">
            <text:p>-73.6006672038924</text:p>
          </table:table-cell>
          <table:table-cell office:value-type="float" office:value="45.5132601008522" calcext:value-type="float">
            <text:p>45.513260100852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Pratt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ave Van Horne/ave Dunlop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96206633243" calcext:value-type="float">
            <text:p>-73.6196206633243</text:p>
          </table:table-cell>
          <table:table-cell office:value-type="float" office:value="45.5147691263294" calcext:value-type="float">
            <text:p>45.514769126329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Raoul-Dandurand</text:p>
          </table:table-cell>
          <table:table-cell/>
          <table:table-cell office:value-type="string" calcext:value-type="string">
            <text:p>ave Van Horne/boul Dollard</text:p>
          </table:table-cell>
          <table:table-cell office:value-type="string" calcext:value-type="string">
            <text:p>Near Parc Stanislas</text:p>
          </table:table-cell>
          <table:table-cell office:value-type="string" calcext:value-type="string">
            <text:p>orthophotographies</text:p>
          </table:table-cell>
          <table:table-cell office:value-type="float" office:value="-73.61611429535" calcext:value-type="float">
            <text:p>-73.61611429535</text:p>
          </table:table-cell>
          <table:table-cell office:value-type="float" office:value="45.5186783237126" calcext:value-type="float">
            <text:p>45.518678323712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Saint-Viateur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ave Querbes/ave Bern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61231785313" calcext:value-type="float">
            <text:p>-73.6061231785313</text:p>
          </table:table-cell>
          <table:table-cell office:value-type="float" office:value="45.5205847261625" calcext:value-type="float">
            <text:p>45.520584726162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Saint-Viateur</text:p>
          </table:table-cell>
          <table:table-cell office:value-type="string" calcext:value-type="string">
            <text:p>Tennis #3</text:p>
          </table:table-cell>
          <table:table-cell office:value-type="string" calcext:value-type="string">
            <text:p>ave Querbes/ave Bernard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063347728387" calcext:value-type="float">
            <text:p>-73.6063347728387</text:p>
          </table:table-cell>
          <table:table-cell office:value-type="float" office:value="45.5208573609582" calcext:value-type="float">
            <text:p>45.520857360958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Saint-Viateur</text:p>
          </table:table-cell>
          <table:table-cell office:value-type="string" calcext:value-type="string">
            <text:p>Tennis #4</text:p>
          </table:table-cell>
          <table:table-cell office:value-type="string" calcext:value-type="string">
            <text:p>ave Querbes/ave Bernard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065635836433" calcext:value-type="float">
            <text:p>-73.6065635836433</text:p>
          </table:table-cell>
          <table:table-cell office:value-type="float" office:value="45.5209591896189" calcext:value-type="float">
            <text:p>45.520959189618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CCI</text:p>
          </table:table-cell>
          <table:table-cell/>
          <table:table-cell office:value-type="string" calcext:value-type="string">
            <text:p>ave McEachran/ave du Manoir</text:p>
          </table:table-cell>
          <table:table-cell office:value-type="string" calcext:value-type="string">
            <text:p>Intergenerational Community Center</text:p>
          </table:table-cell>
          <table:table-cell office:value-type="string" calcext:value-type="string">
            <text:p>orthophotographies</text:p>
          </table:table-cell>
          <table:table-cell office:value-type="float" office:value="-73.6200848877841" calcext:value-type="float">
            <text:p>-73.6200848877841</text:p>
          </table:table-cell>
          <table:table-cell office:value-type="float" office:value="45.5200031031151" calcext:value-type="float">
            <text:p>45.520003103115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es Açores (ou Hôtel-de-Ville)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ave de l'Hôtel-de-Ville/rue Rachel Est</text:p>
          </table:table-cell>
          <table:table-cell table:number-columns-repeated="2"/>
          <table:table-cell office:value-type="float" office:value="-73.579459345197" calcext:value-type="float">
            <text:p>-73.579459345197</text:p>
          </table:table-cell>
          <table:table-cell office:value-type="float" office:value="45.5193507480139" calcext:value-type="float">
            <text:p>45.519350748013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Albert-Saint-Martin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Berri/rue De Bienville</text:p>
          </table:table-cell>
          <table:table-cell table:number-columns-repeated="2"/>
          <table:table-cell office:value-type="float" office:value="-73.5832520737098" calcext:value-type="float">
            <text:p>-73.5832520737098</text:p>
          </table:table-cell>
          <table:table-cell office:value-type="float" office:value="45.5256963277821" calcext:value-type="float">
            <text:p>45.525696327782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Alphonse-Télésphore-Lépine</text:p>
          </table:table-cell>
          <table:table-cell/>
          <table:table-cell office:value-type="string" calcext:value-type="string">
            <text:p>ave De Gaspé/ave Fairmount Est</text:p>
          </table:table-cell>
          <table:table-cell table:number-columns-repeated="2"/>
          <table:table-cell office:value-type="float" office:value="-73.5927315825684" calcext:value-type="float">
            <text:p>-73.5927315825684</text:p>
          </table:table-cell>
          <table:table-cell office:value-type="float" office:value="45.5259214543915" calcext:value-type="float">
            <text:p>45.525921454391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es Amériques</text:p>
          </table:table-cell>
          <table:table-cell/>
          <table:table-cell office:value-type="string" calcext:value-type="string">
            <text:p>boul Saint-Laurent/rue Rachel Est</text:p>
          </table:table-cell>
          <table:table-cell table:number-columns-repeated="2"/>
          <table:table-cell office:value-type="float" office:value="-73.5818253093539" calcext:value-type="float">
            <text:p>-73.5818253093539</text:p>
          </table:table-cell>
          <table:table-cell office:value-type="float" office:value="45.5182674694248" calcext:value-type="float">
            <text:p>45.518267469424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Baldwin</text:p>
          </table:table-cell>
          <table:table-cell/>
          <table:table-cell office:value-type="string" calcext:value-type="string">
            <text:p>rue Fullum/rue Marie-Anne Es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661161238705" calcext:value-type="float">
            <text:p>-73.5661161238705</text:p>
          </table:table-cell>
          <table:table-cell office:value-type="float" office:value="45.5366298617974" calcext:value-type="float">
            <text:p>45.536629861797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Baldwin</text:p>
          </table:table-cell>
          <table:table-cell/>
          <table:table-cell office:value-type="string" calcext:value-type="string">
            <text:p>rue Fullum/rue Marie-Anne Es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676910787635" calcext:value-type="float">
            <text:p>-73.5676910787635</text:p>
          </table:table-cell>
          <table:table-cell office:value-type="float" office:value="45.5370917259121" calcext:value-type="float">
            <text:p>45.537091725912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e Bullion</text:p>
          </table:table-cell>
          <table:table-cell/>
          <table:table-cell office:value-type="string" calcext:value-type="string">
            <text:p>rue De Bullion/rue Prince-Arthur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19821586527" calcext:value-type="float">
            <text:p>-73.5719821586527</text:p>
          </table:table-cell>
          <table:table-cell office:value-type="float" office:value="45.5158995961116" calcext:value-type="float">
            <text:p>45.51589959611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es Compagnons-de-Saint-Laurent</text:p>
          </table:table-cell>
          <table:table-cell/>
          <table:table-cell office:value-type="string" calcext:value-type="string">
            <text:p>ave du Mont-Royal Est/rue Cart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31234880642" calcext:value-type="float">
            <text:p>-73.5731234880642</text:p>
          </table:table-cell>
          <table:table-cell office:value-type="float" office:value="45.5337849827221" calcext:value-type="float">
            <text:p>45.533784982722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evonshire</text:p>
          </table:table-cell>
          <table:table-cell/>
          <table:table-cell office:value-type="string" calcext:value-type="string">
            <text:p>rue Sewell/ave des Pins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62066620594" calcext:value-type="float">
            <text:p>-73.5762066620594</text:p>
          </table:table-cell>
          <table:table-cell office:value-type="float" office:value="45.5146957480695" calcext:value-type="float">
            <text:p>45.514695748069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rolet / Rachel</text:p>
          </table:table-cell>
          <table:table-cell/>
          <table:table-cell office:value-type="string" calcext:value-type="string">
            <text:p>rue Drolet/rue Rachel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9993018156" calcext:value-type="float">
            <text:p>-73.579993018156</text:p>
          </table:table-cell>
          <table:table-cell office:value-type="float" office:value="45.5217209147616" calcext:value-type="float">
            <text:p>45.521720914761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Gilles-Lefebvre</text:p>
          </table:table-cell>
          <table:table-cell office:value-type="string" calcext:value-type="string">
            <text:p>Water Playground</text:p>
          </table:table-cell>
          <table:table-cell office:value-type="string" calcext:value-type="string">
            <text:p>ave Henri-Julien/ave du Mont-Royal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42884338338" calcext:value-type="float">
            <text:p>-73.5842884338338</text:p>
          </table:table-cell>
          <table:table-cell office:value-type="float" office:value="45.5233385278252" calcext:value-type="float">
            <text:p>45.523338527825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-Jacques-Olier</text:p>
          </table:table-cell>
          <table:table-cell/>
          <table:table-cell office:value-type="string" calcext:value-type="string">
            <text:p>rue Drolet/ave Duluth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5504650277" calcext:value-type="float">
            <text:p>-73.575504650277</text:p>
          </table:table-cell>
          <table:table-cell office:value-type="float" office:value="45.5196905106462" calcext:value-type="float">
            <text:p>45.519690510646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e la Bolduc</text:p>
          </table:table-cell>
          <table:table-cell/>
          <table:table-cell office:value-type="string" calcext:value-type="string">
            <text:p>rue Rachel Est/rue Riv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74026461476" calcext:value-type="float">
            <text:p>-73.5774026461476</text:p>
          </table:table-cell>
          <table:table-cell office:value-type="float" office:value="45.5223710340807" calcext:value-type="float">
            <text:p>45.522371034080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haie</text:p>
          </table:table-cell>
          <table:table-cell/>
          <table:table-cell office:value-type="string" calcext:value-type="string">
            <text:p>ave Laurier Est/rue saint-Dominiqu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19296087411" calcext:value-type="float">
            <text:p>-73.5919296087411</text:p>
          </table:table-cell>
          <table:table-cell office:value-type="float" office:value="45.5232830529216" calcext:value-type="float">
            <text:p>45.523283052921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val</text:p>
          </table:table-cell>
          <table:table-cell/>
          <table:table-cell office:value-type="string" calcext:value-type="string">
            <text:p>ave Laval/rue du Square-Saint-Lou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19824432553" calcext:value-type="float">
            <text:p>-73.5719824432553</text:p>
          </table:table-cell>
          <table:table-cell office:value-type="float" office:value="45.5169259544878" calcext:value-type="float">
            <text:p>45.516925954487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hasa-de-Sela (Clark)</text:p>
          </table:table-cell>
          <table:table-cell/>
          <table:table-cell office:value-type="string" calcext:value-type="string">
            <text:p>rue Clark/rue Saint-Urba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47958203969" calcext:value-type="float">
            <text:p>-73.6047958203969</text:p>
          </table:table-cell>
          <table:table-cell office:value-type="float" office:value="45.5273722729354" calcext:value-type="float">
            <text:p>45.527372272935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ouis-Reitman</text:p>
          </table:table-cell>
          <table:table-cell/>
          <table:table-cell office:value-type="string" calcext:value-type="string">
            <text:p>rue saint-Dominique/rue Roy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59371986965" calcext:value-type="float">
            <text:p>-73.5759371986965</text:p>
          </table:table-cell>
          <table:table-cell office:value-type="float" office:value="45.5159980875607" calcext:value-type="float">
            <text:p>45.515998087560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u Portugal</text:p>
          </table:table-cell>
          <table:table-cell/>
          <table:table-cell office:value-type="string" calcext:value-type="string">
            <text:p>boul Saint-Laurent/rue Marie-Ann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36100612599" calcext:value-type="float">
            <text:p>-73.5836100612599</text:p>
          </table:table-cell>
          <table:table-cell office:value-type="float" office:value="45.519250062716" calcext:value-type="float">
            <text:p>45.5192500627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Saint-Pierre-Claver</text:p>
          </table:table-cell>
          <table:table-cell/>
          <table:table-cell office:value-type="string" calcext:value-type="string">
            <text:p>rue Fullum/rue Gilfo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37130584537" calcext:value-type="float">
            <text:p>-73.5737130584537</text:p>
          </table:table-cell>
          <table:table-cell office:value-type="float" office:value="45.5396405676612" calcext:value-type="float">
            <text:p>45.53964056766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Thérèse-Daviau (Roy/Rivard)</text:p>
          </table:table-cell>
          <table:table-cell/>
          <table:table-cell office:value-type="string" calcext:value-type="string">
            <text:p>rue Roy Est/rue Riv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2113629292" calcext:value-type="float">
            <text:p>-73.572113629292</text:p>
          </table:table-cell>
          <table:table-cell office:value-type="float" office:value="45.5201239951802" calcext:value-type="float">
            <text:p>45.520123995180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University Settlement</text:p>
          </table:table-cell>
          <table:table-cell/>
          <table:table-cell office:value-type="string" calcext:value-type="string">
            <text:p>rue Clark/rue Milt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17409367901" calcext:value-type="float">
            <text:p>-73.5717409367901</text:p>
          </table:table-cell>
          <table:table-cell office:value-type="float" office:value="45.5126132576154" calcext:value-type="float">
            <text:p>45.512613257615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Palomino Brin D'Amour (Villeneuve)</text:p>
          </table:table-cell>
          <table:table-cell/>
          <table:table-cell office:value-type="string" calcext:value-type="string">
            <text:p>ave Henri-Julien/rue Gilfo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57857095901" calcext:value-type="float">
            <text:p>-73.5857857095901</text:p>
          </table:table-cell>
          <table:table-cell office:value-type="float" office:value="45.5240470268704" calcext:value-type="float">
            <text:p>45.524047026870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Centre récréatif RDP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ave Fernand-Gauthier/boul Maurice-Duplessis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5947277283662" calcext:value-type="float">
            <text:p>-73.5947277283662</text:p>
          </table:table-cell>
          <table:table-cell office:value-type="float" office:value="45.6265737945856" calcext:value-type="float">
            <text:p>45.626573794585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École Bosco-Vill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10950 boul Perras</text:p>
          </table:table-cell>
          <table:table-cell office:value-type="string" calcext:value-type="string">
            <text:p>Approximate Location, Restricted Access/Private Property</text:p>
          </table:table-cell>
          <table:table-cell office:value-type="string" calcext:value-type="string">
            <text:p>localisation approx.</text:p>
          </table:table-cell>
          <table:table-cell office:value-type="float" office:value="-73.5438212615417" calcext:value-type="float">
            <text:p>-73.5438212615417</text:p>
          </table:table-cell>
          <table:table-cell office:value-type="float" office:value="45.665910706859" calcext:value-type="float">
            <text:p>45.66591070685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Jean-Jacques-Rousseau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rue La Galissionnière/rue des Philosophes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5498997179818" calcext:value-type="float">
            <text:p>-73.5498997179818</text:p>
          </table:table-cell>
          <table:table-cell office:value-type="float" office:value="45.6615153940499" calcext:value-type="float">
            <text:p>45.661515394049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Jardin commun. Les Deux Sapins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89e ave/boul Perras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5394927761062" calcext:value-type="float">
            <text:p>-73.5394927761062</text:p>
          </table:table-cell>
          <table:table-cell office:value-type="float" office:value="45.6727125600457" calcext:value-type="float">
            <text:p>45.672712560045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Albéric-Bourgeois</text:p>
          </table:table-cell>
          <table:table-cell/>
          <table:table-cell office:value-type="string" calcext:value-type="string">
            <text:p>ave André-Ampère/25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97624542843" calcext:value-type="float">
            <text:p>-73.5897624542843</text:p>
          </table:table-cell>
          <table:table-cell office:value-type="float" office:value="45.637203539682" calcext:value-type="float">
            <text:p>45.63720353968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André-Corbeil-Dit_Tranchemontagne</text:p>
          </table:table-cell>
          <table:table-cell/>
          <table:table-cell office:value-type="string" calcext:value-type="string">
            <text:p>boul Gouin Est/26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71765318649" calcext:value-type="float">
            <text:p>-73.5971765318649</text:p>
          </table:table-cell>
          <table:table-cell office:value-type="float" office:value="45.6439787969703" calcext:value-type="float">
            <text:p>45.643978796970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Armand-Bombardier</text:p>
          </table:table-cell>
          <table:table-cell/>
          <table:table-cell office:value-type="string" calcext:value-type="string">
            <text:p>ave Charles-Renard/ave Octave-Pellet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60812971405" calcext:value-type="float">
            <text:p>-73.5960812971405</text:p>
          </table:table-cell>
          <table:table-cell office:value-type="float" office:value="45.6407184120555" calcext:value-type="float">
            <text:p>45.640718412055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Cécile-Bérubé</text:p>
          </table:table-cell>
          <table:table-cell/>
          <table:table-cell office:value-type="string" calcext:value-type="string">
            <text:p>ave Élie-Beauregard/rue Joseph De Monten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82026870833" calcext:value-type="float">
            <text:p>-73.5982026870833</text:p>
          </table:table-cell>
          <table:table-cell office:value-type="float" office:value="45.6343566679258" calcext:value-type="float">
            <text:p>45.634356667925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Claudine-Vallerand</text:p>
          </table:table-cell>
          <table:table-cell/>
          <table:table-cell office:value-type="string" calcext:value-type="string">
            <text:p>27e ave/rue Pierre-Magn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39668805398" calcext:value-type="float">
            <text:p>-73.5839668805398</text:p>
          </table:table-cell>
          <table:table-cell office:value-type="float" office:value="45.6316710700366" calcext:value-type="float">
            <text:p>45.631671070036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Conrad-Poirier</text:p>
          </table:table-cell>
          <table:table-cell/>
          <table:table-cell office:value-type="string" calcext:value-type="string">
            <text:p>boul Perras/ave Salomon-Marion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970854930095" calcext:value-type="float">
            <text:p>-73.5970854930095</text:p>
          </table:table-cell>
          <table:table-cell office:value-type="float" office:value="45.636874065219" calcext:value-type="float">
            <text:p>45.63687406521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ollard-Morin</text:p>
          </table:table-cell>
          <table:table-cell/>
          <table:table-cell office:value-type="string" calcext:value-type="string">
            <text:p>rue La Valinière/ave René-Descart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27868785874" calcext:value-type="float">
            <text:p>-73.5927868785874</text:p>
          </table:table-cell>
          <table:table-cell office:value-type="float" office:value="45.6278356800796" calcext:value-type="float">
            <text:p>45.627835680079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ollard-Morin</text:p>
          </table:table-cell>
          <table:table-cell/>
          <table:table-cell office:value-type="string" calcext:value-type="string">
            <text:p>boul Maurice-Duplessis/15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35401623173" calcext:value-type="float">
            <text:p>-73.5935401623173</text:p>
          </table:table-cell>
          <table:table-cell office:value-type="float" office:value="45.6279586115232" calcext:value-type="float">
            <text:p>45.627958611523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ollard-Morin</text:p>
          </table:table-cell>
          <table:table-cell/>
          <table:table-cell office:value-type="string" calcext:value-type="string">
            <text:p>rue La Valinière/ave René-Descartes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929175112119" calcext:value-type="float">
            <text:p>-73.5929175112119</text:p>
          </table:table-cell>
          <table:table-cell office:value-type="float" office:value="45.6277257954617" calcext:value-type="float">
            <text:p>45.62772579546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ollard-Morin</text:p>
          </table:table-cell>
          <table:table-cell/>
          <table:table-cell office:value-type="string" calcext:value-type="string">
            <text:p>rue La Valinière/ave René-Descartes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928068383731" calcext:value-type="float">
            <text:p>-73.5928068383731</text:p>
          </table:table-cell>
          <table:table-cell office:value-type="float" office:value="45.6273408510092" calcext:value-type="float">
            <text:p>45.627340851009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Alexis-Carrel (Don Bosco)</text:p>
          </table:table-cell>
          <table:table-cell/>
          <table:table-cell office:value-type="string" calcext:value-type="string">
            <text:p>boul Perras/ave Alfred-Nobe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86597395037" calcext:value-type="float">
            <text:p>-73.5886597395037</text:p>
          </table:table-cell>
          <table:table-cell office:value-type="float" office:value="45.6444593895548" calcext:value-type="float">
            <text:p>45.644459389554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u Moulin-du-Rapide</text:p>
          </table:table-cell>
          <table:table-cell/>
          <table:table-cell office:value-type="string" calcext:value-type="string">
            <text:p>rue de Clichy/58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20519518042" calcext:value-type="float">
            <text:p>-73.5720519518042</text:p>
          </table:table-cell>
          <table:table-cell office:value-type="float" office:value="45.6601734597883" calcext:value-type="float">
            <text:p>45.660173459788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Edmondo-Chiodini</text:p>
          </table:table-cell>
          <table:table-cell/>
          <table:table-cell office:value-type="string" calcext:value-type="string">
            <text:p>4e rue/60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52924509159" calcext:value-type="float">
            <text:p>-73.5652924509159</text:p>
          </table:table-cell>
          <table:table-cell office:value-type="float" office:value="45.6559032049528" calcext:value-type="float">
            <text:p>45.655903204952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Ernest-Rouleau</text:p>
          </table:table-cell>
          <table:table-cell/>
          <table:table-cell office:value-type="string" calcext:value-type="string">
            <text:p>boul Gouin Est/ave Ozias-Leduc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61539886417" calcext:value-type="float">
            <text:p>-73.6161539886417</text:p>
          </table:table-cell>
          <table:table-cell office:value-type="float" office:value="45.631426741294" calcext:value-type="float">
            <text:p>45.63142674129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Ferdinand-Biondi</text:p>
          </table:table-cell>
          <table:table-cell/>
          <table:table-cell office:value-type="string" calcext:value-type="string">
            <text:p>ave Auguste-Picard/ave Éli-Beaureg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5214758102" calcext:value-type="float">
            <text:p>-73.595214758102</text:p>
          </table:table-cell>
          <table:table-cell office:value-type="float" office:value="45.6299531257986" calcext:value-type="float">
            <text:p>45.629953125798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Gérard-Picard</text:p>
          </table:table-cell>
          <table:table-cell/>
          <table:table-cell office:value-type="string" calcext:value-type="string">
            <text:p>boul Rodolphe-Forget/ave Louis-Dessau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57097072896" calcext:value-type="float">
            <text:p>-73.5757097072896</text:p>
          </table:table-cell>
          <table:table-cell office:value-type="float" office:value="45.6468694265539" calcext:value-type="float">
            <text:p>45.646869426553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Gerry-Roufs</text:p>
          </table:table-cell>
          <table:table-cell/>
          <table:table-cell office:value-type="string" calcext:value-type="string">
            <text:p>boul Gouin Est/ave Pierre-Baillarge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68589931791" calcext:value-type="float">
            <text:p>-73.5868589931791</text:p>
          </table:table-cell>
          <table:table-cell office:value-type="float" office:value="45.6508639831311" calcext:value-type="float">
            <text:p>45.650863983131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Marie-Cardinal</text:p>
          </table:table-cell>
          <table:table-cell/>
          <table:table-cell office:value-type="string" calcext:value-type="string">
            <text:p>rue Jacques-Rousseau (tourne-brid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56298657726" calcext:value-type="float">
            <text:p>-73.6056298657726</text:p>
          </table:table-cell>
          <table:table-cell office:value-type="float" office:value="45.6354062534361" calcext:value-type="float">
            <text:p>45.635406253436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squale-Gatusso</text:p>
          </table:table-cell>
          <table:table-cell/>
          <table:table-cell office:value-type="string" calcext:value-type="string">
            <text:p>Place Gilles-Trott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59409148921" calcext:value-type="float">
            <text:p>-73.5759409148921</text:p>
          </table:table-cell>
          <table:table-cell office:value-type="float" office:value="45.6361577123321" calcext:value-type="float">
            <text:p>45.636157712332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enée-Vautelet</text:p>
          </table:table-cell>
          <table:table-cell/>
          <table:table-cell office:value-type="string" calcext:value-type="string">
            <text:p>ave Pierre-Baillargeon/rue Albert-Chamberlan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48537001502" calcext:value-type="float">
            <text:p>-73.5848537001502</text:p>
          </table:table-cell>
          <table:table-cell office:value-type="float" office:value="45.6502260782468" calcext:value-type="float">
            <text:p>45.650226078246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ierre-Blanchet</text:p>
          </table:table-cell>
          <table:table-cell/>
          <table:table-cell office:value-type="string" calcext:value-type="string">
            <text:p>ave Philippe-Panneton/ave André-Amp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36104430683" calcext:value-type="float">
            <text:p>-73.6036104430683</text:p>
          </table:table-cell>
          <table:table-cell office:value-type="float" office:value="45.6275430221672" calcext:value-type="float">
            <text:p>45.627543022167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ierre-Dagenais-dis-Lépine</text:p>
          </table:table-cell>
          <table:table-cell/>
          <table:table-cell office:value-type="string" calcext:value-type="string">
            <text:p>boul Gouin Est/48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11788549883" calcext:value-type="float">
            <text:p>-73.5811788549883</text:p>
          </table:table-cell>
          <table:table-cell office:value-type="float" office:value="45.6549743960093" calcext:value-type="float">
            <text:p>45.654974396009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ierre-Perrault</text:p>
          </table:table-cell>
          <table:table-cell/>
          <table:table-cell office:value-type="string" calcext:value-type="string">
            <text:p>boul Gouin Est/ave Rita-Levi-Montalcini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31346852597" calcext:value-type="float">
            <text:p>-73.5931346852597</text:p>
          </table:table-cell>
          <table:table-cell office:value-type="float" office:value="45.647034984532" calcext:value-type="float">
            <text:p>45.64703498453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Valérien</text:p>
          </table:table-cell>
          <table:table-cell/>
          <table:table-cell office:value-type="string" calcext:value-type="string">
            <text:p>boul Perras/87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21227985137" calcext:value-type="float">
            <text:p>-73.5421227985137</text:p>
          </table:table-cell>
          <table:table-cell office:value-type="float" office:value="45.670446602873" calcext:value-type="float">
            <text:p>45.67044660287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Marthe</text:p>
          </table:table-cell>
          <table:table-cell/>
          <table:table-cell office:value-type="string" calcext:value-type="string">
            <text:p>rue Jacques-Rousseau/ave Jean-Jalbo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996698963546" calcext:value-type="float">
            <text:p>-73.5996698963546</text:p>
          </table:table-cell>
          <table:table-cell office:value-type="float" office:value="45.6387683040063" calcext:value-type="float">
            <text:p>45.638768304006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muel-Morse</text:p>
          </table:table-cell>
          <table:table-cell/>
          <table:table-cell office:value-type="string" calcext:value-type="string">
            <text:p>ave André-Dumas/ave André-Amp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51955617989" calcext:value-type="float">
            <text:p>-73.5851955617989</text:p>
          </table:table-cell>
          <table:table-cell office:value-type="float" office:value="45.6386771653639" calcext:value-type="float">
            <text:p>45.638677165363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Marie-Coron (Urgel-Charbonneau)</text:p>
          </table:table-cell>
          <table:table-cell/>
          <table:table-cell office:value-type="string" calcext:value-type="string">
            <text:p>rue René-Lévesque/36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998655187484" calcext:value-type="float">
            <text:p>-73.4998655187484</text:p>
          </table:table-cell>
          <table:table-cell office:value-type="float" office:value="45.6596515204152" calcext:value-type="float">
            <text:p>45.659651520415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Gérard-Vaillancourt</text:p>
          </table:table-cell>
          <table:table-cell/>
          <table:table-cell office:value-type="string" calcext:value-type="string">
            <text:p>rue Ontario Est/47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016270830346" calcext:value-type="float">
            <text:p>-73.5016270830346</text:p>
          </table:table-cell>
          <table:table-cell office:value-type="float" office:value="45.6672187053992" calcext:value-type="float">
            <text:p>45.667218705399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odrigue-Gilbert Sud</text:p>
          </table:table-cell>
          <table:table-cell/>
          <table:table-cell office:value-type="string" calcext:value-type="string">
            <text:p>rue Joseph-Dargent/rue Joseph-Jano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4988696436189" calcext:value-type="float">
            <text:p>-73.4988696436189</text:p>
          </table:table-cell>
          <table:table-cell office:value-type="float" office:value="45.6517629828106" calcext:value-type="float">
            <text:p>45.651762982810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ierre-Lacroix (Jardins commun.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rue Parent/18e ave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4953975516274" calcext:value-type="float">
            <text:p>-73.4953975516274</text:p>
          </table:table-cell>
          <table:table-cell office:value-type="float" office:value="45.6462679653216" calcext:value-type="float">
            <text:p>45.646267965321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ichelieu (Jardins commun.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rue Forsyth/40e ave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5044710490445" calcext:value-type="float">
            <text:p>-73.5044710490445</text:p>
          </table:table-cell>
          <table:table-cell office:value-type="float" office:value="45.6636387962139" calcext:value-type="float">
            <text:p>45.663638796213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Maria-Goreti (Jardins commun.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Ter. Sainte-Maria-Goreti/94e ave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4823910915763" calcext:value-type="float">
            <text:p>-73.4823910915763</text:p>
          </table:table-cell>
          <table:table-cell office:value-type="float" office:value="45.6979561971675" calcext:value-type="float">
            <text:p>45.69795619716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-école Notre-Dame</text:p>
          </table:table-cell>
          <table:table-cell/>
          <table:table-cell office:value-type="string" calcext:value-type="string">
            <text:p>rue Notre-Dame Est/57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937489797824" calcext:value-type="float">
            <text:p>-73.4937489797824</text:p>
          </table:table-cell>
          <table:table-cell office:value-type="float" office:value="45.6730551163016" calcext:value-type="float">
            <text:p>45.673055116301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Beausoleil</text:p>
          </table:table-cell>
          <table:table-cell/>
          <table:table-cell office:value-type="string" calcext:value-type="string">
            <text:p>rue Beausoleil/rue Beaudo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925320743857" calcext:value-type="float">
            <text:p>-73.4925320743857</text:p>
          </table:table-cell>
          <table:table-cell office:value-type="float" office:value="45.6855691322943" calcext:value-type="float">
            <text:p>45.685569132294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es Bouleaux</text:p>
          </table:table-cell>
          <table:table-cell/>
          <table:table-cell office:value-type="string" calcext:value-type="string">
            <text:p>rue des Bouleaux/rue Reev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008703471647" calcext:value-type="float">
            <text:p>-73.5008703471647</text:p>
          </table:table-cell>
          <table:table-cell office:value-type="float" office:value="45.6475185349384" calcext:value-type="float">
            <text:p>45.647518534938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e la Rivière</text:p>
          </table:table-cell>
          <table:table-cell/>
          <table:table-cell office:value-type="string" calcext:value-type="string">
            <text:p>rue Pierre-Mercure/rue Napoléon-Brisebo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913279397998" calcext:value-type="float">
            <text:p>-73.4913279397998</text:p>
          </table:table-cell>
          <table:table-cell office:value-type="float" office:value="45.6991768303512" calcext:value-type="float">
            <text:p>45.699176830351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u Bout-de-L'île</text:p>
          </table:table-cell>
          <table:table-cell/>
          <table:table-cell office:value-type="string" calcext:value-type="string">
            <text:p>rue Bureau (tourne-bride)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4782217819081" calcext:value-type="float">
            <text:p>-73.4782217819081</text:p>
          </table:table-cell>
          <table:table-cell office:value-type="float" office:value="45.7022177972606" calcext:value-type="float">
            <text:p>45.702217797260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Clémentine-De la Rousselière</text:p>
          </table:table-cell>
          <table:table-cell/>
          <table:table-cell office:value-type="string" calcext:value-type="string">
            <text:p>rue Notre-Dame Est/boul De La Rousseli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939973453372" calcext:value-type="float">
            <text:p>-73.4939973453372</text:p>
          </table:table-cell>
          <table:table-cell office:value-type="float" office:value="45.6682187958388" calcext:value-type="float">
            <text:p>45.668218795838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u Colombier</text:p>
          </table:table-cell>
          <table:table-cell/>
          <table:table-cell office:value-type="string" calcext:value-type="string">
            <text:p>rue du Colomb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941547659083" calcext:value-type="float">
            <text:p>-73.4941547659083</text:p>
          </table:table-cell>
          <table:table-cell office:value-type="float" office:value="45.6490084007415" calcext:value-type="float">
            <text:p>45.649008400741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aniel-Johnson</text:p>
          </table:table-cell>
          <table:table-cell/>
          <table:table-cell office:value-type="string" calcext:value-type="string">
            <text:p>boul du Tricentenaire/rue Joseph-Dargen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998655414445" calcext:value-type="float">
            <text:p>-73.4998655414445</text:p>
          </table:table-cell>
          <table:table-cell office:value-type="float" office:value="45.650168507952" calcext:value-type="float">
            <text:p>45.65016850795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es Épinettes</text:p>
          </table:table-cell>
          <table:table-cell/>
          <table:table-cell office:value-type="string" calcext:value-type="string">
            <text:p>rue des Épinettes/rue des Bois-Franc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074016198203" calcext:value-type="float">
            <text:p>-73.5074016198203</text:p>
          </table:table-cell>
          <table:table-cell office:value-type="float" office:value="45.6490748971834" calcext:value-type="float">
            <text:p>45.649074897183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François-La Bernarde</text:p>
          </table:table-cell>
          <table:table-cell/>
          <table:table-cell office:value-type="string" calcext:value-type="string">
            <text:p>place François-La Bernarde/rue Antoine-Chaudill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900977653473" calcext:value-type="float">
            <text:p>-73.4900977653473</text:p>
          </table:table-cell>
          <table:table-cell office:value-type="float" office:value="45.6918205825659" calcext:value-type="float">
            <text:p>45.691820582565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François-Vaillancourt</text:p>
          </table:table-cell>
          <table:table-cell/>
          <table:table-cell office:value-type="string" calcext:value-type="string">
            <text:p>rue René-Lévesque/31e av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007615391156" calcext:value-type="float">
            <text:p>-73.5007615391156</text:p>
          </table:table-cell>
          <table:table-cell office:value-type="float" office:value="45.6559043136076" calcext:value-type="float">
            <text:p>45.655904313607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e Montmartre</text:p>
          </table:table-cell>
          <table:table-cell/>
          <table:table-cell office:value-type="string" calcext:value-type="string">
            <text:p>rue De Montigny/60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974406547523" calcext:value-type="float">
            <text:p>-73.4974406547523</text:p>
          </table:table-cell>
          <table:table-cell office:value-type="float" office:value="45.675821022807" calcext:value-type="float">
            <text:p>45.67582102280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ichelieu</text:p>
          </table:table-cell>
          <table:table-cell/>
          <table:table-cell office:value-type="string" calcext:value-type="string">
            <text:p>rue Forsyth/40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049503557438" calcext:value-type="float">
            <text:p>-73.5049503557438</text:p>
          </table:table-cell>
          <table:table-cell office:value-type="float" office:value="45.663533677752" calcext:value-type="float">
            <text:p>45.66353367775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osaire-Prieur (Prince-Albert)</text:p>
          </table:table-cell>
          <table:table-cell/>
          <table:table-cell office:value-type="string" calcext:value-type="string">
            <text:p>rue Prince-Albert/8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923313762802" calcext:value-type="float">
            <text:p>-73.4923313762802</text:p>
          </table:table-cell>
          <table:table-cell office:value-type="float" office:value="45.6388528260918" calcext:value-type="float">
            <text:p>45.638852826091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Georges</text:p>
          </table:table-cell>
          <table:table-cell/>
          <table:table-cell office:value-type="string" calcext:value-type="string">
            <text:p>place Saint-Georg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922493185835" calcext:value-type="float">
            <text:p>-73.4922493185835</text:p>
          </table:table-cell>
          <table:table-cell office:value-type="float" office:value="45.6543927173063" calcext:value-type="float">
            <text:p>45.654392717306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Jean-Baptiste</text:p>
          </table:table-cell>
          <table:table-cell/>
          <table:table-cell office:value-type="string" calcext:value-type="string">
            <text:p>boul Saint-Jean-Baptiste/rue René-Lévesqu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004984937151" calcext:value-type="float">
            <text:p>-73.5004984937151</text:p>
          </table:table-cell>
          <table:table-cell office:value-type="float" office:value="45.641074921293" calcext:value-type="float">
            <text:p>45.64107492129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Joseph</text:p>
          </table:table-cell>
          <table:table-cell/>
          <table:table-cell office:value-type="string" calcext:value-type="string">
            <text:p>boul Gouin Est/68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10189860566" calcext:value-type="float">
            <text:p>-73.5610189860566</text:p>
          </table:table-cell>
          <table:table-cell office:value-type="float" office:value="45.6608722053241" calcext:value-type="float">
            <text:p>45.660872205324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Joseph</text:p>
          </table:table-cell>
          <table:table-cell/>
          <table:table-cell office:value-type="string" calcext:value-type="string">
            <text:p>boul Gouin Est/68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27437515313" calcext:value-type="float">
            <text:p>-73.5627437515313</text:p>
          </table:table-cell>
          <table:table-cell office:value-type="float" office:value="45.6620952934889" calcext:value-type="float">
            <text:p>45.662095293488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Joseph</text:p>
          </table:table-cell>
          <table:table-cell/>
          <table:table-cell office:value-type="string" calcext:value-type="string">
            <text:p>boul Gouin Est/68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2780101447" calcext:value-type="float">
            <text:p>-73.562780101447</text:p>
          </table:table-cell>
          <table:table-cell office:value-type="float" office:value="45.6623546910069" calcext:value-type="float">
            <text:p>45.662354691006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Maria-Goretti</text:p>
          </table:table-cell>
          <table:table-cell/>
          <table:table-cell office:value-type="string" calcext:value-type="string">
            <text:p>rue Notre-Dame Est/85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876546992836" calcext:value-type="float">
            <text:p>-73.4876546992836</text:p>
          </table:table-cell>
          <table:table-cell office:value-type="float" office:value="45.6916357030358" calcext:value-type="float">
            <text:p>45.691635703035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Yves-Thériault / Sherbrooke</text:p>
          </table:table-cell>
          <table:table-cell/>
          <table:table-cell office:value-type="string" calcext:value-type="string">
            <text:p>ave Yves-Thériault/rue Thérèse-Giroux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03654360129" calcext:value-type="float">
            <text:p>-73.503654360129</text:p>
          </table:table-cell>
          <table:table-cell office:value-type="float" office:value="45.6795549569747" calcext:value-type="float">
            <text:p>45.679554956974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olyvalente Pointe-aux-Trembles</text:p>
          </table:table-cell>
          <table:table-cell/>
          <table:table-cell office:value-type="string" calcext:value-type="string">
            <text:p>rue Sherbrooke Est/rue Damien-Gauthier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4950662909077" calcext:value-type="float">
            <text:p>-73.4950662909077</text:p>
          </table:table-cell>
          <table:table-cell office:value-type="float" office:value="45.684397441752" calcext:value-type="float">
            <text:p>45.68439744175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olyvalente Pointe-aux-Trembles</text:p>
          </table:table-cell>
          <table:table-cell/>
          <table:table-cell office:value-type="string" calcext:value-type="string">
            <text:p>rue Sherbrooke Est/rue Damien-Gauthier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4948940075222" calcext:value-type="float">
            <text:p>-73.4948940075222</text:p>
          </table:table-cell>
          <table:table-cell office:value-type="float" office:value="45.6843932050549" calcext:value-type="float">
            <text:p>45.684393205054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olyvalente Pointe-aux-Trembles</text:p>
          </table:table-cell>
          <table:table-cell/>
          <table:table-cell office:value-type="string" calcext:value-type="string">
            <text:p>rue Sherbrooke Est/rue Damien-Gauthier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4950480699597" calcext:value-type="float">
            <text:p>-73.4950480699597</text:p>
          </table:table-cell>
          <table:table-cell office:value-type="float" office:value="45.6842979214975" calcext:value-type="float">
            <text:p>45.684297921497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olyvalente Pointe-aux-Trembles</text:p>
          </table:table-cell>
          <table:table-cell/>
          <table:table-cell office:value-type="string" calcext:value-type="string">
            <text:p>rue Sherbrooke Est/rue Damien-Gauthier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4948819476775" calcext:value-type="float">
            <text:p>-73.4948819476775</text:p>
          </table:table-cell>
          <table:table-cell office:value-type="float" office:value="45.6843085319858" calcext:value-type="float">
            <text:p>45.684308531985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Victoria-Girard</text:p>
          </table:table-cell>
          <table:table-cell/>
          <table:table-cell office:value-type="string" calcext:value-type="string">
            <text:p>rue Forsyth/rue Jean-Leduc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072672364081" calcext:value-type="float">
            <text:p>-73.5072672364081</text:p>
          </table:table-cell>
          <table:table-cell office:value-type="float" office:value="45.6545960182082" calcext:value-type="float">
            <text:p>45.654596018208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lace du Village</text:p>
          </table:table-cell>
          <table:table-cell/>
          <table:table-cell office:value-type="string" calcext:value-type="string">
            <text:p>rue Notre-Dame Est/boul Saint-Jean-Baptist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4891493529637" calcext:value-type="float">
            <text:p>-73.4891493529637</text:p>
          </table:table-cell>
          <table:table-cell office:value-type="float" office:value="45.6397791143472" calcext:value-type="float">
            <text:p>45.639779114347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ampe de mise à l'eau</text:p>
          </table:table-cell>
          <table:table-cell/>
          <table:table-cell office:value-type="string" calcext:value-type="string">
            <text:p>rue Notre-Dame Est/36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903500448747" calcext:value-type="float">
            <text:p>-73.4903500448747</text:p>
          </table:table-cell>
          <table:table-cell office:value-type="float" office:value="45.6590620918888" calcext:value-type="float">
            <text:p>45.659062091888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Francesco-Lacurto</text:p>
          </table:table-cell>
          <table:table-cell/>
          <table:table-cell office:value-type="string" calcext:value-type="string">
            <text:p>rue Maude-Abbott/rue Charlotte-Tassé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62849236484" calcext:value-type="float">
            <text:p>-73.5962849236484</text:p>
          </table:table-cell>
          <table:table-cell office:value-type="float" office:value="45.6250173275932" calcext:value-type="float">
            <text:p>45.625017327593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erh-Kalm</text:p>
          </table:table-cell>
          <table:table-cell/>
          <table:table-cell office:value-type="string" calcext:value-type="string">
            <text:p>ave Rolland-Germain/rue Marcel-Raymon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16383166077" calcext:value-type="float">
            <text:p>-73.5516383166077</text:p>
          </table:table-cell>
          <table:table-cell office:value-type="float" office:value="45.6636496191226" calcext:value-type="float">
            <text:p>45.66364961912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ené-Masson</text:p>
          </table:table-cell>
          <table:table-cell/>
          <table:table-cell office:value-type="string" calcext:value-type="string">
            <text:p>boul Rodolphe-Forget/boul Perra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87744063546" calcext:value-type="float">
            <text:p>-73.5787744063546</text:p>
          </table:table-cell>
          <table:table-cell office:value-type="float" office:value="45.6520269216699" calcext:value-type="float">
            <text:p>45.652026921669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es Pins</text:p>
          </table:table-cell>
          <table:table-cell/>
          <table:table-cell office:value-type="string" calcext:value-type="string">
            <text:p>42e ave/rue Cherr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166419220824" calcext:value-type="float">
            <text:p>-73.5166419220824</text:p>
          </table:table-cell>
          <table:table-cell office:value-type="float" office:value="45.6665664872244" calcext:value-type="float">
            <text:p>45.666566487224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Marie-Claire-Daveluy</text:p>
          </table:table-cell>
          <table:table-cell/>
          <table:table-cell office:value-type="string" calcext:value-type="string">
            <text:p>ave Jean-Yves-Bigras/ave Louis-Dessau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8685627373" calcext:value-type="float">
            <text:p>-73.568685627373</text:p>
          </table:table-cell>
          <table:table-cell office:value-type="float" office:value="45.6497603082497" calcext:value-type="float">
            <text:p>45.649760308249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Beaubien</text:p>
          </table:table-cell>
          <table:table-cell/>
          <table:table-cell office:value-type="string" calcext:value-type="string">
            <text:p>rue Beaubien Est/6e av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901828013251" calcext:value-type="float">
            <text:p>-73.5901828013251</text:p>
          </table:table-cell>
          <table:table-cell office:value-type="float" office:value="45.5538240277343" calcext:value-type="float">
            <text:p>45.553824027734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Beaubien</text:p>
          </table:table-cell>
          <table:table-cell/>
          <table:table-cell office:value-type="string" calcext:value-type="string">
            <text:p>rue Beaubien Est/6e av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899824271494" calcext:value-type="float">
            <text:p>-73.5899824271494</text:p>
          </table:table-cell>
          <table:table-cell office:value-type="float" office:value="45.5537890021944" calcext:value-type="float">
            <text:p>45.553789002194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Bélanger/Chateaubriand</text:p>
          </table:table-cell>
          <table:table-cell/>
          <table:table-cell office:value-type="string" calcext:value-type="string">
            <text:p>reu Bélanger/ave De Chateaubrian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03980942254" calcext:value-type="float">
            <text:p>-73.6103980942254</text:p>
          </table:table-cell>
          <table:table-cell office:value-type="float" office:value="45.5382802355238" calcext:value-type="float">
            <text:p>45.538280235523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Carmela-Galardo-Frascarelli</text:p>
          </table:table-cell>
          <table:table-cell/>
          <table:table-cell office:value-type="string" calcext:value-type="string">
            <text:p>rue Drolet/rue Bélang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22881509997" calcext:value-type="float">
            <text:p>-73.6122881509997</text:p>
          </table:table-cell>
          <table:table-cell office:value-type="float" office:value="45.5363391532123" calcext:value-type="float">
            <text:p>45.536339153212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s Carrières</text:p>
          </table:table-cell>
          <table:table-cell/>
          <table:table-cell office:value-type="string" calcext:value-type="string">
            <text:p>rue des Carrières/rue Boy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33337903976" calcext:value-type="float">
            <text:p>-73.5933337903976</text:p>
          </table:table-cell>
          <table:table-cell office:value-type="float" office:value="45.5335932596698" calcext:value-type="float">
            <text:p>45.533593259669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a Cité-Jardin</text:p>
          </table:table-cell>
          <table:table-cell/>
          <table:table-cell office:value-type="string" calcext:value-type="string">
            <text:p>boul Rosemont/ave des Épinettes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618604308963" calcext:value-type="float">
            <text:p>-73.5618604308963</text:p>
          </table:table-cell>
          <table:table-cell office:value-type="float" office:value="45.571328802495" calcext:value-type="float">
            <text:p>45.57132880249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ante</text:p>
          </table:table-cell>
          <table:table-cell/>
          <table:table-cell office:value-type="string" calcext:value-type="string">
            <text:p>rue Dante/ave De Gaspé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18452895708" calcext:value-type="float">
            <text:p>-73.6118452895708</text:p>
          </table:table-cell>
          <table:table-cell office:value-type="float" office:value="45.534353285395" calcext:value-type="float">
            <text:p>45.53435328539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Gaspé</text:p>
          </table:table-cell>
          <table:table-cell/>
          <table:table-cell office:value-type="string" calcext:value-type="string">
            <text:p>ave De Gaspé/rue Saint-Zotiqu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92363202975" calcext:value-type="float">
            <text:p>-73.6092363202975</text:p>
          </table:table-cell>
          <table:table-cell office:value-type="float" office:value="45.5331128635227" calcext:value-type="float">
            <text:p>45.53311286352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Étienne-Desmarteau</text:p>
          </table:table-cell>
          <table:table-cell/>
          <table:table-cell office:value-type="string" calcext:value-type="string">
            <text:p>rue Beaubien Est/20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02658762942" calcext:value-type="float">
            <text:p>-73.5802658762942</text:p>
          </table:table-cell>
          <table:table-cell office:value-type="float" office:value="45.5605593085642" calcext:value-type="float">
            <text:p>45.560559308564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Étienne-Desmarteau</text:p>
          </table:table-cell>
          <table:table-cell/>
          <table:table-cell office:value-type="string" calcext:value-type="string">
            <text:p>rue Beaubien Est/20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9743067258" calcext:value-type="float">
            <text:p>-73.579743067258</text:p>
          </table:table-cell>
          <table:table-cell office:value-type="float" office:value="45.5604340578906" calcext:value-type="float">
            <text:p>45.560434057890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Étienne-Desmarteau</text:p>
          </table:table-cell>
          <table:table-cell/>
          <table:table-cell office:value-type="string" calcext:value-type="string">
            <text:p>rue Beaubien Est/20e av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80228136977" calcext:value-type="float">
            <text:p>-73.580228136977</text:p>
          </table:table-cell>
          <table:table-cell office:value-type="float" office:value="45.5596936947573" calcext:value-type="float">
            <text:p>45.559693694757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Étienne-Desmarteau</text:p>
          </table:table-cell>
          <table:table-cell/>
          <table:table-cell office:value-type="string" calcext:value-type="string">
            <text:p>rue Beaubien Est/20e av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796021742768" calcext:value-type="float">
            <text:p>-73.5796021742768</text:p>
          </table:table-cell>
          <table:table-cell office:value-type="float" office:value="45.5595356718738" calcext:value-type="float">
            <text:p>45.559535671873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Étienne-Desmarteau</text:p>
          </table:table-cell>
          <table:table-cell/>
          <table:table-cell office:value-type="string" calcext:value-type="string">
            <text:p>rue Beaubien Est/20e av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80458905653" calcext:value-type="float">
            <text:p>-73.580458905653</text:p>
          </table:table-cell>
          <table:table-cell office:value-type="float" office:value="45.5593846194073" calcext:value-type="float">
            <text:p>45.559384619407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Étienne-Desmarteau</text:p>
          </table:table-cell>
          <table:table-cell/>
          <table:table-cell office:value-type="string" calcext:value-type="string">
            <text:p>rue Beaubien Est/20e av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798046925694" calcext:value-type="float">
            <text:p>-73.5798046925694</text:p>
          </table:table-cell>
          <table:table-cell office:value-type="float" office:value="45.5591752369886" calcext:value-type="float">
            <text:p>45.559175236988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Guglielmo-Marconi (Jean-Talon/Saint-Laurent)</text:p>
          </table:table-cell>
          <table:table-cell/>
          <table:table-cell office:value-type="string" calcext:value-type="string">
            <text:p>boul Saint-Laurent/rue Jean-Talon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77000391677" calcext:value-type="float">
            <text:p>-73.6177000391677</text:p>
          </table:table-cell>
          <table:table-cell office:value-type="float" office:value="45.5347939026664" calcext:value-type="float">
            <text:p>45.534793902666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Guido-Nincheri</text:p>
          </table:table-cell>
          <table:table-cell/>
          <table:table-cell office:value-type="string" calcext:value-type="string">
            <text:p>rue Sherbrooke Est/boul Pie-IX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550329452937" calcext:value-type="float">
            <text:p>-73.5550329452937</text:p>
          </table:table-cell>
          <table:table-cell office:value-type="float" office:value="45.5541991942267" calcext:value-type="float">
            <text:p>45.554199194226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lace Hector-Prud'homme</text:p>
          </table:table-cell>
          <table:table-cell/>
          <table:table-cell office:value-type="string" calcext:value-type="string">
            <text:p>rue Saint-Hubert/rue de Bellechas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96695855457" calcext:value-type="float">
            <text:p>-73.5996695855457</text:p>
          </table:table-cell>
          <table:table-cell office:value-type="float" office:value="45.534821225472" calcext:value-type="float">
            <text:p>45.53482122547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Henri-Valade</text:p>
          </table:table-cell>
          <table:table-cell/>
          <table:table-cell office:value-type="string" calcext:value-type="string">
            <text:p>place Henri-Valade/boul Saint-Joseph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80958032691" calcext:value-type="float">
            <text:p>-73.5680958032691</text:p>
          </table:table-cell>
          <table:table-cell office:value-type="float" office:value="45.5485321897072" calcext:value-type="float">
            <text:p>45.548532189707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Idola-Saint-Jean</text:p>
          </table:table-cell>
          <table:table-cell/>
          <table:table-cell office:value-type="string" calcext:value-type="string">
            <text:p>boul Rosemont/18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71331604392" calcext:value-type="float">
            <text:p>-73.5771331604392</text:p>
          </table:table-cell>
          <table:table-cell office:value-type="float" office:value="45.5577514646343" calcext:value-type="float">
            <text:p>45.557751464634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J.-Arthur-Champagne</text:p>
          </table:table-cell>
          <table:table-cell/>
          <table:table-cell office:value-type="string" calcext:value-type="string">
            <text:p>ave du Mont-Royal Est/rue Henri-Deslongchamp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12798510165" calcext:value-type="float">
            <text:p>-73.5612798510165</text:p>
          </table:table-cell>
          <table:table-cell office:value-type="float" office:value="45.5518258482451" calcext:value-type="float">
            <text:p>45.551825848245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Jean-Duceppe</text:p>
          </table:table-cell>
          <table:table-cell/>
          <table:table-cell office:value-type="string" calcext:value-type="string">
            <text:p>rue William-Tremblay/rue André-Laurend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46217144162" calcext:value-type="float">
            <text:p>-73.5646217144162</text:p>
          </table:table-cell>
          <table:table-cell office:value-type="float" office:value="45.5430828197083" calcext:value-type="float">
            <text:p>45.543082819708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Jean-Duceppe</text:p>
          </table:table-cell>
          <table:table-cell/>
          <table:table-cell office:value-type="string" calcext:value-type="string">
            <text:p>rue William-Tremblay/rue André-Laurendeau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665082570232" calcext:value-type="float">
            <text:p>-73.5665082570232</text:p>
          </table:table-cell>
          <table:table-cell office:value-type="float" office:value="45.5438570361742" calcext:value-type="float">
            <text:p>45.543857036174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Jean-Et-Èva-Tremblay</text:p>
          </table:table-cell>
          <table:table-cell/>
          <table:table-cell office:value-type="string" calcext:value-type="string">
            <text:p>place Guillet/18e av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588355149888" calcext:value-type="float">
            <text:p>-73.5588355149888</text:p>
          </table:table-cell>
          <table:table-cell office:value-type="float" office:value="45.5515786887867" calcext:value-type="float">
            <text:p>45.551578688786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Joseph-N.-Drapeau</text:p>
          </table:table-cell>
          <table:table-cell/>
          <table:table-cell office:value-type="string" calcext:value-type="string">
            <text:p>place Joseph-N.-Drapeau/rue William-Trembla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05785591755" calcext:value-type="float">
            <text:p>-73.5605785591755</text:p>
          </table:table-cell>
          <table:table-cell office:value-type="float" office:value="45.5485374132424" calcext:value-type="float">
            <text:p>45.548537413242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Joseph-Paré</text:p>
          </table:table-cell>
          <table:table-cell/>
          <table:table-cell office:value-type="string" calcext:value-type="string">
            <text:p>rue Beaubien Est/43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98572068049" calcext:value-type="float">
            <text:p>-73.5698572068049</text:p>
          </table:table-cell>
          <table:table-cell office:value-type="float" office:value="45.574743553736" calcext:value-type="float">
            <text:p>45.57474355373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Lafond</text:p>
          </table:table-cell>
          <table:table-cell/>
          <table:table-cell office:value-type="string" calcext:value-type="string">
            <text:p>boul Saint-Joseph Est/13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79958795843" calcext:value-type="float">
            <text:p>-73.5679958795843</text:p>
          </table:table-cell>
          <table:table-cell office:value-type="float" office:value="45.551481280461" calcext:value-type="float">
            <text:p>45.55148128046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Lafond</text:p>
          </table:table-cell>
          <table:table-cell/>
          <table:table-cell office:value-type="string" calcext:value-type="string">
            <text:p>boul Saint-Joseph Est/13e av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688836456202" calcext:value-type="float">
            <text:p>-73.5688836456202</text:p>
          </table:table-cell>
          <table:table-cell office:value-type="float" office:value="45.5522768328883" calcext:value-type="float">
            <text:p>45.552276832888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Lafond</text:p>
          </table:table-cell>
          <table:table-cell/>
          <table:table-cell office:value-type="string" calcext:value-type="string">
            <text:p>boul Saint-Joseph Est/13e av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685996582237" calcext:value-type="float">
            <text:p>-73.5685996582237</text:p>
          </table:table-cell>
          <table:table-cell office:value-type="float" office:value="45.5522437998584" calcext:value-type="float">
            <text:p>45.552243799858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Lafond</text:p>
          </table:table-cell>
          <table:table-cell/>
          <table:table-cell office:value-type="string" calcext:value-type="string">
            <text:p>boul Saint-Joseph Est/13e av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684828061569" calcext:value-type="float">
            <text:p>-73.5684828061569</text:p>
          </table:table-cell>
          <table:table-cell office:value-type="float" office:value="45.5522061668725" calcext:value-type="float">
            <text:p>45.552206166872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aisonneuve (gorf municipal)</text:p>
          </table:table-cell>
          <table:table-cell/>
          <table:table-cell office:value-type="string" calcext:value-type="string">
            <text:p>rue Sherbrooke Est/boul de L'Assompti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67563057624" calcext:value-type="float">
            <text:p>-73.5567563057624</text:p>
          </table:table-cell>
          <table:table-cell office:value-type="float" office:value="45.5721598378904" calcext:value-type="float">
            <text:p>45.572159837890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aisonneuve (gorf municipal)</text:p>
          </table:table-cell>
          <table:table-cell/>
          <table:table-cell office:value-type="string" calcext:value-type="string">
            <text:p>rue Sherbrooke Est/boul de L'Assomption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568314351581" calcext:value-type="float">
            <text:p>-73.5568314351581</text:p>
          </table:table-cell>
          <table:table-cell office:value-type="float" office:value="45.5691602094482" calcext:value-type="float">
            <text:p>45.569160209448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Léon-Provancher</text:p>
          </table:table-cell>
          <table:table-cell/>
          <table:table-cell office:value-type="string" calcext:value-type="string">
            <text:p>boul Pix-IX/rue Dandurand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696309860435" calcext:value-type="float">
            <text:p>-73.5696309860435</text:p>
          </table:table-cell>
          <table:table-cell office:value-type="float" office:value="45.5603741713975" calcext:value-type="float">
            <text:p>45.560374171397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s Locomotives</text:p>
          </table:table-cell>
          <table:table-cell/>
          <table:table-cell office:value-type="string" calcext:value-type="string">
            <text:p>rue Omer-Lavallée/ave du Midwa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19045517758" calcext:value-type="float">
            <text:p>-73.5619045517758</text:p>
          </table:table-cell>
          <table:table-cell office:value-type="float" office:value="45.5457089675548" calcext:value-type="float">
            <text:p>45.545708967554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a Louisiane</text:p>
          </table:table-cell>
          <table:table-cell/>
          <table:table-cell office:value-type="string" calcext:value-type="string">
            <text:p>rue de Bellechasse/35e av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708947790953" calcext:value-type="float">
            <text:p>-73.5708947790953</text:p>
          </table:table-cell>
          <table:table-cell office:value-type="float" office:value="45.5688287676533" calcext:value-type="float">
            <text:p>45.568828767653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a Louisiane</text:p>
          </table:table-cell>
          <table:table-cell/>
          <table:table-cell office:value-type="string" calcext:value-type="string">
            <text:p>rue de Bellechasse/35e av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735681210432" calcext:value-type="float">
            <text:p>-73.5735681210432</text:p>
          </table:table-cell>
          <table:table-cell office:value-type="float" office:value="45.5683148025702" calcext:value-type="float">
            <text:p>45.568314802570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a Louisiane</text:p>
          </table:table-cell>
          <table:table-cell/>
          <table:table-cell office:value-type="string" calcext:value-type="string">
            <text:p>rue de Bellechasse/35e av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725048793367" calcext:value-type="float">
            <text:p>-73.5725048793367</text:p>
          </table:table-cell>
          <table:table-cell office:value-type="float" office:value="45.5684934692544" calcext:value-type="float">
            <text:p>45.568493469254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a Louisiane</text:p>
          </table:table-cell>
          <table:table-cell/>
          <table:table-cell office:value-type="string" calcext:value-type="string">
            <text:p>rue de Bellechasse/35e av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723597039084" calcext:value-type="float">
            <text:p>-73.5723597039084</text:p>
          </table:table-cell>
          <table:table-cell office:value-type="float" office:value="45.5684761945326" calcext:value-type="float">
            <text:p>45.568476194532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Luc-Durand</text:p>
          </table:table-cell>
          <table:table-cell/>
          <table:table-cell office:value-type="string" calcext:value-type="string">
            <text:p>ave De Chateaubriand/rue des Atelier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63593173862" calcext:value-type="float">
            <text:p>-73.5963593173862</text:p>
          </table:table-cell>
          <table:table-cell office:value-type="float" office:value="45.5319815667106" calcext:value-type="float">
            <text:p>45.531981566710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aisonneuve</text:p>
          </table:table-cell>
          <table:table-cell/>
          <table:table-cell office:value-type="string" calcext:value-type="string">
            <text:p>rue Sherbrooke Est/rue Vi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49249001007" calcext:value-type="float">
            <text:p>-73.5649249001007</text:p>
          </table:table-cell>
          <table:table-cell office:value-type="float" office:value="45.5681756186515" calcext:value-type="float">
            <text:p>45.568175618651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aisonneuve</text:p>
          </table:table-cell>
          <table:table-cell/>
          <table:table-cell office:value-type="string" calcext:value-type="string">
            <text:p>rue Sherbrooke Est/rue Vi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77955502424" calcext:value-type="float">
            <text:p>-73.5577955502424</text:p>
          </table:table-cell>
          <table:table-cell office:value-type="float" office:value="45.5623333217971" calcext:value-type="float">
            <text:p>45.562333321797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aisonneuve</text:p>
          </table:table-cell>
          <table:table-cell/>
          <table:table-cell office:value-type="string" calcext:value-type="string">
            <text:p>rue Sherbrooke Est/rue Vi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55218446949" calcext:value-type="float">
            <text:p>-73.5555218446949</text:p>
          </table:table-cell>
          <table:table-cell office:value-type="float" office:value="45.5616248406435" calcext:value-type="float">
            <text:p>45.561624840643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olson</text:p>
          </table:table-cell>
          <table:table-cell/>
          <table:table-cell office:value-type="string" calcext:value-type="string">
            <text:p>rue d'Iberville/ave Elsdal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920871896442" calcext:value-type="float">
            <text:p>-73.5920871896442</text:p>
          </table:table-cell>
          <table:table-cell office:value-type="float" office:value="45.5497188093937" calcext:value-type="float">
            <text:p>45.549718809393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ontcalm</text:p>
          </table:table-cell>
          <table:table-cell/>
          <table:table-cell office:value-type="string" calcext:value-type="string">
            <text:p>rue Cartier/rue Saint-Zotiqu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16620067772" calcext:value-type="float">
            <text:p>-73.6016620067772</text:p>
          </table:table-cell>
          <table:table-cell office:value-type="float" office:value="45.5462053787496" calcext:value-type="float">
            <text:p>45.546205378749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ozart</text:p>
          </table:table-cell>
          <table:table-cell/>
          <table:table-cell office:value-type="string" calcext:value-type="string">
            <text:p>ave Mozart Ouest/rue Waverl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6974165899" calcext:value-type="float">
            <text:p>-73.616974165899</text:p>
          </table:table-cell>
          <table:table-cell office:value-type="float" office:value="45.5313833612507" calcext:value-type="float">
            <text:p>45.531383361250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u Pélican</text:p>
          </table:table-cell>
          <table:table-cell/>
          <table:table-cell office:value-type="string" calcext:value-type="string">
            <text:p>rue Laurier Est/1er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45021659334" calcext:value-type="float">
            <text:p>-73.5745021659334</text:p>
          </table:table-cell>
          <table:table-cell office:value-type="float" office:value="45.5441552572935" calcext:value-type="float">
            <text:p>45.544155257293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u Pélican</text:p>
          </table:table-cell>
          <table:table-cell/>
          <table:table-cell office:value-type="string" calcext:value-type="string">
            <text:p>rue Molson/boul Saint-Joseph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26341673704" calcext:value-type="float">
            <text:p>-73.5726341673704</text:p>
          </table:table-cell>
          <table:table-cell office:value-type="float" office:value="45.5429579678978" calcext:value-type="float">
            <text:p>45.542957967897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ère-Marquette (sud)</text:p>
          </table:table-cell>
          <table:table-cell office:value-type="string" calcext:value-type="string">
            <text:p>Dog Park</text:p>
          </table:table-cell>
          <table:table-cell office:value-type="string" calcext:value-type="string">
            <text:p>rue Garnier/boul Rosemont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5905792728304" calcext:value-type="float">
            <text:p>-73.5905792728304</text:p>
          </table:table-cell>
          <table:table-cell office:value-type="float" office:value="45.5383132368199" calcext:value-type="float">
            <text:p>45.538313236819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ère-Marquette (centre)</text:p>
          </table:table-cell>
          <table:table-cell/>
          <table:table-cell office:value-type="string" calcext:value-type="string">
            <text:p>boul Rosemont/rue Chambo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23869348099" calcext:value-type="float">
            <text:p>-73.5923869348099</text:p>
          </table:table-cell>
          <table:table-cell office:value-type="float" office:value="45.5403725965631" calcext:value-type="float">
            <text:p>45.540372596563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ère-Marquette (centre)</text:p>
          </table:table-cell>
          <table:table-cell/>
          <table:table-cell office:value-type="string" calcext:value-type="string">
            <text:p>boul Rosemont/rue Chambo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48503826016" calcext:value-type="float">
            <text:p>-73.5948503826016</text:p>
          </table:table-cell>
          <table:table-cell office:value-type="float" office:value="45.5390125433111" calcext:value-type="float">
            <text:p>45.539012543311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ère-Marquette (centre)</text:p>
          </table:table-cell>
          <table:table-cell/>
          <table:table-cell office:value-type="string" calcext:value-type="string">
            <text:p>boul Rosemont/rue Chambord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938602786908" calcext:value-type="float">
            <text:p>-73.5938602786908</text:p>
          </table:table-cell>
          <table:table-cell office:value-type="float" office:value="45.5389093399205" calcext:value-type="float">
            <text:p>45.538909339920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ère-Marquette (centre)</text:p>
          </table:table-cell>
          <table:table-cell/>
          <table:table-cell office:value-type="string" calcext:value-type="string">
            <text:p>boul Rosemont/rue Chambord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937177627133" calcext:value-type="float">
            <text:p>-73.5937177627133</text:p>
          </table:table-cell>
          <table:table-cell office:value-type="float" office:value="45.5389094569297" calcext:value-type="float">
            <text:p>45.538909456929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ère-Marquette (nord)</text:p>
          </table:table-cell>
          <table:table-cell/>
          <table:table-cell office:value-type="string" calcext:value-type="string">
            <text:p>rue De Drucourt/rue De Lanaudi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64445950522" calcext:value-type="float">
            <text:p>-73.5964445950522</text:p>
          </table:table-cell>
          <table:table-cell office:value-type="float" office:value="45.5397767000744" calcext:value-type="float">
            <text:p>45.539776700074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a Petite-Italie</text:p>
          </table:table-cell>
          <table:table-cell/>
          <table:table-cell office:value-type="string" calcext:value-type="string">
            <text:p>rue Clark/rue Saint-Zotique Oues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119651519854" calcext:value-type="float">
            <text:p>-73.6119651519854</text:p>
          </table:table-cell>
          <table:table-cell office:value-type="float" office:value="45.5313953993685" calcext:value-type="float">
            <text:p>45.53139539936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Richard-Angus</text:p>
          </table:table-cell>
          <table:table-cell/>
          <table:table-cell office:value-type="string" calcext:value-type="string">
            <text:p>rue Ernest-Gendreau/ave du Mont-Royal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35420125141" calcext:value-type="float">
            <text:p>-73.5635420125141</text:p>
          </table:table-cell>
          <table:table-cell office:value-type="float" office:value="45.5497369940234" calcext:value-type="float">
            <text:p>45.549736994023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Rosemont</text:p>
          </table:table-cell>
          <table:table-cell/>
          <table:table-cell office:value-type="string" calcext:value-type="string">
            <text:p>rue Dandurand/place Basile-Patenau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0346884987" calcext:value-type="float">
            <text:p>-73.580346884987</text:p>
          </table:table-cell>
          <table:table-cell office:value-type="float" office:value="45.5457650625458" calcext:value-type="float">
            <text:p>45.545765062545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Saint-Édouard</text:p>
          </table:table-cell>
          <table:table-cell/>
          <table:table-cell office:value-type="string" calcext:value-type="string">
            <text:p>rue Boyer/rue Saint-Zotiqu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68698015766" calcext:value-type="float">
            <text:p>-73.6068698015766</text:p>
          </table:table-cell>
          <table:table-cell office:value-type="float" office:value="45.5387532160116" calcext:value-type="float">
            <text:p>45.538753216011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Saint-Émile</text:p>
          </table:table-cell>
          <table:table-cell/>
          <table:table-cell office:value-type="string" calcext:value-type="string">
            <text:p>rue Rachel Est/rue Saint-Germa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86903197493" calcext:value-type="float">
            <text:p>-73.5586903197493</text:p>
          </table:table-cell>
          <table:table-cell office:value-type="float" office:value="45.5455896361678" calcext:value-type="float">
            <text:p>45.545589636167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Saint-Émile</text:p>
          </table:table-cell>
          <table:table-cell/>
          <table:table-cell office:value-type="string" calcext:value-type="string">
            <text:p>rue Rachel Est/rue Saint-Germa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92328898457" calcext:value-type="float">
            <text:p>-73.5592328898457</text:p>
          </table:table-cell>
          <table:table-cell office:value-type="float" office:value="45.5458061266843" calcext:value-type="float">
            <text:p>45.545806126684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Soeur-Madeleine-Gagnon (Saint-Jean-De-La-Croix)</text:p>
          </table:table-cell>
          <table:table-cell/>
          <table:table-cell office:value-type="string" calcext:value-type="string">
            <text:p>rue Saint-Dominique/rue Saint-Zotiqu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06000094739" calcext:value-type="float">
            <text:p>-73.6106000094739</text:p>
          </table:table-cell>
          <table:table-cell office:value-type="float" office:value="45.5316115207103" calcext:value-type="float">
            <text:p>45.531611520710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Raymond-Lévesque (Saint-Zotique/23e avenue)</text:p>
          </table:table-cell>
          <table:table-cell/>
          <table:table-cell office:value-type="string" calcext:value-type="string">
            <text:p>rue Saint-Zotique Est/23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4092936825" calcext:value-type="float">
            <text:p>-73.584092936825</text:p>
          </table:table-cell>
          <table:table-cell office:value-type="float" office:value="45.5646373009131" calcext:value-type="float">
            <text:p>45.564637300913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Sainte-Bernadette</text:p>
          </table:table-cell>
          <table:table-cell/>
          <table:table-cell office:value-type="string" calcext:value-type="string">
            <text:p>rue Bélanger/19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78272208381" calcext:value-type="float">
            <text:p>-73.5878272208381</text:p>
          </table:table-cell>
          <table:table-cell office:value-type="float" office:value="45.5621800151337" calcext:value-type="float">
            <text:p>45.562180015133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Sainte-Bernadette</text:p>
          </table:table-cell>
          <table:table-cell/>
          <table:table-cell office:value-type="string" calcext:value-type="string">
            <text:p>rue Bélanger/19e av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879283257351" calcext:value-type="float">
            <text:p>-73.5879283257351</text:p>
          </table:table-cell>
          <table:table-cell office:value-type="float" office:value="45.5614628598458" calcext:value-type="float">
            <text:p>45.561462859845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'Ukraine</text:p>
          </table:table-cell>
          <table:table-cell office:value-type="string" calcext:value-type="string">
            <text:p>Paddling Pool</text:p>
          </table:table-cell>
          <table:table-cell office:value-type="string" calcext:value-type="string">
            <text:p>rue de Bellechasse/12e ave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5823736320395" calcext:value-type="float">
            <text:p>-73.5823736320395</text:p>
          </table:table-cell>
          <table:table-cell office:value-type="float" office:value="45.5551675303225" calcext:value-type="float">
            <text:p>45.555167530322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'Ukraine</text:p>
          </table:table-cell>
          <table:table-cell/>
          <table:table-cell office:value-type="string" calcext:value-type="string">
            <text:p>rue de Bellechasse/12e av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822322754457" calcext:value-type="float">
            <text:p>-73.5822322754457</text:p>
          </table:table-cell>
          <table:table-cell office:value-type="float" office:value="45.5551125622756" calcext:value-type="float">
            <text:p>45.555112562275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Le Goupillier (jardin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54e rue (#4161)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261720719409" calcext:value-type="float">
            <text:p>-73.6261720719409</text:p>
          </table:table-cell>
          <table:table-cell office:value-type="float" office:value="45.5833468415968" calcext:value-type="float">
            <text:p>45.583346841596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hampdoré (jardin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ave Charton (#9400)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417380813116" calcext:value-type="float">
            <text:p>-73.6417380813116</text:p>
          </table:table-cell>
          <table:table-cell office:value-type="float" office:value="45.5650175512588" calcext:value-type="float">
            <text:p>45.565017551258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Lille (jardin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ave Bruchesi (#9400)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376615418056" calcext:value-type="float">
            <text:p>-73.6376615418056</text:p>
          </table:table-cell>
          <table:table-cell office:value-type="float" office:value="45.5703898594061" calcext:value-type="float">
            <text:p>45.570389859406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Le Michelois (jardin)</text:p>
          </table:table-cell>
          <table:table-cell office:value-type="string" calcext:value-type="string">
            <text:p>Community Garden</text:p>
          </table:table-cell>
          <table:table-cell/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192652314997" calcext:value-type="float">
            <text:p>-73.6192652314997</text:p>
          </table:table-cell>
          <table:table-cell office:value-type="float" office:value="45.5683700863962" calcext:value-type="float">
            <text:p>45.568370086396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Villeray(jardin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ave Christophe-Colomb (#8000)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22936265893" calcext:value-type="float">
            <text:p>-73.622936265893</text:p>
          </table:table-cell>
          <table:table-cell office:value-type="float" office:value="45.5471345119634" calcext:value-type="float">
            <text:p>45.547134511963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Normandville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rue De Normandville (#7955)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202679710556" calcext:value-type="float">
            <text:p>-73.6202679710556</text:p>
          </table:table-cell>
          <table:table-cell office:value-type="float" office:value="45.5484326662418" calcext:value-type="float">
            <text:p>45.54843266624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Babylone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ave Ball (#435)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324122295634" calcext:value-type="float">
            <text:p>-73.6324122295634</text:p>
          </table:table-cell>
          <table:table-cell office:value-type="float" office:value="45.5324091524558" calcext:value-type="float">
            <text:p>45.532409152455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ean-Rivard</text:p>
          </table:table-cell>
          <table:table-cell/>
          <table:table-cell office:value-type="string" calcext:value-type="string">
            <text:p>rue Jean-Rivard/2e av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170820096994" calcext:value-type="float">
            <text:p>-73.6170820096994</text:p>
          </table:table-cell>
          <table:table-cell office:value-type="float" office:value="45.5634816619204" calcext:value-type="float">
            <text:p>45.563481661920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George-Vernot</text:p>
          </table:table-cell>
          <table:table-cell/>
          <table:table-cell office:value-type="string" calcext:value-type="string">
            <text:p>13e ave/boul Rober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159312601328" calcext:value-type="float">
            <text:p>-73.6159312601328</text:p>
          </table:table-cell>
          <table:table-cell office:value-type="float" office:value="45.5693967181725" calcext:value-type="float">
            <text:p>45.569396718172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George-Vernot</text:p>
          </table:table-cell>
          <table:table-cell/>
          <table:table-cell office:value-type="string" calcext:value-type="string">
            <text:p>13e ave/boul Rober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143154435032" calcext:value-type="float">
            <text:p>-73.6143154435032</text:p>
          </table:table-cell>
          <table:table-cell office:value-type="float" office:value="45.5679993766769" calcext:value-type="float">
            <text:p>45.567999376676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George-Vernot</text:p>
          </table:table-cell>
          <table:table-cell/>
          <table:table-cell office:value-type="string" calcext:value-type="string">
            <text:p>13e ave/boul Rober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15715533006" calcext:value-type="float">
            <text:p>-73.615715533006</text:p>
          </table:table-cell>
          <table:table-cell office:value-type="float" office:value="45.5684083807586" calcext:value-type="float">
            <text:p>45.568408380758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Parc-école-Montcalm</text:p>
          </table:table-cell>
          <table:table-cell/>
          <table:table-cell office:value-type="string" calcext:value-type="string">
            <text:p>boul Saint-Michel/rue Denis-Papin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22129862506" calcext:value-type="float">
            <text:p>-73.622129862506</text:p>
          </table:table-cell>
          <table:table-cell office:value-type="float" office:value="45.5698509737071" calcext:value-type="float">
            <text:p>45.569850973707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Sainte-Lucie</text:p>
          </table:table-cell>
          <table:table-cell/>
          <table:table-cell office:value-type="string" calcext:value-type="string">
            <text:p>rue Legendre Est/16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48770067764" calcext:value-type="float">
            <text:p>-73.6248770067764</text:p>
          </table:table-cell>
          <table:table-cell office:value-type="float" office:value="45.5749637291213" calcext:value-type="float">
            <text:p>45.574963729121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Sainte-Lucie</text:p>
          </table:table-cell>
          <table:table-cell/>
          <table:table-cell office:value-type="string" calcext:value-type="string">
            <text:p>rue Legendre Est/16e av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258858248203" calcext:value-type="float">
            <text:p>-73.6258858248203</text:p>
          </table:table-cell>
          <table:table-cell office:value-type="float" office:value="45.5751626544705" calcext:value-type="float">
            <text:p>45.575162654470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hampdoré</text:p>
          </table:table-cell>
          <table:table-cell/>
          <table:table-cell office:value-type="string" calcext:value-type="string">
            <text:p>rue Champdoré/rue de Lill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34893831609" calcext:value-type="float">
            <text:p>-73.634893831609</text:p>
          </table:table-cell>
          <table:table-cell office:value-type="float" office:value="45.5685832379118" calcext:value-type="float">
            <text:p>45.56858323791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hampdoré</text:p>
          </table:table-cell>
          <table:table-cell/>
          <table:table-cell office:value-type="string" calcext:value-type="string">
            <text:p>rue Champdoré/rue de Lill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345995464046" calcext:value-type="float">
            <text:p>-73.6345995464046</text:p>
          </table:table-cell>
          <table:table-cell office:value-type="float" office:value="45.5685804356186" calcext:value-type="float">
            <text:p>45.568580435618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Ovila-Légaré</text:p>
          </table:table-cell>
          <table:table-cell/>
          <table:table-cell office:value-type="string" calcext:value-type="string">
            <text:p>boul Pie-IX/48e ru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29262105659" calcext:value-type="float">
            <text:p>-73.6229262105659</text:p>
          </table:table-cell>
          <table:table-cell office:value-type="float" office:value="45.5810548227385" calcext:value-type="float">
            <text:p>45.581054822738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Ovila-Légaré</text:p>
          </table:table-cell>
          <table:table-cell/>
          <table:table-cell office:value-type="string" calcext:value-type="string">
            <text:p>boul Pie-IX/48e ru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18848222252" calcext:value-type="float">
            <text:p>-73.6218848222252</text:p>
          </table:table-cell>
          <table:table-cell office:value-type="float" office:value="45.5807119332884" calcext:value-type="float">
            <text:p>45.580711933288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Ovila-Légaré</text:p>
          </table:table-cell>
          <table:table-cell/>
          <table:table-cell office:value-type="string" calcext:value-type="string">
            <text:p>boul Pie-IX/48e ru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236501626927" calcext:value-type="float">
            <text:p>-73.6236501626927</text:p>
          </table:table-cell>
          <table:table-cell office:value-type="float" office:value="45.5813221909809" calcext:value-type="float">
            <text:p>45.581322190980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René-Goupil</text:p>
          </table:table-cell>
          <table:table-cell/>
          <table:table-cell office:value-type="string" calcext:value-type="string">
            <text:p>25e ave/boul Rober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0332981208" calcext:value-type="float">
            <text:p>-73.610332981208</text:p>
          </table:table-cell>
          <table:table-cell office:value-type="float" office:value="45.5773853911971" calcext:value-type="float">
            <text:p>45.577385391197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François-Perrault</text:p>
          </table:table-cell>
          <table:table-cell/>
          <table:table-cell office:value-type="string" calcext:value-type="string">
            <text:p>rue François-Perrault/ave Musse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006686163738" calcext:value-type="float">
            <text:p>-73.6006686163738</text:p>
          </table:table-cell>
          <table:table-cell office:value-type="float" office:value="45.5623449781838" calcext:value-type="float">
            <text:p>45.562344978183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oseph-Robin</text:p>
          </table:table-cell>
          <table:table-cell/>
          <table:table-cell office:value-type="string" calcext:value-type="string">
            <text:p>ave Léonard-De Vinci/rue Everet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64363825625" calcext:value-type="float">
            <text:p>-73.5964363825625</text:p>
          </table:table-cell>
          <table:table-cell office:value-type="float" office:value="45.5644797050394" calcext:value-type="float">
            <text:p>45.564479705039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u Bon-Air</text:p>
          </table:table-cell>
          <table:table-cell/>
          <table:table-cell office:value-type="string" calcext:value-type="string">
            <text:p>rue Everett/8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17188719595" calcext:value-type="float">
            <text:p>-73.6017188719595</text:p>
          </table:table-cell>
          <table:table-cell office:value-type="float" office:value="45.5574970917145" calcext:value-type="float">
            <text:p>45.557497091714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Gabriel-Sagard</text:p>
          </table:table-cell>
          <table:table-cell/>
          <table:table-cell office:value-type="string" calcext:value-type="string">
            <text:p>rue jean-Talon Est/rue Sag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35430378666" calcext:value-type="float">
            <text:p>-73.6035430378666</text:p>
          </table:table-cell>
          <table:table-cell office:value-type="float" office:value="45.5514560308643" calcext:value-type="float">
            <text:p>45.551456030864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Nicolas-Tillemont</text:p>
          </table:table-cell>
          <table:table-cell/>
          <table:table-cell office:value-type="string" calcext:value-type="string">
            <text:p>rue Tillemont/rue Louis-Hém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27910601221" calcext:value-type="float">
            <text:p>-73.6127910601221</text:p>
          </table:table-cell>
          <table:table-cell office:value-type="float" office:value="45.555724100145" calcext:value-type="float">
            <text:p>45.55572410014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ESM (Frédéric-Back)</text:p>
          </table:table-cell>
          <table:table-cell/>
          <table:table-cell office:value-type="string" calcext:value-type="string">
            <text:p>ave Papineau/ave Émile-Journaul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220229819343" calcext:value-type="float">
            <text:p>-73.6220229819343</text:p>
          </table:table-cell>
          <table:table-cell office:value-type="float" office:value="45.5602508569406" calcext:value-type="float">
            <text:p>45.560250856940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ESM (Frédéric-Back)</text:p>
          </table:table-cell>
          <table:table-cell/>
          <table:table-cell office:value-type="string" calcext:value-type="string">
            <text:p>ave Papineau/ave Émile-Journaul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213827482094" calcext:value-type="float">
            <text:p>-73.6213827482094</text:p>
          </table:table-cell>
          <table:table-cell office:value-type="float" office:value="45.5606016644257" calcext:value-type="float">
            <text:p>45.560601664425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ESM (Frédéric-Back)</text:p>
          </table:table-cell>
          <table:table-cell/>
          <table:table-cell office:value-type="string" calcext:value-type="string">
            <text:p>ave Papineau/ave Émile-Journaul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206938969862" calcext:value-type="float">
            <text:p>-73.6206938969862</text:p>
          </table:table-cell>
          <table:table-cell office:value-type="float" office:value="45.5603856242921" calcext:value-type="float">
            <text:p>45.560385624292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Giovannina-Di Tomasso</text:p>
          </table:table-cell>
          <table:table-cell/>
          <table:table-cell office:value-type="string" calcext:value-type="string">
            <text:p>rue De Normanville/rue Tillemon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99587775245" calcext:value-type="float">
            <text:p>-73.6199587775245</text:p>
          </table:table-cell>
          <table:table-cell office:value-type="float" office:value="45.548174828427" calcext:value-type="float">
            <text:p>45.54817482842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Villeray</text:p>
          </table:table-cell>
          <table:table-cell/>
          <table:table-cell office:value-type="string" calcext:value-type="string">
            <text:p>rue De Normanville/rue Tillemon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06305948256" calcext:value-type="float">
            <text:p>-73.6206305948256</text:p>
          </table:table-cell>
          <table:table-cell office:value-type="float" office:value="45.5480424749747" calcext:value-type="float">
            <text:p>45.548042474974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Normanville</text:p>
          </table:table-cell>
          <table:table-cell/>
          <table:table-cell office:value-type="string" calcext:value-type="string">
            <text:p>rue De Normanville/rue Everet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56889429854" calcext:value-type="float">
            <text:p>-73.6156889429854</text:p>
          </table:table-cell>
          <table:table-cell office:value-type="float" office:value="45.5460276343456" calcext:value-type="float">
            <text:p>45.546027634345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Normanville</text:p>
          </table:table-cell>
          <table:table-cell/>
          <table:table-cell office:value-type="string" calcext:value-type="string">
            <text:p>rue De Normanville/rue Everet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16069338972" calcext:value-type="float">
            <text:p>-73.616069338972</text:p>
          </table:table-cell>
          <table:table-cell office:value-type="float" office:value="45.5458646480595" calcext:value-type="float">
            <text:p>45.545864648059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Normanville</text:p>
          </table:table-cell>
          <table:table-cell/>
          <table:table-cell office:value-type="string" calcext:value-type="string">
            <text:p>rue De Normanville/rue Everet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160113835079" calcext:value-type="float">
            <text:p>-73.6160113835079</text:p>
          </table:table-cell>
          <table:table-cell office:value-type="float" office:value="45.5458300632341" calcext:value-type="float">
            <text:p>45.545830063234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Turin</text:p>
          </table:table-cell>
          <table:table-cell/>
          <table:table-cell office:value-type="string" calcext:value-type="string">
            <text:p>rue De Castelnaud Est/rue De Lanaudi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11430841229" calcext:value-type="float">
            <text:p>-73.6111430841229</text:p>
          </table:table-cell>
          <table:table-cell office:value-type="float" office:value="45.5459599807608" calcext:value-type="float">
            <text:p>45.545959980760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Le Prévost</text:p>
          </table:table-cell>
          <table:table-cell/>
          <table:table-cell office:value-type="string" calcext:value-type="string">
            <text:p>ave Christophe-Colomb/rue Jean-Talon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27669768494" calcext:value-type="float">
            <text:p>-73.6127669768494</text:p>
          </table:table-cell>
          <table:table-cell office:value-type="float" office:value="45.543041299318" calcext:value-type="float">
            <text:p>45.54304129931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Victorien-Pesant</text:p>
          </table:table-cell>
          <table:table-cell/>
          <table:table-cell office:value-type="string" calcext:value-type="string">
            <text:p>ave De Gaspé/rue De Castelnaud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91633942114" calcext:value-type="float">
            <text:p>-73.6191633942114</text:p>
          </table:table-cell>
          <table:table-cell office:value-type="float" office:value="45.5375891714437" calcext:value-type="float">
            <text:p>45.537589171443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Victorien-Pesant</text:p>
          </table:table-cell>
          <table:table-cell/>
          <table:table-cell office:value-type="string" calcext:value-type="string">
            <text:p>ave De Gaspé/rue De Castelnaud Es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1913069279" calcext:value-type="float">
            <text:p>-73.61913069279</text:p>
          </table:table-cell>
          <table:table-cell office:value-type="float" office:value="45.5376866579621" calcext:value-type="float">
            <text:p>45.537686657962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Villeray-Ouest</text:p>
          </table:table-cell>
          <table:table-cell/>
          <table:table-cell office:value-type="string" calcext:value-type="string">
            <text:p>ave Christophe-Colomb/rue Villeray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21290230788" calcext:value-type="float">
            <text:p>-73.621290230788</text:p>
          </table:table-cell>
          <table:table-cell office:value-type="float" office:value="45.5461181968853" calcext:value-type="float">
            <text:p>45.546118196885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ean-Marie_Lamonde</text:p>
          </table:table-cell>
          <table:table-cell/>
          <table:table-cell office:value-type="string" calcext:value-type="string">
            <text:p>ave De Chateaubriand/rue Villera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1244368806" calcext:value-type="float">
            <text:p>-73.621244368806</text:p>
          </table:table-cell>
          <table:table-cell office:value-type="float" office:value="45.5431324081572" calcext:value-type="float">
            <text:p>45.543132408157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Saint-Vincent-Ferrier</text:p>
          </table:table-cell>
          <table:table-cell/>
          <table:table-cell office:value-type="string" calcext:value-type="string">
            <text:p>ave Henri-Julien/rue Jarry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13676467919" calcext:value-type="float">
            <text:p>-73.6313676467919</text:p>
          </table:table-cell>
          <table:table-cell office:value-type="float" office:value="45.5418258100068" calcext:value-type="float">
            <text:p>45.541825810006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s Rêves</text:p>
          </table:table-cell>
          <table:table-cell/>
          <table:table-cell office:value-type="string" calcext:value-type="string">
            <text:p>ave De Gaspé/rue Guizot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31623007166" calcext:value-type="float">
            <text:p>-73.6331623007166</text:p>
          </table:table-cell>
          <table:table-cell office:value-type="float" office:value="45.5416563624121" calcext:value-type="float">
            <text:p>45.541656362412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Howard</text:p>
          </table:table-cell>
          <table:table-cell/>
          <table:table-cell office:value-type="string" calcext:value-type="string">
            <text:p>ave De L'Épée/rue de Liège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26438041746" calcext:value-type="float">
            <text:p>-73.6426438041746</text:p>
          </table:table-cell>
          <table:table-cell office:value-type="float" office:value="45.5335800318668" calcext:value-type="float">
            <text:p>45.533580031866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ave de l'Esplana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36139681262" calcext:value-type="float">
            <text:p>-73.6336139681262</text:p>
          </table:table-cell>
          <table:table-cell office:value-type="float" office:value="45.5339893989269" calcext:value-type="float">
            <text:p>45.533989398926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ave de l'Esplana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0716412024" calcext:value-type="float">
            <text:p>-73.630716412024</text:p>
          </table:table-cell>
          <table:table-cell office:value-type="float" office:value="45.5330585392605" calcext:value-type="float">
            <text:p>45.533058539260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boul Saint-Lauren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02734766887" calcext:value-type="float">
            <text:p>-73.6302734766887</text:p>
          </table:table-cell>
          <table:table-cell office:value-type="float" office:value="45.5377429717083" calcext:value-type="float">
            <text:p>45.537742971708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boul Saint-Laurent/rue Villera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73756804245" calcext:value-type="float">
            <text:p>-73.6273756804245</text:p>
          </table:table-cell>
          <table:table-cell office:value-type="float" office:value="45.5365399172527" calcext:value-type="float">
            <text:p>45.536539917252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boul Saint-Lauren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323375031515" calcext:value-type="float">
            <text:p>-73.6323375031515</text:p>
          </table:table-cell>
          <table:table-cell office:value-type="float" office:value="45.5347208334976" calcext:value-type="float">
            <text:p>45.534720833497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boul Saint-Lauren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305323892848" calcext:value-type="float">
            <text:p>-73.6305323892848</text:p>
          </table:table-cell>
          <table:table-cell office:value-type="float" office:value="45.5356984247767" calcext:value-type="float">
            <text:p>45.535698424776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boul Saint-Lauren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262381960247" calcext:value-type="float">
            <text:p>-73.6262381960247</text:p>
          </table:table-cell>
          <table:table-cell office:value-type="float" office:value="45.5367278062839" calcext:value-type="float">
            <text:p>45.536727806283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boul Saint-Lauren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243036578376" calcext:value-type="float">
            <text:p>-73.6243036578376</text:p>
          </table:table-cell>
          <table:table-cell office:value-type="float" office:value="45.5363424575949" calcext:value-type="float">
            <text:p>45.536342457594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ean-Valets</text:p>
          </table:table-cell>
          <table:table-cell/>
          <table:table-cell office:value-type="string" calcext:value-type="string">
            <text:p>ave Bloomfield/rue de Liège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15563036635" calcext:value-type="float">
            <text:p>-73.6415563036635</text:p>
          </table:table-cell>
          <table:table-cell office:value-type="float" office:value="45.532519035531" calcext:value-type="float">
            <text:p>45.53251903553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Parc-école Sinclair-Laird</text:p>
          </table:table-cell>
          <table:table-cell/>
          <table:table-cell office:value-type="string" calcext:value-type="string">
            <text:p>rue de Liège Ouest/ave Stuar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32180919895" calcext:value-type="float">
            <text:p>-73.6432180919895</text:p>
          </table:table-cell>
          <table:table-cell office:value-type="float" office:value="45.5305233718329" calcext:value-type="float">
            <text:p>45.530523371832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Barclay</text:p>
          </table:table-cell>
          <table:table-cell/>
          <table:table-cell office:value-type="string" calcext:value-type="string">
            <text:p>ave Wiseman/rue Jarry Oues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362952023537" calcext:value-type="float">
            <text:p>-73.6362952023537</text:p>
          </table:table-cell>
          <table:table-cell office:value-type="float" office:value="45.5293407248877" calcext:value-type="float">
            <text:p>45.529340724887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Lestre</text:p>
          </table:table-cell>
          <table:table-cell/>
          <table:table-cell office:value-type="string" calcext:value-type="string">
            <text:p>ave Ball/ave Bloomfiel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33002774072" calcext:value-type="float">
            <text:p>-73.6333002774072</text:p>
          </table:table-cell>
          <table:table-cell office:value-type="float" office:value="45.5303568476" calcext:value-type="float">
            <text:p>45.530356847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Saint-Roch</text:p>
          </table:table-cell>
          <table:table-cell/>
          <table:table-cell office:value-type="string" calcext:value-type="string">
            <text:p>ave Ball/rue Durocher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31615167919" calcext:value-type="float">
            <text:p>-73.631615167919</text:p>
          </table:table-cell>
          <table:table-cell office:value-type="float" office:value="45.5323827184915" calcext:value-type="float">
            <text:p>45.532382718491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Ogilvy/Outremont</text:p>
          </table:table-cell>
          <table:table-cell/>
          <table:table-cell office:value-type="string" calcext:value-type="string">
            <text:p>ave d'Outremont/ave Ogilv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68298738134" calcext:value-type="float">
            <text:p>-73.6268298738134</text:p>
          </table:table-cell>
          <table:table-cell office:value-type="float" office:value="45.5267007001119" calcext:value-type="float">
            <text:p>45.526700700111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Birnam</text:p>
          </table:table-cell>
          <table:table-cell/>
          <table:table-cell office:value-type="string" calcext:value-type="string">
            <text:p>rue Birnam (face au #7002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42335867096" calcext:value-type="float">
            <text:p>-73.6242335867096</text:p>
          </table:table-cell>
          <table:table-cell office:value-type="float" office:value="45.5244642126329" calcext:value-type="float">
            <text:p>45.524464212632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hampagneur</text:p>
          </table:table-cell>
          <table:table-cell/>
          <table:table-cell office:value-type="string" calcext:value-type="string">
            <text:p>ave Champagneur ( face au #7001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29069357221" calcext:value-type="float">
            <text:p>-73.6229069357221</text:p>
          </table:table-cell>
          <table:table-cell office:value-type="float" office:value="45.5262678463337" calcext:value-type="float">
            <text:p>45.526267846333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Bloomfield</text:p>
          </table:table-cell>
          <table:table-cell/>
          <table:table-cell office:value-type="string" calcext:value-type="string">
            <text:p>ave Bloomfield/rue Jean-Talon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36093652309" calcext:value-type="float">
            <text:p>-73.6236093652309</text:p>
          </table:table-cell>
          <table:table-cell office:value-type="float" office:value="45.5271417322229" calcext:value-type="float">
            <text:p>45.527141732222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Athéna</text:p>
          </table:table-cell>
          <table:table-cell/>
          <table:table-cell office:value-type="string" calcext:value-type="string">
            <text:p>rue Jean-Talon Ouest/ave De L'Épé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40833444932" calcext:value-type="float">
            <text:p>-73.6240833444932</text:p>
          </table:table-cell>
          <table:table-cell office:value-type="float" office:value="45.5276878706724" calcext:value-type="float">
            <text:p>45.527687870672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William-Bowi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Patricia/ave Fielding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91558120882" calcext:value-type="float">
            <text:p>-73.6491558120882</text:p>
          </table:table-cell>
          <table:table-cell office:value-type="float" office:value="45.4579845299982" calcext:value-type="float">
            <text:p>45.457984529998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Loyola</text:p>
          </table:table-cell>
          <table:table-cell/>
          <table:table-cell office:value-type="string" calcext:value-type="string">
            <text:p>ave Doherty/ave Somerled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447211709131" calcext:value-type="float">
            <text:p>-73.6447211709131</text:p>
          </table:table-cell>
          <table:table-cell office:value-type="float" office:value="45.4599540673173" calcext:value-type="float">
            <text:p>45.459954067317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Loyola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ave Doherty/ave Somerle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59492163766" calcext:value-type="float">
            <text:p>-73.6459492163766</text:p>
          </table:table-cell>
          <table:table-cell office:value-type="float" office:value="45.4607969239049" calcext:value-type="float">
            <text:p>45.460796923904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Loyola</text:p>
          </table:table-cell>
          <table:table-cell office:value-type="string" calcext:value-type="string">
            <text:p>Baseball/Soccer</text:p>
          </table:table-cell>
          <table:table-cell office:value-type="string" calcext:value-type="string">
            <text:p>ave Fielding/ave Coronati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59823563478" calcext:value-type="float">
            <text:p>-73.6459823563478</text:p>
          </table:table-cell>
          <table:table-cell office:value-type="float" office:value="45.4625395303201" calcext:value-type="float">
            <text:p>45.462539530320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Loyola</text:p>
          </table:table-cell>
          <table:table-cell office:value-type="string" calcext:value-type="string">
            <text:p>Water Playground</text:p>
          </table:table-cell>
          <table:table-cell office:value-type="string" calcext:value-type="string">
            <text:p>ave Doherty/ave Fielding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6959972098" calcext:value-type="float">
            <text:p>-73.646959972098</text:p>
          </table:table-cell>
          <table:table-cell office:value-type="float" office:value="45.4608245131598" calcext:value-type="float">
            <text:p>45.460824513159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Gilbert-Layton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Chemin de la Côte-Saint-Luc/ave Rosedale</text:p>
          </table:table-cell>
          <table:table-cell office:value-type="string" calcext:value-type="string">
            <text:p>Non-Functional</text:p>
          </table:table-cell>
          <table:table-cell office:value-type="string" calcext:value-type="string">
            <text:p>orthophotographies</text:p>
          </table:table-cell>
          <table:table-cell office:value-type="float" office:value="-73.6513244162037" calcext:value-type="float">
            <text:p>-73.6513244162037</text:p>
          </table:table-cell>
          <table:table-cell office:value-type="float" office:value="45.4666980699798" calcext:value-type="float">
            <text:p>45.466698069979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Gilbert-Layton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de Chester/ave de Mayfai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0449136796" calcext:value-type="float">
            <text:p>-73.650449136796</text:p>
          </table:table-cell>
          <table:table-cell office:value-type="float" office:value="45.4658634465141" calcext:value-type="float">
            <text:p>45.465863446514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Coffee/ave Elmhur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9713059221" calcext:value-type="float">
            <text:p>-73.639713059221</text:p>
          </table:table-cell>
          <table:table-cell office:value-type="float" office:value="45.4551776884524" calcext:value-type="float">
            <text:p>45.455177688452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Trenholme</text:p>
          </table:table-cell>
          <table:table-cell/>
          <table:table-cell office:value-type="string" calcext:value-type="string">
            <text:p>rue Sherbrooke Ouest/ave King-Edw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31996295958" calcext:value-type="float">
            <text:p>-73.6331996295958</text:p>
          </table:table-cell>
          <table:table-cell office:value-type="float" office:value="45.4613152486457" calcext:value-type="float">
            <text:p>45.461315248645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Trenholme</text:p>
          </table:table-cell>
          <table:table-cell/>
          <table:table-cell office:value-type="string" calcext:value-type="string">
            <text:p>rue Sherbrooke Ouest/rue Park Row Est</text:p>
          </table:table-cell>
          <table:table-cell office:value-type="string" calcext:value-type="string">
            <text:p>Restricted Access (Dog Park)</text:p>
          </table:table-cell>
          <table:table-cell office:value-type="string" calcext:value-type="string">
            <text:p>orthophotographies</text:p>
          </table:table-cell>
          <table:table-cell office:value-type="float" office:value="-73.6320084587962" calcext:value-type="float">
            <text:p>-73.6320084587962</text:p>
          </table:table-cell>
          <table:table-cell office:value-type="float" office:value="45.4613480362014" calcext:value-type="float">
            <text:p>45.461348036201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Trenholm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Sherbrooke Ouest/rue Park Row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07551653141" calcext:value-type="float">
            <text:p>-73.6307551653141</text:p>
          </table:table-cell>
          <table:table-cell office:value-type="float" office:value="45.4610040254168" calcext:value-type="float">
            <text:p>45.461004025416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Trenholm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Park Row Ouest/boul De Maisonneuve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19680438752" calcext:value-type="float">
            <text:p>-73.6319680438752</text:p>
          </table:table-cell>
          <table:table-cell office:value-type="float" office:value="45.4603581582062" calcext:value-type="float">
            <text:p>45.460358158206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Benny/ave de Monklan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25440780968" calcext:value-type="float">
            <text:p>-73.6325440780968</text:p>
          </table:table-cell>
          <table:table-cell office:value-type="float" office:value="45.4669546463596" calcext:value-type="float">
            <text:p>45.466954646359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la Confédération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West Hill/ave Fielding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392086593124" calcext:value-type="float">
            <text:p>-73.6392086593124</text:p>
          </table:table-cell>
          <table:table-cell office:value-type="float" office:value="45.4718031104948" calcext:value-type="float">
            <text:p>45.471803110494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la Confédération</text:p>
          </table:table-cell>
          <table:table-cell office:value-type="string" calcext:value-type="string">
            <text:p>Soccer</text:p>
          </table:table-cell>
          <table:table-cell/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421061394931" calcext:value-type="float">
            <text:p>-73.6421061394931</text:p>
          </table:table-cell>
          <table:table-cell office:value-type="float" office:value="45.473440685186" calcext:value-type="float">
            <text:p>45.47344068518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la Confédération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West Hill/ave Fielding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400620606155" calcext:value-type="float">
            <text:p>-73.6400620606155</text:p>
          </table:table-cell>
          <table:table-cell office:value-type="float" office:value="45.47261274029" calcext:value-type="float">
            <text:p>45.4726127402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Somerled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ave de Hampton (face au #4915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51504825351" calcext:value-type="float">
            <text:p>-73.6351504825351</text:p>
          </table:table-cell>
          <table:table-cell office:value-type="float" office:value="45.4743406956899" calcext:value-type="float">
            <text:p>45.474340695689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Somerled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de Hampton/ave Somerle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40358604331" calcext:value-type="float">
            <text:p>-73.6340358604331</text:p>
          </table:table-cell>
          <table:table-cell office:value-type="float" office:value="45.4737604374909" calcext:value-type="float">
            <text:p>45.473760437490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William-Hurst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boul Grand/rue de Terrebon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12496325473" calcext:value-type="float">
            <text:p>-73.6312496325473</text:p>
          </table:table-cell>
          <table:table-cell office:value-type="float" office:value="45.4698730000721" calcext:value-type="float">
            <text:p>45.469873000072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Herbert-Outerbridge</text:p>
          </table:table-cell>
          <table:table-cell/>
          <table:table-cell office:value-type="string" calcext:value-type="string">
            <text:p>ave Benny/rue Sherbrooke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71312180279" calcext:value-type="float">
            <text:p>-73.6271312180279</text:p>
          </table:table-cell>
          <table:table-cell office:value-type="float" office:value="45.4653974014459" calcext:value-type="float">
            <text:p>45.465397401445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Notre-Dame-de-Grâc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Marcil/Chemin de la Côte-Saint-Antoin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15383423971" calcext:value-type="float">
            <text:p>-73.615383423971</text:p>
          </table:table-cell>
          <table:table-cell office:value-type="float" office:value="45.4726359250784" calcext:value-type="float">
            <text:p>45.472635925078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Notre-Dame-de-Grâc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Marcil/Chemin de la Côte-Saint-Anto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48285040251" calcext:value-type="float">
            <text:p>-73.6148285040251</text:p>
          </table:table-cell>
          <table:table-cell office:value-type="float" office:value="45.4729625891178" calcext:value-type="float">
            <text:p>45.472962589117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Georges-Saint-Pierre</text:p>
          </table:table-cell>
          <table:table-cell office:value-type="string" calcext:value-type="string">
            <text:p>Playground Module/Soccer</text:p>
          </table:table-cell>
          <table:table-cell office:value-type="string" calcext:value-type="string">
            <text:p>ave d'Oxford (face au #966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7733232251" calcext:value-type="float">
            <text:p>-73.607733232251</text:p>
          </table:table-cell>
          <table:table-cell office:value-type="float" office:value="45.4685148029846" calcext:value-type="float">
            <text:p>45.468514802984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urice-Cullen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chemin Circle/chemin Mira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00774195206" calcext:value-type="float">
            <text:p>-73.6200774195206</text:p>
          </table:table-cell>
          <table:table-cell office:value-type="float" office:value="45.4835032186848" calcext:value-type="float">
            <text:p>45.483503218684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Clanranald/ave Isabella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62740125446" calcext:value-type="float">
            <text:p>-73.6362740125446</text:p>
          </table:table-cell>
          <table:table-cell office:value-type="float" office:value="45.4838602804565" calcext:value-type="float">
            <text:p>45.483860280456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Clanranald/ave Isabella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62378913752" calcext:value-type="float">
            <text:p>-73.6362378913752</text:p>
          </table:table-cell>
          <table:table-cell office:value-type="float" office:value="45.4838937978177" calcext:value-type="float">
            <text:p>45.483893797817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Clanranald/ave Isabella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354397933304" calcext:value-type="float">
            <text:p>-73.6354397933304</text:p>
          </table:table-cell>
          <table:table-cell office:value-type="float" office:value="45.4833634777392" calcext:value-type="float">
            <text:p>45.483363477739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ckenzie-King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Saint-Kevin/ave de Westbur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30458093401" calcext:value-type="float">
            <text:p>-73.6330458093401</text:p>
          </table:table-cell>
          <table:table-cell office:value-type="float" office:value="45.4895286144072" calcext:value-type="float">
            <text:p>45.489528614407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ckenzie-King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Saint-Kevin/ave de Westbur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35709174683" calcext:value-type="float">
            <text:p>-73.6335709174683</text:p>
          </table:table-cell>
          <table:table-cell office:value-type="float" office:value="45.4890681806789" calcext:value-type="float">
            <text:p>45.489068180678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ckenzie-King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Beaucourt/chemin de la Côte-Sainte-Cather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33299387297" calcext:value-type="float">
            <text:p>-73.6333299387297</text:p>
          </table:table-cell>
          <table:table-cell office:value-type="float" office:value="45.4911493540221" calcext:value-type="float">
            <text:p>45.491149354022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Van Horne</text:p>
          </table:table-cell>
          <table:table-cell/>
          <table:table-cell office:value-type="string" calcext:value-type="string">
            <text:p>ave de Westbury/ave Van Hor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94406554285" calcext:value-type="float">
            <text:p>-73.6394406554285</text:p>
          </table:table-cell>
          <table:table-cell office:value-type="float" office:value="45.4911432279005" calcext:value-type="float">
            <text:p>45.491143227900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Van Horne</text:p>
          </table:table-cell>
          <table:table-cell office:value-type="string" calcext:value-type="string">
            <text:p>Water Playground</text:p>
          </table:table-cell>
          <table:table-cell office:value-type="string" calcext:value-type="string">
            <text:p>ave Van Horne/rue Lemieux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381993877221" calcext:value-type="float">
            <text:p>-73.6381993877221</text:p>
          </table:table-cell>
          <table:table-cell office:value-type="float" office:value="45.4921341158102" calcext:value-type="float">
            <text:p>45.492134115810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Nelson-Mandela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Barclay/rue Lemieux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429241831644" calcext:value-type="float">
            <text:p>-73.6429241831644</text:p>
          </table:table-cell>
          <table:table-cell office:value-type="float" office:value="45.4953476756889" calcext:value-type="float">
            <text:p>45.495347675688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Nelson-Mandela</text:p>
          </table:table-cell>
          <table:table-cell/>
          <table:table-cell office:value-type="string" calcext:value-type="string">
            <text:p>ave Victoria/rue Bouchett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22161397431" calcext:value-type="float">
            <text:p>-73.6422161397431</text:p>
          </table:table-cell>
          <table:table-cell office:value-type="float" office:value="45.4962203284726" calcext:value-type="float">
            <text:p>45.496220328472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Rosemary-Brown (Mclynn)</text:p>
          </table:table-cell>
          <table:table-cell office:value-type="string" calcext:value-type="string">
            <text:p>Water Playground</text:p>
          </table:table-cell>
          <table:table-cell office:value-type="string" calcext:value-type="string">
            <text:p>place Kenmo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76213509107" calcext:value-type="float">
            <text:p>-73.6476213509107</text:p>
          </table:table-cell>
          <table:table-cell office:value-type="float" office:value="45.4898384316678" calcext:value-type="float">
            <text:p>45.489838431667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Rosemary-Brown (Mclynn)</text:p>
          </table:table-cell>
          <table:table-cell/>
          <table:table-cell office:value-type="string" calcext:value-type="string">
            <text:p>ave Mclynn/ave Plamond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74701288036" calcext:value-type="float">
            <text:p>-73.6474701288036</text:p>
          </table:table-cell>
          <table:table-cell office:value-type="float" office:value="45.4894453946461" calcext:value-type="float">
            <text:p>45.489445394646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Rosemary-Brown (Mclynn)</text:p>
          </table:table-cell>
          <table:table-cell office:value-type="string" calcext:value-type="string">
            <text:p>Pétanque</text:p>
          </table:table-cell>
          <table:table-cell office:value-type="string" calcext:value-type="string">
            <text:p>ave Mclynn/rue Vézina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90588291923" calcext:value-type="float">
            <text:p>-73.6490588291923</text:p>
          </table:table-cell>
          <table:table-cell office:value-type="float" office:value="45.4901754466191" calcext:value-type="float">
            <text:p>45.490175446619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la Savane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rue de la Savane/place de la Sava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48791752758" calcext:value-type="float">
            <text:p>-73.6548791752758</text:p>
          </table:table-cell>
          <table:table-cell office:value-type="float" office:value="45.498859840567" calcext:value-type="float">
            <text:p>45.49885984056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Roméo-Charrett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Glencoe/boul Lai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16879327176" calcext:value-type="float">
            <text:p>-73.6416879327176</text:p>
          </table:table-cell>
          <table:table-cell office:value-type="float" office:value="45.5064118906896" calcext:value-type="float">
            <text:p>45.506411890689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Dunkerqu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Kirkfield/rue de Till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42492110173" calcext:value-type="float">
            <text:p>-73.6342492110173</text:p>
          </table:table-cell>
          <table:table-cell office:value-type="float" office:value="45.5124310102667" calcext:value-type="float">
            <text:p>45.512431010266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Kent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chemin Hudson/ave de Kent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297982908987" calcext:value-type="float">
            <text:p>-73.6297982908987</text:p>
          </table:table-cell>
          <table:table-cell office:value-type="float" office:value="45.5057272916214" calcext:value-type="float">
            <text:p>45.505727291621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Kent</text:p>
          </table:table-cell>
          <table:table-cell office:value-type="string" calcext:value-type="string">
            <text:p>Baseball/Soccer</text:p>
          </table:table-cell>
          <table:table-cell office:value-type="string" calcext:value-type="string">
            <text:p>ave de Kent/ave Decel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21741489223" calcext:value-type="float">
            <text:p>-73.6321741489223</text:p>
          </table:table-cell>
          <table:table-cell office:value-type="float" office:value="45.5030207194719" calcext:value-type="float">
            <text:p>45.503020719471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Ken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Appleton/ave Decel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3068109282" calcext:value-type="float">
            <text:p>-73.633068109282</text:p>
          </table:table-cell>
          <table:table-cell office:value-type="float" office:value="45.5039956512988" calcext:value-type="float">
            <text:p>45.5039956512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Kent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ave Appleton/chemin Hudson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315058176878" calcext:value-type="float">
            <text:p>-73.6315058176878</text:p>
          </table:table-cell>
          <table:table-cell office:value-type="float" office:value="45.5057828385782" calcext:value-type="float">
            <text:p>45.505782838578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hatma-Gandhi</text:p>
          </table:table-cell>
          <table:table-cell/>
          <table:table-cell office:value-type="string" calcext:value-type="string">
            <text:p>ave Van Horne/ave Linton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280734895352" calcext:value-type="float">
            <text:p>-73.6280734895352</text:p>
          </table:table-cell>
          <table:table-cell office:value-type="float" office:value="45.5070253716403" calcext:value-type="float">
            <text:p>45.507025371640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place de Darlington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place de Darlington (face au #2795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75412666725" calcext:value-type="float">
            <text:p>-73.6275412666725</text:p>
          </table:table-cell>
          <table:table-cell office:value-type="float" office:value="45.5098124185075" calcext:value-type="float">
            <text:p>45.509812418507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Jean-Brillant</text:p>
          </table:table-cell>
          <table:table-cell/>
          <table:table-cell office:value-type="string" calcext:value-type="string">
            <text:p>ave Swail/ave Gatin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95884685307" calcext:value-type="float">
            <text:p>-73.6195884685307</text:p>
          </table:table-cell>
          <table:table-cell office:value-type="float" office:value="45.4964237079328" calcext:value-type="float">
            <text:p>45.496423707932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Jean-Brillant</text:p>
          </table:table-cell>
          <table:table-cell office:value-type="string" calcext:value-type="string">
            <text:p>Water Playground</text:p>
          </table:table-cell>
          <table:table-cell office:value-type="string" calcext:value-type="string">
            <text:p>ave Decelles/rue Jean-Brillan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95031452835" calcext:value-type="float">
            <text:p>-73.6195031452835</text:p>
          </table:table-cell>
          <table:table-cell office:value-type="float" office:value="45.4972194393272" calcext:value-type="float">
            <text:p>45.497219439327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Sousa-Mendes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Plantagenet/ave De Soisson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19972834211" calcext:value-type="float">
            <text:p>-73.6219972834211</text:p>
          </table:table-cell>
          <table:table-cell office:value-type="float" office:value="45.5088148800661" calcext:value-type="float">
            <text:p>45.508814880066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de la Promenade-Belleriv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Bellerive/rue Mouss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095791187554" calcext:value-type="float">
            <text:p>-73.5095791187554</text:p>
          </table:table-cell>
          <table:table-cell office:value-type="float" office:value="45.6003140046242" calcext:value-type="float">
            <text:p>45.600314004624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de la Promenade-Bellerive</text:p>
          </table:table-cell>
          <table:table-cell/>
          <table:table-cell office:value-type="string" calcext:value-type="string">
            <text:p>rue Bellerive/ave Merc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090365747883" calcext:value-type="float">
            <text:p>-73.5090365747883</text:p>
          </table:table-cell>
          <table:table-cell office:value-type="float" office:value="45.5951562344791" calcext:value-type="float">
            <text:p>45.595156234479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de Carignan/ave Pérod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38810255407" calcext:value-type="float">
            <text:p>-73.5538810255407</text:p>
          </table:table-cell>
          <table:table-cell office:value-type="float" office:value="45.5822530182144" calcext:value-type="float">
            <text:p>45.582253018214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ave de Carignan/rue Gérin-Lajoi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28070529468" calcext:value-type="float">
            <text:p>-73.5528070529468</text:p>
          </table:table-cell>
          <table:table-cell office:value-type="float" office:value="45.5821309627958" calcext:value-type="float">
            <text:p>45.582130962795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Gérin-Lajoie/ave Louis-Joseph-Douc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34649679647" calcext:value-type="float">
            <text:p>-73.5534649679647</text:p>
          </table:table-cell>
          <table:table-cell office:value-type="float" office:value="45.5812050010457" calcext:value-type="float">
            <text:p>45.581205001045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 office:value-type="string" calcext:value-type="string">
            <text:p>Running Track</text:p>
          </table:table-cell>
          <table:table-cell office:value-type="string" calcext:value-type="string">
            <text:p>ave de Carignan/ave Pérod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47179039095" calcext:value-type="float">
            <text:p>-73.5547179039095</text:p>
          </table:table-cell>
          <table:table-cell office:value-type="float" office:value="45.5819490176114" calcext:value-type="float">
            <text:p>45.58194901761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Du Quesne/rue Pierre-Béd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48950114825" calcext:value-type="float">
            <text:p>-73.5548950114825</text:p>
          </table:table-cell>
          <table:table-cell office:value-type="float" office:value="45.5816979698972" calcext:value-type="float">
            <text:p>45.581697969897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/>
          <table:table-cell office:value-type="string" calcext:value-type="string">
            <text:p>rue Du Quesne/rue Pierre-Bédard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554104496017" calcext:value-type="float">
            <text:p>-73.5554104496017</text:p>
          </table:table-cell>
          <table:table-cell office:value-type="float" office:value="45.5809595899697" calcext:value-type="float">
            <text:p>45.580959589969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/>
          <table:table-cell office:value-type="string" calcext:value-type="string">
            <text:p>rue Du Quesne/rue Pierre-Bédard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553687700059" calcext:value-type="float">
            <text:p>-73.5553687700059</text:p>
          </table:table-cell>
          <table:table-cell office:value-type="float" office:value="45.5810560720294" calcext:value-type="float">
            <text:p>45.581056072029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Hector-Vinet</text:p>
          </table:table-cell>
          <table:table-cell/>
          <table:table-cell office:value-type="string" calcext:value-type="string">
            <text:p>rue Hochelaga/ave Hecto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149129556681" calcext:value-type="float">
            <text:p>-73.5149129556681</text:p>
          </table:table-cell>
          <table:table-cell office:value-type="float" office:value="45.6104659990572" calcext:value-type="float">
            <text:p>45.610465999057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Victor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ave Pierre-De Coubertin/rue Aubr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184869805495" calcext:value-type="float">
            <text:p>-73.5184869805495</text:p>
          </table:table-cell>
          <table:table-cell office:value-type="float" office:value="45.6078989922141" calcext:value-type="float">
            <text:p>45.607898992214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Victor</text:p>
          </table:table-cell>
          <table:table-cell/>
          <table:table-cell office:value-type="string" calcext:value-type="string">
            <text:p>rue Hochelaga/rue Taillon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176385166422" calcext:value-type="float">
            <text:p>-73.5176385166422</text:p>
          </table:table-cell>
          <table:table-cell office:value-type="float" office:value="45.6070442012042" calcext:value-type="float">
            <text:p>45.607044201204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Pierre-Bernard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De Teck/boul Pierre-Bern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260869674062" calcext:value-type="float">
            <text:p>-73.5260869674062</text:p>
          </table:table-cell>
          <table:table-cell office:value-type="float" office:value="45.6061109938564" calcext:value-type="float">
            <text:p>45.606110993856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Pierre-Bernard</text:p>
          </table:table-cell>
          <table:table-cell/>
          <table:table-cell office:value-type="string" calcext:value-type="string">
            <text:p>boul Pierre-Bernard/rue de Marsei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249329446539" calcext:value-type="float">
            <text:p>-73.5249329446539</text:p>
          </table:table-cell>
          <table:table-cell office:value-type="float" office:value="45.605890973965" calcext:value-type="float">
            <text:p>45.60589097396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Pierre-Bernard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de Marseille/rue French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247200043537" calcext:value-type="float">
            <text:p>-73.5247200043537</text:p>
          </table:table-cell>
          <table:table-cell office:value-type="float" office:value="45.6050119794155" calcext:value-type="float">
            <text:p>45.605011979415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e-Clair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Pierre-De Coubertin/ave Merc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237669275443" calcext:value-type="float">
            <text:p>-73.5237669275443</text:p>
          </table:table-cell>
          <table:table-cell office:value-type="float" office:value="45.5997109390371" calcext:value-type="float">
            <text:p>45.599710939037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Clément-Jetté (Sud)</text:p>
          </table:table-cell>
          <table:table-cell/>
          <table:table-cell office:value-type="string" calcext:value-type="string">
            <text:p>rue Notre-Dame Est/boul Pierre-Bern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111690893677" calcext:value-type="float">
            <text:p>-73.5111690893677</text:p>
          </table:table-cell>
          <table:table-cell office:value-type="float" office:value="45.6019780012265" calcext:value-type="float">
            <text:p>45.601978001226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Pierre-Tétreault</text:p>
          </table:table-cell>
          <table:table-cell/>
          <table:table-cell office:value-type="string" calcext:value-type="string">
            <text:p>rue Notre-Dame Est/rue Baldw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111720271025" calcext:value-type="float">
            <text:p>-73.5111720271025</text:p>
          </table:table-cell>
          <table:table-cell office:value-type="float" office:value="45.5980489933402" calcext:value-type="float">
            <text:p>45.598048993340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Honoré-Mercier</text:p>
          </table:table-cell>
          <table:table-cell/>
          <table:table-cell office:value-type="string" calcext:value-type="string">
            <text:p>rue Notre-Dame Est/rue Liéber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100079250395" calcext:value-type="float">
            <text:p>-73.5100079250395</text:p>
          </table:table-cell>
          <table:table-cell office:value-type="float" office:value="45.5925089475737" calcext:value-type="float">
            <text:p>45.592508947573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De La Bruère</text:p>
          </table:table-cell>
          <table:table-cell/>
          <table:table-cell office:value-type="string" calcext:value-type="string">
            <text:p>ave Dubuisson/rue Liéber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199280985572" calcext:value-type="float">
            <text:p>-73.5199280985572</text:p>
          </table:table-cell>
          <table:table-cell office:value-type="float" office:value="45.5944440792003" calcext:value-type="float">
            <text:p>45.594444079200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iébert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Liébert/rue Sainte-CLai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270690767212" calcext:value-type="float">
            <text:p>-73.5270690767212</text:p>
          </table:table-cell>
          <table:table-cell office:value-type="float" office:value="45.5967219656138" calcext:value-type="float">
            <text:p>45.596721965613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iébert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Cirier/ave Pierre-De Coubert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265450792913" calcext:value-type="float">
            <text:p>-73.5265450792913</text:p>
          </table:table-cell>
          <table:table-cell office:value-type="float" office:value="45.5953529997929" calcext:value-type="float">
            <text:p>45.595352999792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Michel-Bourdon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Joseph-A.-Rod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80060842325" calcext:value-type="float">
            <text:p>-73.5380060842325</text:p>
          </table:table-cell>
          <table:table-cell office:value-type="float" office:value="45.5956809885948" calcext:value-type="float">
            <text:p>45.595680988594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Radisson</text:p>
          </table:table-cell>
          <table:table-cell/>
          <table:table-cell office:value-type="string" calcext:value-type="string">
            <text:p>rue Radisson (face au #5260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50329851459" calcext:value-type="float">
            <text:p>-73.5450329851459</text:p>
          </table:table-cell>
          <table:table-cell office:value-type="float" office:value="45.5904429608722" calcext:value-type="float">
            <text:p>45.590442960872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Beauclerk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Émile-Legrand/rue La Fonta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198399362237" calcext:value-type="float">
            <text:p>-73.5198399362237</text:p>
          </table:table-cell>
          <table:table-cell office:value-type="float" office:value="45.5806790403871" calcext:value-type="float">
            <text:p>45.580679040387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Carlos-D'Alcantara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De Contreceou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35436444706" calcext:value-type="float">
            <text:p>-73.5335436444706</text:p>
          </table:table-cell>
          <table:table-cell office:value-type="float" office:value="45.6135432313126" calcext:value-type="float">
            <text:p>45.613543231312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Carlos-D'Alcantara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De Contreceour/rue Rouss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60762128935" calcext:value-type="float">
            <text:p>-73.5360762128935</text:p>
          </table:table-cell>
          <table:table-cell office:value-type="float" office:value="45.6139961516469" calcext:value-type="float">
            <text:p>45.613996151646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Rougemont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Bossuet/rue Ontario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278900609871" calcext:value-type="float">
            <text:p>-73.5278900609871</text:p>
          </table:table-cell>
          <table:table-cell office:value-type="float" office:value="45.5695520204248" calcext:value-type="float">
            <text:p>45.569552020424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Rougemont</text:p>
          </table:table-cell>
          <table:table-cell/>
          <table:table-cell office:value-type="string" calcext:value-type="string">
            <text:p>rue La Fontaine/ave Rougemon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267329552429" calcext:value-type="float">
            <text:p>-73.5267329552429</text:p>
          </table:table-cell>
          <table:table-cell office:value-type="float" office:value="45.5688309912816" calcext:value-type="float">
            <text:p>45.568830991281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Olivier-Guimond</text:p>
          </table:table-cell>
          <table:table-cell/>
          <table:table-cell office:value-type="string" calcext:value-type="string">
            <text:p>rue Dickson/rue Boil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18439827306" calcext:value-type="float">
            <text:p>-73.5418439827306</text:p>
          </table:table-cell>
          <table:table-cell office:value-type="float" office:value="45.5712600524749" calcext:value-type="float">
            <text:p>45.571260052474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Thibodeau</text:p>
          </table:table-cell>
          <table:table-cell/>
          <table:table-cell office:value-type="string" calcext:value-type="string">
            <text:p>ave Pierre-De Coubertin/rue Lacordai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04969669424" calcext:value-type="float">
            <text:p>-73.5404969669424</text:p>
          </table:table-cell>
          <table:table-cell office:value-type="float" office:value="45.572566014392" calcext:value-type="float">
            <text:p>45.57256601439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Jean-Amyot</text:p>
          </table:table-cell>
          <table:table-cell/>
          <table:table-cell office:value-type="string" calcext:value-type="string">
            <text:p>rue Du Quesne/ave Pierre-De Coubert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93619883193" calcext:value-type="float">
            <text:p>-73.5393619883193</text:p>
          </table:table-cell>
          <table:table-cell office:value-type="float" office:value="45.5755949749593" calcext:value-type="float">
            <text:p>45.575594974959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Jean-Amyot</text:p>
          </table:table-cell>
          <table:table-cell office:value-type="string" calcext:value-type="string">
            <text:p>Bocce</text:p>
          </table:table-cell>
          <table:table-cell office:value-type="string" calcext:value-type="string">
            <text:p>rue Du Quesne/rue de Marsei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01179780467" calcext:value-type="float">
            <text:p>-73.5401179780467</text:p>
          </table:table-cell>
          <table:table-cell office:value-type="float" office:value="45.5758050026014" calcext:value-type="float">
            <text:p>45.575805002601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Jean-Amyot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de Marseille/ave de la Pépini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05059417569" calcext:value-type="float">
            <text:p>-73.5405059417569</text:p>
          </table:table-cell>
          <table:table-cell office:value-type="float" office:value="45.5768519995382" calcext:value-type="float">
            <text:p>45.576851999538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Donat</text:p>
          </table:table-cell>
          <table:table-cell/>
          <table:table-cell office:value-type="string" calcext:value-type="string">
            <text:p>rue Arcand/rue de Marsei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70879277236" calcext:value-type="float">
            <text:p>-73.5370879277236</text:p>
          </table:table-cell>
          <table:table-cell office:value-type="float" office:value="45.5833720748228" calcext:value-type="float">
            <text:p>45.583372074822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Dona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Arcand/rue de Marsei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6235020468" calcext:value-type="float">
            <text:p>-73.536235020468</text:p>
          </table:table-cell>
          <table:table-cell office:value-type="float" office:value="45.5830440004458" calcext:value-type="float">
            <text:p>45.583044000445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Donat</text:p>
          </table:table-cell>
          <table:table-cell/>
          <table:table-cell office:value-type="string" calcext:value-type="string">
            <text:p>ave Parkville/ave Pierre-De Coubert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60939707286" calcext:value-type="float">
            <text:p>-73.5360939707286</text:p>
          </table:table-cell>
          <table:table-cell office:value-type="float" office:value="45.5821069616719" calcext:value-type="float">
            <text:p>45.582106961671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Guillaume-Couture</text:p>
          </table:table-cell>
          <table:table-cell/>
          <table:table-cell office:value-type="string" calcext:value-type="string">
            <text:p>ave Rodolphe-Mathieu/ave Albani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19410210712" calcext:value-type="float">
            <text:p>-73.5619410210712</text:p>
          </table:table-cell>
          <table:table-cell office:value-type="float" office:value="45.5835679937209" calcext:value-type="float">
            <text:p>45.583567993720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Guillaume-Coutur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Du Quesne/ave De Charett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15330889512" calcext:value-type="float">
            <text:p>-73.5615330889512</text:p>
          </table:table-cell>
          <table:table-cell office:value-type="float" office:value="45.5827140052139" calcext:value-type="float">
            <text:p>45.582714005213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Francesca-Cabrini</text:p>
          </table:table-cell>
          <table:table-cell/>
          <table:table-cell office:value-type="string" calcext:value-type="string">
            <text:p>ave Rodolphe-Mathieu/rue De Cadillac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3242059172" calcext:value-type="float">
            <text:p>-73.563242059172</text:p>
          </table:table-cell>
          <table:table-cell office:value-type="float" office:value="45.5822660361375" calcext:value-type="float">
            <text:p>45.582266036137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Pierre-Bédard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Lacordaire/rue Gérin-Lajoi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42769935438" calcext:value-type="float">
            <text:p>-73.5542769935438</text:p>
          </table:table-cell>
          <table:table-cell office:value-type="float" office:value="45.5775970158668" calcext:value-type="float">
            <text:p>45.577597015866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rue Chauveau (Îlot de voirie)</text:p>
          </table:table-cell>
          <table:table-cell/>
          <table:table-cell office:value-type="string" calcext:value-type="string">
            <text:p>rue Chauveau/boul de L'Assompti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90679873834" calcext:value-type="float">
            <text:p>-73.5490679873834</text:p>
          </table:table-cell>
          <table:table-cell office:value-type="float" office:value="45.568245978574" calcext:value-type="float">
            <text:p>45.56824597857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Théodore</text:p>
          </table:table-cell>
          <table:table-cell/>
          <table:table-cell office:value-type="string" calcext:value-type="string">
            <text:p>rue Théodore/rue Hochelaga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45830385564" calcext:value-type="float">
            <text:p>-73.5445830385564</text:p>
          </table:table-cell>
          <table:table-cell office:value-type="float" office:value="45.5608580259665" calcext:value-type="float">
            <text:p>45.560858025966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Théodore</text:p>
          </table:table-cell>
          <table:table-cell/>
          <table:table-cell office:value-type="string" calcext:value-type="string">
            <text:p>rue Théodore/rue Hochelaga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36489749653" calcext:value-type="float">
            <text:p>-73.5436489749653</text:p>
          </table:table-cell>
          <table:table-cell office:value-type="float" office:value="45.5605500136057" calcext:value-type="float">
            <text:p>45.560550013605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Clément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Ontario Est/rue Ida-Steinberg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42849735207" calcext:value-type="float">
            <text:p>-73.5342849735207</text:p>
          </table:table-cell>
          <table:table-cell office:value-type="float" office:value="45.5608820070611" calcext:value-type="float">
            <text:p>45.560882007061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Clément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La Fontaine/rue Vimon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3244991666" calcext:value-type="float">
            <text:p>-73.533244991666</text:p>
          </table:table-cell>
          <table:table-cell office:value-type="float" office:value="45.5600739936212" calcext:value-type="float">
            <text:p>45.560073993621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Ovila-Pelletier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Bennett/rue Ontario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96749509618" calcext:value-type="float">
            <text:p>-73.5396749509618</text:p>
          </table:table-cell>
          <table:table-cell office:value-type="float" office:value="45.5549459447007" calcext:value-type="float">
            <text:p>45.554945944700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Morgan/rue Sainte-Catherin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30160200404" calcext:value-type="float">
            <text:p>-73.5330160200404</text:p>
          </table:table-cell>
          <table:table-cell office:value-type="float" office:value="45.5514309678741" calcext:value-type="float">
            <text:p>45.551430967874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Morgan</text:p>
          </table:table-cell>
          <table:table-cell/>
          <table:table-cell office:value-type="string" calcext:value-type="string">
            <text:p>ave Morgan/rue Sainte-Catherinre Es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32476106583" calcext:value-type="float">
            <text:p>-73.532476106583</text:p>
          </table:table-cell>
          <table:table-cell office:value-type="float" office:value="45.5508541481727" calcext:value-type="float">
            <text:p>45.550854148172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Jacques-Blanchet</text:p>
          </table:table-cell>
          <table:table-cell/>
          <table:table-cell office:value-type="string" calcext:value-type="string">
            <text:p>ave Jeanne-D'Arc/rue Ontario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09740099984" calcext:value-type="float">
            <text:p>-73.5409740099984</text:p>
          </table:table-cell>
          <table:table-cell office:value-type="float" office:value="45.5488296655289" calcext:value-type="float">
            <text:p>45.548829665528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de Saint-Aloysius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Valois/rue Drou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09366353322" calcext:value-type="float">
            <text:p>-73.5409366353322</text:p>
          </table:table-cell>
          <table:table-cell office:value-type="float" office:value="45.5460364979809" calcext:value-type="float">
            <text:p>45.546036497980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alancette</text:p>
          </table:table-cell>
          <table:table-cell/>
          <table:table-cell office:value-type="string" calcext:value-type="string">
            <text:p>rue Hochelaga/rue Nicol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8646978111" calcext:value-type="float">
            <text:p>-73.548646978111</text:p>
          </table:table-cell>
          <table:table-cell office:value-type="float" office:value="45.5489160093782" calcext:value-type="float">
            <text:p>45.548916009378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alancette</text:p>
          </table:table-cell>
          <table:table-cell/>
          <table:table-cell office:value-type="string" calcext:value-type="string">
            <text:p>rue Hochelaga/rue Nicol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88550276493" calcext:value-type="float">
            <text:p>-73.5488550276493</text:p>
          </table:table-cell>
          <table:table-cell office:value-type="float" office:value="45.5485469879117" calcext:value-type="float">
            <text:p>45.548546987911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alancette</text:p>
          </table:table-cell>
          <table:table-cell/>
          <table:table-cell office:value-type="string" calcext:value-type="string">
            <text:p>rue Hochelaga/rue Nicol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95075764524" calcext:value-type="float">
            <text:p>-73.5495075764524</text:p>
          </table:table-cell>
          <table:table-cell office:value-type="float" office:value="45.5488826156777" calcext:value-type="float">
            <text:p>45.548882615677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Edmond-Hamelin</text:p>
          </table:table-cell>
          <table:table-cell/>
          <table:table-cell office:value-type="string" calcext:value-type="string">
            <text:p>rue Sainte-Catherine Est/rue Joliett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83459616175" calcext:value-type="float">
            <text:p>-73.5383459616175</text:p>
          </table:table-cell>
          <table:table-cell office:value-type="float" office:value="45.5434609853184" calcext:value-type="float">
            <text:p>45.543460985318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Hochelaga</text:p>
          </table:table-cell>
          <table:table-cell/>
          <table:table-cell office:value-type="string" calcext:value-type="string">
            <text:p>rue Darling/rue Utilités publiques (La Fontain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41619136741" calcext:value-type="float">
            <text:p>-73.5441619136741</text:p>
          </table:table-cell>
          <table:table-cell office:value-type="float" office:value="45.5422879274473" calcext:value-type="float">
            <text:p>45.542287927447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Hochelaga</text:p>
          </table:table-cell>
          <table:table-cell/>
          <table:table-cell office:value-type="string" calcext:value-type="string">
            <text:p>rue Darling/rue Utilités publiqu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35589454245" calcext:value-type="float">
            <text:p>-73.5435589454245</text:p>
          </table:table-cell>
          <table:table-cell office:value-type="float" office:value="45.5418430096649" calcext:value-type="float">
            <text:p>45.541843009664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quare Dézéry</text:p>
          </table:table-cell>
          <table:table-cell/>
          <table:table-cell office:value-type="string" calcext:value-type="string">
            <text:p>rue Dézéry/rue John-Easton-Mill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02330128322" calcext:value-type="float">
            <text:p>-73.5402330128322</text:p>
          </table:table-cell>
          <table:table-cell office:value-type="float" office:value="45.5393319742965" calcext:value-type="float">
            <text:p>45.539331974296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Raymond-Préfontaine</text:p>
          </table:table-cell>
          <table:table-cell/>
          <table:table-cell office:value-type="string" calcext:value-type="string">
            <text:p>rue Dézéry/rue de Roue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25481806766" calcext:value-type="float">
            <text:p>-73.5525481806766</text:p>
          </table:table-cell>
          <table:table-cell office:value-type="float" office:value="45.5421236667093" calcext:value-type="float">
            <text:p>45.542123666709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Raymond-Préfontaine</text:p>
          </table:table-cell>
          <table:table-cell/>
          <table:table-cell office:value-type="string" calcext:value-type="string">
            <text:p>rue de Rouen/rue Préfonta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22974600296" calcext:value-type="float">
            <text:p>-73.5522974600296</text:p>
          </table:table-cell>
          <table:table-cell office:value-type="float" office:value="45.5413051101424" calcext:value-type="float">
            <text:p>45.541305110142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place Valois</text:p>
          </table:table-cell>
          <table:table-cell/>
          <table:table-cell office:value-type="string" calcext:value-type="string">
            <text:p>ave Valois/rue Ontario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36560348929" calcext:value-type="float">
            <text:p>-73.5436560348929</text:p>
          </table:table-cell>
          <table:table-cell office:value-type="float" office:value="45.5473350344335" calcext:value-type="float">
            <text:p>45.547335034433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Thomas-Chapais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boul Pierre-Bernard/rue Tiff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6360999169" calcext:value-type="float">
            <text:p>-73.536360999169</text:p>
          </table:table-cell>
          <table:table-cell office:value-type="float" office:value="45.6086619834248" calcext:value-type="float">
            <text:p>45.608661983424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Thomas-Chapais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boul Pierre-Bernard/rue De Gadbo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34370340459" calcext:value-type="float">
            <text:p>-73.5334370340459</text:p>
          </table:table-cell>
          <table:table-cell office:value-type="float" office:value="45.6080439760825" calcext:value-type="float">
            <text:p>45.608043976082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u Fort-Des Ormeaux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7775, ave Des Ormeaux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5593979747" calcext:value-type="float">
            <text:p>-73.555593979747</text:p>
          </table:table-cell>
          <table:table-cell office:value-type="float" office:value="45.6148687100366" calcext:value-type="float">
            <text:p>45.614868710036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 Peterborough</text:p>
          </table:table-cell>
          <table:table-cell/>
          <table:table-cell office:value-type="string" calcext:value-type="string">
            <text:p>8400 boul de Châteauneuf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554563599513" calcext:value-type="float">
            <text:p>-73.5554563599513</text:p>
          </table:table-cell>
          <table:table-cell office:value-type="float" office:value="45.6106650613223" calcext:value-type="float">
            <text:p>45.610665061322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s Roseraies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7070 ave de la Nantai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53388646129" calcext:value-type="float">
            <text:p>-73.5553388646129</text:p>
          </table:table-cell>
          <table:table-cell office:value-type="float" office:value="45.5941799220371" calcext:value-type="float">
            <text:p>45.594179922037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s Roseraies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7070 ave de la Nantai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52977376064" calcext:value-type="float">
            <text:p>-73.5552977376064</text:p>
          </table:table-cell>
          <table:table-cell office:value-type="float" office:value="45.5941965887814" calcext:value-type="float">
            <text:p>45.594196588781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s Roseraies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7070 ave de la Nantais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539308283716" calcext:value-type="float">
            <text:p>-73.5539308283716</text:p>
          </table:table-cell>
          <table:table-cell office:value-type="float" office:value="45.5930454615199" calcext:value-type="float">
            <text:p>45.593045461519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André-Laurendeau</text:p>
          </table:table-cell>
          <table:table-cell/>
          <table:table-cell office:value-type="string" calcext:value-type="string">
            <text:p>8361 ave André-Laurendeau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69581161709" calcext:value-type="float">
            <text:p>-73.569581161709</text:p>
          </table:table-cell>
          <table:table-cell office:value-type="float" office:value="45.6035333144783" calcext:value-type="float">
            <text:p>45.603533314478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André-Laurendeau</text:p>
          </table:table-cell>
          <table:table-cell/>
          <table:table-cell office:value-type="string" calcext:value-type="string">
            <text:p>8361 ave André-Laurendeau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705345265965" calcext:value-type="float">
            <text:p>-73.5705345265965</text:p>
          </table:table-cell>
          <table:table-cell office:value-type="float" office:value="45.6049555363222" calcext:value-type="float">
            <text:p>45.604955536322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André-Laurendeau</text:p>
          </table:table-cell>
          <table:table-cell office:value-type="string" calcext:value-type="string">
            <text:p>Paddling Poole</text:p>
          </table:table-cell>
          <table:table-cell office:value-type="string" calcext:value-type="string">
            <text:p>8361 ave André-Laurendeau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706492008561" calcext:value-type="float">
            <text:p>-73.5706492008561</text:p>
          </table:table-cell>
          <table:table-cell office:value-type="float" office:value="45.6051103256722" calcext:value-type="float">
            <text:p>45.605110325672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Lucie-Bruneau</text:p>
          </table:table-cell>
          <table:table-cell office:value-type="string" calcext:value-type="string">
            <text:p>Baseball#1</text:p>
          </table:table-cell>
          <table:table-cell office:value-type="string" calcext:value-type="string">
            <text:p>7051 ave de l'Alsac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41907230681" calcext:value-type="float">
            <text:p>-73.5841907230681</text:p>
          </table:table-cell>
          <table:table-cell office:value-type="float" office:value="45.6041026106623" calcext:value-type="float">
            <text:p>45.604102610662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Lucie-Bruneau</text:p>
          </table:table-cell>
          <table:table-cell office:value-type="string" calcext:value-type="string">
            <text:p>Baseball#1</text:p>
          </table:table-cell>
          <table:table-cell office:value-type="string" calcext:value-type="string">
            <text:p>7051 ave de l'Alsac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41829194599" calcext:value-type="float">
            <text:p>-73.5841829194599</text:p>
          </table:table-cell>
          <table:table-cell office:value-type="float" office:value="45.6041135043204" calcext:value-type="float">
            <text:p>45.604113504320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Lucie-Bruneau</text:p>
          </table:table-cell>
          <table:table-cell office:value-type="string" calcext:value-type="string">
            <text:p>Baseball#2</text:p>
          </table:table-cell>
          <table:table-cell office:value-type="string" calcext:value-type="string">
            <text:p>7051 ave de l'Alsac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47580323684" calcext:value-type="float">
            <text:p>-73.5847580323684</text:p>
          </table:table-cell>
          <table:table-cell office:value-type="float" office:value="45.6056654604972" calcext:value-type="float">
            <text:p>45.605665460497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Lucie-Bruneau</text:p>
          </table:table-cell>
          <table:table-cell office:value-type="string" calcext:value-type="string">
            <text:p>Baseball#2</text:p>
          </table:table-cell>
          <table:table-cell office:value-type="string" calcext:value-type="string">
            <text:p>7051 ave de l'Alsac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47350894393" calcext:value-type="float">
            <text:p>-73.5847350894393</text:p>
          </table:table-cell>
          <table:table-cell office:value-type="float" office:value="45.6056685369281" calcext:value-type="float">
            <text:p>45.605668536928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'Antioche</text:p>
          </table:table-cell>
          <table:table-cell office:value-type="string" calcext:value-type="string">
            <text:p>Pétanque</text:p>
          </table:table-cell>
          <table:table-cell office:value-type="string" calcext:value-type="string">
            <text:p>6995 place d'Antioch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92931828694" calcext:value-type="float">
            <text:p>-73.5592931828694</text:p>
          </table:table-cell>
          <table:table-cell office:value-type="float" office:value="45.5957052169838" calcext:value-type="float">
            <text:p>45.595705216983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 Spalding</text:p>
          </table:table-cell>
          <table:table-cell/>
          <table:table-cell office:value-type="string" calcext:value-type="string">
            <text:p>7901 ave Spalding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523032045821" calcext:value-type="float">
            <text:p>-73.5523032045821</text:p>
          </table:table-cell>
          <table:table-cell office:value-type="float" office:value="45.6028478649371" calcext:value-type="float">
            <text:p>45.602847864937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 Talcy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8151 ave de Talc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9408473375" calcext:value-type="float">
            <text:p>-73.559408473375</text:p>
          </table:table-cell>
          <table:table-cell office:value-type="float" office:value="45.607301143546" calcext:value-type="float">
            <text:p>45.60730114354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 Talcy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8151 ave de Talc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93414527856" calcext:value-type="float">
            <text:p>-73.5593414527856</text:p>
          </table:table-cell>
          <table:table-cell office:value-type="float" office:value="45.6073288930364" calcext:value-type="float">
            <text:p>45.607328893036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 Verdelles</text:p>
          </table:table-cell>
          <table:table-cell/>
          <table:table-cell office:value-type="string" calcext:value-type="string">
            <text:p>8441 place Verdel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97497750791" calcext:value-type="float">
            <text:p>-73.5497497750791</text:p>
          </table:table-cell>
          <table:table-cell office:value-type="float" office:value="45.6082500359404" calcext:value-type="float">
            <text:p>45.608250035940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u Bocag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6200 ave du Bocag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1916090957" calcext:value-type="float">
            <text:p>-73.551916090957</text:p>
          </table:table-cell>
          <table:table-cell office:value-type="float" office:value="45.5925911714812" calcext:value-type="float">
            <text:p>45.592591171481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u Bocage</text:p>
          </table:table-cell>
          <table:table-cell office:value-type="string" calcext:value-type="string">
            <text:p>Cabin / Pool</text:p>
          </table:table-cell>
          <table:table-cell office:value-type="string" calcext:value-type="string">
            <text:p>6200 ave du Bocage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551796064335" calcext:value-type="float">
            <text:p>-73.551796064335</text:p>
          </table:table-cell>
          <table:table-cell office:value-type="float" office:value="45.5925253584912" calcext:value-type="float">
            <text:p>45.592525358491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Roger-Rousseau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7501 ave Rond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92090886832" calcext:value-type="float">
            <text:p>-73.5492090886832</text:p>
          </table:table-cell>
          <table:table-cell office:value-type="float" office:value="45.6161122277952" calcext:value-type="float">
            <text:p>45.616112227795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Roger-Rousseau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7501 ave Rond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03344665244" calcext:value-type="float">
            <text:p>-73.5503344665244</text:p>
          </table:table-cell>
          <table:table-cell office:value-type="float" office:value="45.6176543975164" calcext:value-type="float">
            <text:p>45.617654397516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Roger-Rousseau</text:p>
          </table:table-cell>
          <table:table-cell/>
          <table:table-cell office:value-type="string" calcext:value-type="string">
            <text:p>7501 ave Rondeau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501053688075" calcext:value-type="float">
            <text:p>-73.5501053688075</text:p>
          </table:table-cell>
          <table:table-cell office:value-type="float" office:value="45.6161179570206" calcext:value-type="float">
            <text:p>45.616117957020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Goncourt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7130 ave Goncour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571498065456" calcext:value-type="float">
            <text:p>-73.5571498065456</text:p>
          </table:table-cell>
          <table:table-cell office:value-type="float" office:value="45.6026325540676" calcext:value-type="float">
            <text:p>45.602632554067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u Mail (Chénier)</text:p>
          </table:table-cell>
          <table:table-cell/>
          <table:table-cell office:value-type="string" calcext:value-type="string">
            <text:p>5555 ave de l'Aréna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436615249945" calcext:value-type="float">
            <text:p>-73.5436615249945</text:p>
          </table:table-cell>
          <table:table-cell office:value-type="float" office:value="45.6027032030283" calcext:value-type="float">
            <text:p>45.602703203028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Bibliothèque Jean-Corbeil</text:p>
          </table:table-cell>
          <table:table-cell office:value-type="string" calcext:value-type="string">
            <text:p>Backyard</text:p>
          </table:table-cell>
          <table:table-cell office:value-type="string" calcext:value-type="string">
            <text:p>7500 ave Goncour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581636755663" calcext:value-type="float">
            <text:p>-73.5581636755663</text:p>
          </table:table-cell>
          <table:table-cell office:value-type="float" office:value="45.602384859811" calcext:value-type="float">
            <text:p>45.60238485981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lace Jacques-Cartier</text:p>
          </table:table-cell>
          <table:table-cell/>
          <table:table-cell office:value-type="string" calcext:value-type="string">
            <text:p>place Jacques-Cartier/rue Notre-Dame Est</text:p>
          </table:table-cell>
          <table:table-cell office:value-type="string" calcext:value-type="string">
            <text:p>Near horse trough</text:p>
          </table:table-cell>
          <table:table-cell office:value-type="string" calcext:value-type="string">
            <text:p>orthophotographies</text:p>
          </table:table-cell>
          <table:table-cell office:value-type="float" office:value="-73.5533204713075" calcext:value-type="float">
            <text:p>-73.5533204713075</text:p>
          </table:table-cell>
          <table:table-cell office:value-type="float" office:value="45.5079713384388" calcext:value-type="float">
            <text:p>45.507971338438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champ de mars</text:p>
          </table:table-cell>
          <table:table-cell/>
          <table:table-cell office:value-type="string" calcext:value-type="string">
            <text:p>rue Saint-Antoine Est/ave de l'Hôtel-de-vill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554018162688" calcext:value-type="float">
            <text:p>-73.5554018162688</text:p>
          </table:table-cell>
          <table:table-cell office:value-type="float" office:value="45.5085540755953" calcext:value-type="float">
            <text:p>45.508554075595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Charles-S.-Cambell</text:p>
          </table:table-cell>
          <table:table-cell/>
          <table:table-cell office:value-type="string" calcext:value-type="string">
            <text:p>rue Alexandre-DeSève/rue Gareau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525567668808" calcext:value-type="float">
            <text:p>-73.5525567668808</text:p>
          </table:table-cell>
          <table:table-cell office:value-type="float" office:value="45.5210991158927" calcext:value-type="float">
            <text:p>45.521099115892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quare des Frères-Charron</text:p>
          </table:table-cell>
          <table:table-cell/>
          <table:table-cell office:value-type="string" calcext:value-type="string">
            <text:p>rue des Soeurs-Grises/rue Marguerite-D'Youvi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46955364541" calcext:value-type="float">
            <text:p>-73.5546955364541</text:p>
          </table:table-cell>
          <table:table-cell office:value-type="float" office:value="45.4989390544394" calcext:value-type="float">
            <text:p>45.498939054439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Joe-Montferrand</text:p>
          </table:table-cell>
          <table:table-cell/>
          <table:table-cell office:value-type="string" calcext:value-type="string">
            <text:p>rue Frontenac/rue Sainte-Catherin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55763721019" calcext:value-type="float">
            <text:p>-73.5455763721019</text:p>
          </table:table-cell>
          <table:table-cell office:value-type="float" office:value="45.5302021006045" calcext:value-type="float">
            <text:p>45.530202100604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Médéric-Martin</text:p>
          </table:table-cell>
          <table:table-cell/>
          <table:table-cell office:value-type="string" calcext:value-type="string">
            <text:p>ave Gascon/rue de Roue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42614653836" calcext:value-type="float">
            <text:p>-73.5542614653836</text:p>
          </table:table-cell>
          <table:table-cell office:value-type="float" office:value="45.5348515494671" calcext:value-type="float">
            <text:p>45.534851549467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Olivier-Robert</text:p>
          </table:table-cell>
          <table:table-cell/>
          <table:table-cell office:value-type="string" calcext:value-type="string">
            <text:p>rue Fullum/boul De Maisonneuv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96665831198" calcext:value-type="float">
            <text:p>-73.5496665831198</text:p>
          </table:table-cell>
          <table:table-cell office:value-type="float" office:value="45.5280209856489" calcext:value-type="float">
            <text:p>45.528020985648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Espace Pierre-Bourgault</text:p>
          </table:table-cell>
          <table:table-cell/>
          <table:table-cell office:value-type="string" calcext:value-type="string">
            <text:p>rue Alexandre-DeSève/rue La Fonta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91530198252" calcext:value-type="float">
            <text:p>-73.5591530198252</text:p>
          </table:table-cell>
          <table:table-cell office:value-type="float" office:value="45.5233739255403" calcext:value-type="float">
            <text:p>45.523373925540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Berthier</text:p>
          </table:table-cell>
          <table:table-cell/>
          <table:table-cell office:value-type="string" calcext:value-type="string">
            <text:p>rue Berthier/rue de la Visitati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24286179191" calcext:value-type="float">
            <text:p>-73.5624286179191</text:p>
          </table:table-cell>
          <table:table-cell office:value-type="float" office:value="45.5228283191651" calcext:value-type="float">
            <text:p>45.522828319165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Brennan/Duke</text:p>
          </table:table-cell>
          <table:table-cell office:value-type="string" calcext:value-type="string">
            <text:p>Dog Park</text:p>
          </table:table-cell>
          <table:table-cell office:value-type="string" calcext:value-type="string">
            <text:p>rue Duke/rue Brenn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38587300094" calcext:value-type="float">
            <text:p>-73.5538587300094</text:p>
          </table:table-cell>
          <table:table-cell office:value-type="float" office:value="45.4954781122937" calcext:value-type="float">
            <text:p>45.495478112293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es Faubourgs</text:p>
          </table:table-cell>
          <table:table-cell/>
          <table:table-cell office:value-type="string" calcext:value-type="string">
            <text:p>rue Dorion/rue Ontario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76037825965" calcext:value-type="float">
            <text:p>-73.5576037825965</text:p>
          </table:table-cell>
          <table:table-cell office:value-type="float" office:value="45.5268462982269" calcext:value-type="float">
            <text:p>45.526846298226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es Royaux</text:p>
          </table:table-cell>
          <table:table-cell/>
          <table:table-cell office:value-type="string" calcext:value-type="string">
            <text:p>ave De Lorimier/rue de Roue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9614089924" calcext:value-type="float">
            <text:p>-73.559614089924</text:p>
          </table:table-cell>
          <table:table-cell office:value-type="float" office:value="45.5296499751319" calcext:value-type="float">
            <text:p>45.529649975131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es Vétérans</text:p>
          </table:table-cell>
          <table:table-cell/>
          <table:table-cell office:value-type="string" calcext:value-type="string">
            <text:p>ave Papineau/rue Logan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550066634906" calcext:value-type="float">
            <text:p>-73.5550066634906</text:p>
          </table:table-cell>
          <table:table-cell office:value-type="float" office:value="45.5241007283337" calcext:value-type="float">
            <text:p>45.524100728333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Fleury-Mesplet</text:p>
          </table:table-cell>
          <table:table-cell/>
          <table:table-cell office:value-type="string" calcext:value-type="string">
            <text:p>rue de la Commune Est/rue Berri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0328020212" calcext:value-type="float">
            <text:p>-73.550328020212</text:p>
          </table:table-cell>
          <table:table-cell office:value-type="float" office:value="45.5108751364879" calcext:value-type="float">
            <text:p>45.510875136487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Jean-Narrache</text:p>
          </table:table-cell>
          <table:table-cell/>
          <table:table-cell office:value-type="string" calcext:value-type="string">
            <text:p>rue Saint-Timothée/rue Labrecqu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49941285869" calcext:value-type="float">
            <text:p>-73.5649941285869</text:p>
          </table:table-cell>
          <table:table-cell office:value-type="float" office:value="45.52054093454" calcext:value-type="float">
            <text:p>45.5205409345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es Joyeux-Vikings</text:p>
          </table:table-cell>
          <table:table-cell/>
          <table:table-cell office:value-type="string" calcext:value-type="string">
            <text:p>rue Beaudry/rue Robin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598414828981" calcext:value-type="float">
            <text:p>-73.5598414828981</text:p>
          </table:table-cell>
          <table:table-cell office:value-type="float" office:value="45.5208538349453" calcext:value-type="float">
            <text:p>45.520853834945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ercy-Walters</text:p>
          </table:table-cell>
          <table:table-cell office:value-type="string" calcext:value-type="string">
            <text:p>Dog Park</text:p>
          </table:table-cell>
          <table:table-cell office:value-type="string" calcext:value-type="string">
            <text:p>ave du Docteur-Penfield/rue Redpath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85223349597" calcext:value-type="float">
            <text:p>-73.585223349597</text:p>
          </table:table-cell>
          <table:table-cell office:value-type="float" office:value="45.4997104206882" calcext:value-type="float">
            <text:p>45.499710420688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ercy-Walters</text:p>
          </table:table-cell>
          <table:table-cell/>
          <table:table-cell office:value-type="string" calcext:value-type="string">
            <text:p>ave du Docteur-Penfield/rue Redpath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846682508461" calcext:value-type="float">
            <text:p>-73.5846682508461</text:p>
          </table:table-cell>
          <table:table-cell office:value-type="float" office:value="45.4995283451997" calcext:value-type="float">
            <text:p>45.499528345199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ersillier-Lachapelle</text:p>
          </table:table-cell>
          <table:table-cell/>
          <table:table-cell office:value-type="string" calcext:value-type="string">
            <text:p>rue Alexandre-DeSève/rue Ontario Est (nord d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18722453717" calcext:value-type="float">
            <text:p>-73.5618722453717</text:p>
          </table:table-cell>
          <table:table-cell office:value-type="float" office:value="45.5246608755873" calcext:value-type="float">
            <text:p>45.524660875587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école Pierre-Dupuy</text:p>
          </table:table-cell>
          <table:table-cell/>
          <table:table-cell office:value-type="string" calcext:value-type="string">
            <text:p>ave De Lorimier/rue Ontario Est</text:p>
          </table:table-cell>
          <table:table-cell office:value-type="string" calcext:value-type="string">
            <text:p>Approximate Location / Private Property</text:p>
          </table:table-cell>
          <table:table-cell office:value-type="string" calcext:value-type="string">
            <text:p>localisation approx.</text:p>
          </table:table-cell>
          <table:table-cell office:value-type="float" office:value="-73.5580572942047" calcext:value-type="float">
            <text:p>-73.5580572942047</text:p>
          </table:table-cell>
          <table:table-cell office:value-type="float" office:value="45.5289021110068" calcext:value-type="float">
            <text:p>45.528902111006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lace d'Armes</text:p>
          </table:table-cell>
          <table:table-cell/>
          <table:table-cell office:value-type="string" calcext:value-type="string">
            <text:p>rue Notre-Dame Ouest/place d'Arm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7324008823" calcext:value-type="float">
            <text:p>-73.557324008823</text:p>
          </table:table-cell>
          <table:table-cell office:value-type="float" office:value="45.5046085777017" calcext:value-type="float">
            <text:p>45.504608577701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e La Dauversière</text:p>
          </table:table-cell>
          <table:table-cell/>
          <table:table-cell office:value-type="string" calcext:value-type="string">
            <text:p>rue Le Royer Est/Place Jacques-Cart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35586639057" calcext:value-type="float">
            <text:p>-73.5535586639057</text:p>
          </table:table-cell>
          <table:table-cell office:value-type="float" office:value="45.5082706945016" calcext:value-type="float">
            <text:p>45.50827069450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e La Dauversière</text:p>
          </table:table-cell>
          <table:table-cell/>
          <table:table-cell office:value-type="string" calcext:value-type="string">
            <text:p>rue Le Royer Est/Place Jacques-Cart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31642337277" calcext:value-type="float">
            <text:p>-73.5531642337277</text:p>
          </table:table-cell>
          <table:table-cell office:value-type="float" office:value="45.5084025256666" calcext:value-type="float">
            <text:p>45.508402525666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lace de la Paix</text:p>
          </table:table-cell>
          <table:table-cell/>
          <table:table-cell office:value-type="string" calcext:value-type="string">
            <text:p>rue Juliette-Béliveau/rue Saint-Dominiqu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19689043117" calcext:value-type="float">
            <text:p>-73.5619689043117</text:p>
          </table:table-cell>
          <table:table-cell office:value-type="float" office:value="45.5093918742064" calcext:value-type="float">
            <text:p>45.509391874206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lace D'Youville</text:p>
          </table:table-cell>
          <table:table-cell/>
          <table:table-cell office:value-type="string" calcext:value-type="string">
            <text:p>place D'Youville/rue Saint-Pierr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551776091092" calcext:value-type="float">
            <text:p>-73.5551776091092</text:p>
          </table:table-cell>
          <table:table-cell office:value-type="float" office:value="45.5016220658392" calcext:value-type="float">
            <text:p>45.501622065839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Raymond-Blain</text:p>
          </table:table-cell>
          <table:table-cell/>
          <table:table-cell office:value-type="string" calcext:value-type="string">
            <text:p>ure Panet (face au #1697)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588126232372" calcext:value-type="float">
            <text:p>-73.5588126232372</text:p>
          </table:table-cell>
          <table:table-cell office:value-type="float" office:value="45.5215179114233" calcext:value-type="float">
            <text:p>45.521517911423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ainte-Marie</text:p>
          </table:table-cell>
          <table:table-cell/>
          <table:table-cell office:value-type="string" calcext:value-type="string">
            <text:p>rue Dufresne/rue Provençal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51434882856" calcext:value-type="float">
            <text:p>-73.551434882856</text:p>
          </table:table-cell>
          <table:table-cell office:value-type="float" office:value="45.5294888303093" calcext:value-type="float">
            <text:p>45.529488830309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aint-Jacques</text:p>
          </table:table-cell>
          <table:table-cell/>
          <table:table-cell office:value-type="string" calcext:value-type="string">
            <text:p>rue Saint-André/rue La Fayett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61892332165" calcext:value-type="float">
            <text:p>-73.561892332165</text:p>
          </table:table-cell>
          <table:table-cell office:value-type="float" office:value="45.5177622401209" calcext:value-type="float">
            <text:p>45.517762240120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aint-Jacques/Lucien-L'Allier (Julia-Drummond)</text:p>
          </table:table-cell>
          <table:table-cell/>
          <table:table-cell office:value-type="string" calcext:value-type="string">
            <text:p>rue Lucien-L'Allier/rue Saint-Jacqu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72749116833" calcext:value-type="float">
            <text:p>-73.5672749116833</text:p>
          </table:table-cell>
          <table:table-cell office:value-type="float" office:value="45.493348715794" calcext:value-type="float">
            <text:p>45.49334871579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Abords du pont Jacques-Cartier</text:p>
          </table:table-cell>
          <table:table-cell office:value-type="string" calcext:value-type="string">
            <text:p>Skate Park</text:p>
          </table:table-cell>
          <table:table-cell office:value-type="string" calcext:value-type="string">
            <text:p>boul De Maisonneuve Est/ave De Lorim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16482688701" calcext:value-type="float">
            <text:p>-73.5516482688701</text:p>
          </table:table-cell>
          <table:table-cell office:value-type="float" office:value="45.5249768502749" calcext:value-type="float">
            <text:p>45.524976850274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quare Cabot</text:p>
          </table:table-cell>
          <table:table-cell/>
          <table:table-cell office:value-type="string" calcext:value-type="string">
            <text:p>ave Atwater/rue Sainte-Catherine Oues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840051340512" calcext:value-type="float">
            <text:p>-73.5840051340512</text:p>
          </table:table-cell>
          <table:table-cell office:value-type="float" office:value="45.4893463754918" calcext:value-type="float">
            <text:p>45.489346375491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quare Dalhousie</text:p>
          </table:table-cell>
          <table:table-cell/>
          <table:table-cell office:value-type="string" calcext:value-type="string">
            <text:p>rue Berri/rue Notre-Dame Es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510406841283" calcext:value-type="float">
            <text:p>-73.5510406841283</text:p>
          </table:table-cell>
          <table:table-cell office:value-type="float" office:value="45.5117833004814" calcext:value-type="float">
            <text:p>45.511783300481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quare Phillips</text:p>
          </table:table-cell>
          <table:table-cell/>
          <table:table-cell office:value-type="string" calcext:value-type="string">
            <text:p>rue Sainte-Catherine Ouest/rue du Square-Phillips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686639012603" calcext:value-type="float">
            <text:p>-73.5686639012603</text:p>
          </table:table-cell>
          <table:table-cell office:value-type="float" office:value="45.5037990344848" calcext:value-type="float">
            <text:p>45.503799034484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Walter-Stewart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D'Iberville/rue de Roue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65115468151" calcext:value-type="float">
            <text:p>-73.5565115468151</text:p>
          </table:table-cell>
          <table:table-cell office:value-type="float" office:value="45.5332651236993" calcext:value-type="float">
            <text:p>45.533265123699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Jovette-Marchessault</text:p>
          </table:table-cell>
          <table:table-cell/>
          <table:table-cell office:value-type="string" calcext:value-type="string">
            <text:p>rue Plessis (face au #1600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64111634079" calcext:value-type="float">
            <text:p>-73.5564111634079</text:p>
          </table:table-cell>
          <table:table-cell office:value-type="float" office:value="45.5217333744981" calcext:value-type="float">
            <text:p>45.521733374498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Robert-Prévost</text:p>
          </table:table-cell>
          <table:table-cell/>
          <table:table-cell office:value-type="string" calcext:value-type="string">
            <text:p>rue Saint-Timothée (face au #1827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21223103431" calcext:value-type="float">
            <text:p>-73.5621223103431</text:p>
          </table:table-cell>
          <table:table-cell office:value-type="float" office:value="45.5190092043818" calcext:value-type="float">
            <text:p>45.519009204381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arc de la Presse</text:p>
          </table:table-cell>
          <table:table-cell/>
          <table:table-cell office:value-type="string" calcext:value-type="string">
            <text:p>rue Saint-Antoine Ouest/côte de la place d'Armes</text:p>
          </table:table-cell>
          <table:table-cell office:value-type="string" calcext:value-type="string">
            <text:p>Private Property</text:p>
          </table:table-cell>
          <table:table-cell office:value-type="string" calcext:value-type="string">
            <text:p>orthophotographies</text:p>
          </table:table-cell>
          <table:table-cell office:value-type="float" office:value="-73.5578891605291" calcext:value-type="float">
            <text:p>-73.5578891605291</text:p>
          </table:table-cell>
          <table:table-cell office:value-type="float" office:value="45.5057715193462" calcext:value-type="float">
            <text:p>45.505771519346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rès du parc du Mont-Royal</text:p>
          </table:table-cell>
          <table:table-cell/>
          <table:table-cell office:value-type="string" calcext:value-type="string">
            <text:p>ave des Pins Ouest/rue Peel</text:p>
          </table:table-cell>
          <table:table-cell office:value-type="string" calcext:value-type="string">
            <text:p>At the foot of a staircase</text:p>
          </table:table-cell>
          <table:table-cell office:value-type="string" calcext:value-type="string">
            <text:p>orthophotographies</text:p>
          </table:table-cell>
          <table:table-cell office:value-type="float" office:value="-73.5820034636704" calcext:value-type="float">
            <text:p>-73.5820034636704</text:p>
          </table:table-cell>
          <table:table-cell office:value-type="float" office:value="45.5045921771973" calcext:value-type="float">
            <text:p>45.504592177197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Ville-Marie</text:p>
          </table:table-cell>
          <table:table-cell table:number-columns-repeated="2"/>
          <table:table-cell office:value-type="string" calcext:value-type="string">
            <text:p>rue McTavish/ave du Docteur-Penfield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784361566779" calcext:value-type="float">
            <text:p>-73.5784361566779</text:p>
          </table:table-cell>
          <table:table-cell office:value-type="float" office:value="45.5039171007063" calcext:value-type="float">
            <text:p>45.503917100706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romenade urbaine McTavish</text:p>
          </table:table-cell>
          <table:table-cell/>
          <table:table-cell office:value-type="string" calcext:value-type="string">
            <text:p>entre ave du Docteur-Penfield et rue De Maisonneuve Oues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772713187216" calcext:value-type="float">
            <text:p>-73.5772713187216</text:p>
          </table:table-cell>
          <table:table-cell office:value-type="float" office:value="45.5034862399414" calcext:value-type="float">
            <text:p>45.503486239941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romenade urbaine McTavish</text:p>
          </table:table-cell>
          <table:table-cell/>
          <table:table-cell office:value-type="string" calcext:value-type="string">
            <text:p>entre ave du Docteur-Penfield et rue De Maisonneuve Oues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769276503248" calcext:value-type="float">
            <text:p>-73.5769276503248</text:p>
          </table:table-cell>
          <table:table-cell office:value-type="float" office:value="45.5033348483559" calcext:value-type="float">
            <text:p>45.503334848355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Félix-Antoine-Savard</text:p>
          </table:table-cell>
          <table:table-cell/>
          <table:table-cell office:value-type="string" calcext:value-type="string">
            <text:p>rue Montcalm/rue Sherbrooke Est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647546966534" calcext:value-type="float">
            <text:p>-73.5647546966534</text:p>
          </table:table-cell>
          <table:table-cell office:value-type="float" office:value="45.5220489326522" calcext:value-type="float">
            <text:p>45.522048932652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lace Émilie-Gamelin</text:p>
          </table:table-cell>
          <table:table-cell/>
          <table:table-cell office:value-type="string" calcext:value-type="string">
            <text:p>rue Saint-Hbert/rue Sainte-Catherin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93449633479" calcext:value-type="float">
            <text:p>-73.5593449633479</text:p>
          </table:table-cell>
          <table:table-cell office:value-type="float" office:value="45.5155107502772" calcext:value-type="float">
            <text:p>45.515510750277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trottoir coin nord/ouest</text:p>
          </table:table-cell>
          <table:table-cell/>
          <table:table-cell office:value-type="string" calcext:value-type="string">
            <text:p>rue Saint-Denis/rue Émer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34272303944" calcext:value-type="float">
            <text:p>-73.5634272303944</text:p>
          </table:table-cell>
          <table:table-cell office:value-type="float" office:value="45.5149703615811" calcext:value-type="float">
            <text:p>45.514970361581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lace Vauquelin</text:p>
          </table:table-cell>
          <table:table-cell/>
          <table:table-cell office:value-type="string" calcext:value-type="string">
            <text:p>rue Notre-Dame Est/place Jacques-Cartier</text:p>
          </table:table-cell>
          <table:table-cell table:number-columns-repeated="2"/>
          <table:table-cell office:value-type="float" office:value="-73.5547311020058" calcext:value-type="float">
            <text:p>-73.5547311020058</text:p>
          </table:table-cell>
          <table:table-cell office:value-type="float" office:value="45.5084411987751" calcext:value-type="float">
            <text:p>45.508441198775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Centre Sportif George-Springate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Richmond/rue Anders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8457848270335" calcext:value-type="float">
            <text:p>-73.8457848270335</text:p>
          </table:table-cell>
          <table:table-cell office:value-type="float" office:value="45.4928238364379" calcext:value-type="float">
            <text:p>45.492823836437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Centre Sportif George-Springat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Richmond/rue Anders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8460995678303" calcext:value-type="float">
            <text:p>-73.8460995678303</text:p>
          </table:table-cell>
          <table:table-cell office:value-type="float" office:value="45.4912367264217" calcext:value-type="float">
            <text:p>45.491236726421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Centre Sportif George-Springate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Richmond/rue Anders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8447543397919" calcext:value-type="float">
            <text:p>-73.8447543397919</text:p>
          </table:table-cell>
          <table:table-cell office:value-type="float" office:value="45.4913705520527" calcext:value-type="float">
            <text:p>45.491370552052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Brook</text:p>
          </table:table-cell>
          <table:table-cell office:value-type="string" calcext:value-type="string">
            <text:p>Dog Park</text:p>
          </table:table-cell>
          <table:table-cell office:value-type="string" calcext:value-type="string">
            <text:p>rue Brook/rue Harve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8413200592078" calcext:value-type="float">
            <text:p>-73.8413200592078</text:p>
          </table:table-cell>
          <table:table-cell office:value-type="float" office:value="45.5104285751715" calcext:value-type="float">
            <text:p>45.510428575171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oirier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Trudeau/rue Hislop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625668620967" calcext:value-type="float">
            <text:p>-73.6625668620967</text:p>
          </table:table-cell>
          <table:table-cell office:value-type="float" office:value="45.5145838945213" calcext:value-type="float">
            <text:p>45.514583894521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oirier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Trudeau/rue Hislop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624729454178" calcext:value-type="float">
            <text:p>-73.6624729454178</text:p>
          </table:table-cell>
          <table:table-cell office:value-type="float" office:value="45.5142382191323" calcext:value-type="float">
            <text:p>45.514238219132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Raymond-Vidal</text:p>
          </table:table-cell>
          <table:table-cell/>
          <table:table-cell office:value-type="string" calcext:value-type="string">
            <text:p>rue Khalil-Gibr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68248109234" calcext:value-type="float">
            <text:p>-73.668248109234</text:p>
          </table:table-cell>
          <table:table-cell office:value-type="float" office:value="45.5276236214083" calcext:value-type="float">
            <text:p>45.527623621408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Alexis-Nihon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Nantel/carré Stewar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0800059002" calcext:value-type="float">
            <text:p>-73.690800059002</text:p>
          </table:table-cell>
          <table:table-cell office:value-type="float" office:value="45.4975808918864" calcext:value-type="float">
            <text:p>45.497580891886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Dorais/rue du Collèg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60141779515" calcext:value-type="float">
            <text:p>-73.6860141779515</text:p>
          </table:table-cell>
          <table:table-cell office:value-type="float" office:value="45.5008693457363" calcext:value-type="float">
            <text:p>45.500869345736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hamberland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Dorais/rue de L'Église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894600761789" calcext:value-type="float">
            <text:p>-73.6894600761789</text:p>
          </table:table-cell>
          <table:table-cell office:value-type="float" office:value="45.5029434002203" calcext:value-type="float">
            <text:p>45.502943400220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hamberland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Dorais/rue de L'Église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893948464732" calcext:value-type="float">
            <text:p>-73.6893948464732</text:p>
          </table:table-cell>
          <table:table-cell office:value-type="float" office:value="45.5029912900595" calcext:value-type="float">
            <text:p>45.502991290059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hamberland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Dorais/rue de L'Église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89450378035" calcext:value-type="float">
            <text:p>-73.689450378035</text:p>
          </table:table-cell>
          <table:table-cell office:value-type="float" office:value="45.5030659749366" calcext:value-type="float">
            <text:p>45.503065974936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oud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place Saint-Louis/rue Gratt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02809117449" calcext:value-type="float">
            <text:p>-73.6802809117449</text:p>
          </table:table-cell>
          <table:table-cell office:value-type="float" office:value="45.5011129471838" calcext:value-type="float">
            <text:p>45.501112947183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hier</text:p>
          </table:table-cell>
          <table:table-cell office:value-type="string" calcext:value-type="string">
            <text:p>Pétanque</text:p>
          </table:table-cell>
          <table:table-cell office:value-type="string" calcext:value-type="string">
            <text:p>rue Beaudet/rue Buchan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07126566248" calcext:value-type="float">
            <text:p>-73.6807126566248</text:p>
          </table:table-cell>
          <table:table-cell office:value-type="float" office:value="45.5083135272038" calcext:value-type="float">
            <text:p>45.508313527203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hier</text:p>
          </table:table-cell>
          <table:table-cell office:value-type="string" calcext:value-type="string">
            <text:p>Interior Dog Park</text:p>
          </table:table-cell>
          <table:table-cell office:value-type="string" calcext:value-type="string">
            <text:p>rue Beaudet/rue Buchan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15085232466" calcext:value-type="float">
            <text:p>-73.6815085232466</text:p>
          </table:table-cell>
          <table:table-cell office:value-type="float" office:value="45.5075888821344" calcext:value-type="float">
            <text:p>45.507588882134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hier</text:p>
          </table:table-cell>
          <table:table-cell office:value-type="string" calcext:value-type="string">
            <text:p>Interior Dog Park</text:p>
          </table:table-cell>
          <table:table-cell office:value-type="string" calcext:value-type="string">
            <text:p>rue Beaudet/rue Buchan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16589685733" calcext:value-type="float">
            <text:p>-73.6816589685733</text:p>
          </table:table-cell>
          <table:table-cell office:value-type="float" office:value="45.5075322228664" calcext:value-type="float">
            <text:p>45.507532222866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hier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Beaudet/rue Buchan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13101458397" calcext:value-type="float">
            <text:p>-73.6813101458397</text:p>
          </table:table-cell>
          <table:table-cell office:value-type="float" office:value="45.5084213713471" calcext:value-type="float">
            <text:p>45.508421371347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hier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Beaudet/rue Buchan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13631243312" calcext:value-type="float">
            <text:p>-73.6813631243312</text:p>
          </table:table-cell>
          <table:table-cell office:value-type="float" office:value="45.5078621252461" calcext:value-type="float">
            <text:p>45.507862125246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rou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Cartier/rue Saint-Germa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25143634386" calcext:value-type="float">
            <text:p>-73.6725143634386</text:p>
          </table:table-cell>
          <table:table-cell office:value-type="float" office:value="45.5091752937279" calcext:value-type="float">
            <text:p>45.509175293727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Decelles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Filiatrault/rue de L'Église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774696416343" calcext:value-type="float">
            <text:p>-73.6774696416343</text:p>
          </table:table-cell>
          <table:table-cell office:value-type="float" office:value="45.5136681713166" calcext:value-type="float">
            <text:p>45.513668171316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Decelles</text:p>
          </table:table-cell>
          <table:table-cell office:value-type="string" calcext:value-type="string">
            <text:p>Outside a Cabin</text:p>
          </table:table-cell>
          <table:table-cell office:value-type="string" calcext:value-type="string">
            <text:p>rue Filiatrault/rue de L'Égli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7570642707" calcext:value-type="float">
            <text:p>-73.677570642707</text:p>
          </table:table-cell>
          <table:table-cell office:value-type="float" office:value="45.5137143561899" calcext:value-type="float">
            <text:p>45.513714356189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Decelles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Filiatrault/rue de L'Église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77405916201" calcext:value-type="float">
            <text:p>-73.677405916201</text:p>
          </table:table-cell>
          <table:table-cell office:value-type="float" office:value="45.5137131723888" calcext:value-type="float">
            <text:p>45.513713172388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eaudet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rue Gohier/rue Beaud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65360424267" calcext:value-type="float">
            <text:p>-73.6765360424267</text:p>
          </table:table-cell>
          <table:table-cell office:value-type="float" office:value="45.5096016134188" calcext:value-type="float">
            <text:p>45.509601613418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ariépy</text:p>
          </table:table-cell>
          <table:table-cell/>
          <table:table-cell office:value-type="string" calcext:value-type="string">
            <text:p>rue Bourgoin/rue Huffo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82529663293" calcext:value-type="float">
            <text:p>-73.6982529663293</text:p>
          </table:table-cell>
          <table:table-cell office:value-type="float" office:value="45.5056073105" calcext:value-type="float">
            <text:p>45.505607310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Roland-Moreau</text:p>
          </table:table-cell>
          <table:table-cell/>
          <table:table-cell office:value-type="string" calcext:value-type="string">
            <text:p>rue Maheu/rue O'Grad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64890091572" calcext:value-type="float">
            <text:p>-73.6964890091572</text:p>
          </table:table-cell>
          <table:table-cell office:value-type="float" office:value="45.4981395893266" calcext:value-type="float">
            <text:p>45.498139589326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ourbonnière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rue Cazeneuve/rue Modugno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35979799655" calcext:value-type="float">
            <text:p>-73.7035979799655</text:p>
          </table:table-cell>
          <table:table-cell office:value-type="float" office:value="45.5014274963629" calcext:value-type="float">
            <text:p>45.501427496362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ourbonnière</text:p>
          </table:table-cell>
          <table:table-cell office:value-type="string" calcext:value-type="string">
            <text:p>Paddling Poole</text:p>
          </table:table-cell>
          <table:table-cell office:value-type="string" calcext:value-type="string">
            <text:p>rue Cazeneuve/rue Modugno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7030633838721" calcext:value-type="float">
            <text:p>-73.7030633838721</text:p>
          </table:table-cell>
          <table:table-cell office:value-type="float" office:value="45.5020406113586" calcext:value-type="float">
            <text:p>45.502040611358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ourbonnière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Cazeneuve/rue Modugno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7026027605321" calcext:value-type="float">
            <text:p>-73.7026027605321</text:p>
          </table:table-cell>
          <table:table-cell office:value-type="float" office:value="45.5023741013118" calcext:value-type="float">
            <text:p>45.502374101311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ourbonnière</text:p>
          </table:table-cell>
          <table:table-cell office:value-type="string" calcext:value-type="string">
            <text:p>Outside a Cabin</text:p>
          </table:table-cell>
          <table:table-cell office:value-type="string" calcext:value-type="string">
            <text:p>rue Cazeneuve/rue Modugno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7027521473479" calcext:value-type="float">
            <text:p>-73.7027521473479</text:p>
          </table:table-cell>
          <table:table-cell office:value-type="float" office:value="45.5023175060711" calcext:value-type="float">
            <text:p>45.502317506071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Tassé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Billeron/rue Véni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3582096068" calcext:value-type="float">
            <text:p>-73.693582096068</text:p>
          </table:table-cell>
          <table:table-cell office:value-type="float" office:value="45.5090668471217" calcext:value-type="float">
            <text:p>45.509066847121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boul Thimens/rue Var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13161723786" calcext:value-type="float">
            <text:p>-73.7013161723786</text:p>
          </table:table-cell>
          <table:table-cell office:value-type="float" office:value="45.5085387689844" calcext:value-type="float">
            <text:p>45.508538768984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boul Thimens/rue Var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13017965931" calcext:value-type="float">
            <text:p>-73.7013017965931</text:p>
          </table:table-cell>
          <table:table-cell office:value-type="float" office:value="45.5085269164011" calcext:value-type="float">
            <text:p>45.508526916401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 office:value-type="string" calcext:value-type="string">
            <text:p>Dog Park</text:p>
          </table:table-cell>
          <table:table-cell office:value-type="string" calcext:value-type="string">
            <text:p>boul Thimens/rue Var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9683311725" calcext:value-type="float">
            <text:p>-73.699683311725</text:p>
          </table:table-cell>
          <table:table-cell office:value-type="float" office:value="45.5082522457285" calcext:value-type="float">
            <text:p>45.508252245728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 office:value-type="string" calcext:value-type="string">
            <text:p>Running Track</text:p>
          </table:table-cell>
          <table:table-cell office:value-type="string" calcext:value-type="string">
            <text:p>rue Robert-Pear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35810360306" calcext:value-type="float">
            <text:p>-73.7035810360306</text:p>
          </table:table-cell>
          <table:table-cell office:value-type="float" office:value="45.5087975089578" calcext:value-type="float">
            <text:p>45.508797508957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boul Poir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74599882133" calcext:value-type="float">
            <text:p>-73.7074599882133</text:p>
          </table:table-cell>
          <table:table-cell office:value-type="float" office:value="45.5088456904097" calcext:value-type="float">
            <text:p>45.508845690409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boul Poir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64658839616" calcext:value-type="float">
            <text:p>-73.7064658839616</text:p>
          </table:table-cell>
          <table:table-cell office:value-type="float" office:value="45.5082599845165" calcext:value-type="float">
            <text:p>45.508259984516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/>
          <table:table-cell office:value-type="string" calcext:value-type="string">
            <text:p>boul Thimens/rue Sams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54265651118" calcext:value-type="float">
            <text:p>-73.7054265651118</text:p>
          </table:table-cell>
          <table:table-cell office:value-type="float" office:value="45.5067782881147" calcext:value-type="float">
            <text:p>45.506778288114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élanger</text:p>
          </table:table-cell>
          <table:table-cell/>
          <table:table-cell office:value-type="string" calcext:value-type="string">
            <text:p>rue Cardinal/boul de la Côte-Vertu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49310870455" calcext:value-type="float">
            <text:p>-73.6849310870455</text:p>
          </table:table-cell>
          <table:table-cell office:value-type="float" office:value="45.5134050098486" calcext:value-type="float">
            <text:p>45.513405009848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artenstein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Cardinal/rue Tassé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06899159788" calcext:value-type="float">
            <text:p>-73.6906899159788</text:p>
          </table:table-cell>
          <table:table-cell office:value-type="float" office:value="45.5162361604742" calcext:value-type="float">
            <text:p>45.516236160474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artenstein</text:p>
          </table:table-cell>
          <table:table-cell office:value-type="string" calcext:value-type="string">
            <text:p>Ski Slope</text:p>
          </table:table-cell>
          <table:table-cell office:value-type="string" calcext:value-type="string">
            <text:p>rue Cardinal/rue Tassé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09986280761" calcext:value-type="float">
            <text:p>-73.6909986280761</text:p>
          </table:table-cell>
          <table:table-cell office:value-type="float" office:value="45.5169511982506" calcext:value-type="float">
            <text:p>45.516951198250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artenstein</text:p>
          </table:table-cell>
          <table:table-cell office:value-type="string" calcext:value-type="string">
            <text:p>Outside a Cabin</text:p>
          </table:table-cell>
          <table:table-cell office:value-type="string" calcext:value-type="string">
            <text:p>rue Goh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1107069449" calcext:value-type="float">
            <text:p>-73.691107069449</text:p>
          </table:table-cell>
          <table:table-cell office:value-type="float" office:value="45.5177534949469" calcext:value-type="float">
            <text:p>45.517753494946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artenstein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Gohier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911811166699" calcext:value-type="float">
            <text:p>-73.6911811166699</text:p>
          </table:table-cell>
          <table:table-cell office:value-type="float" office:value="45.5178101509967" calcext:value-type="float">
            <text:p>45.517810150996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artenstein</text:p>
          </table:table-cell>
          <table:table-cell office:value-type="string" calcext:value-type="string">
            <text:p>BBQ</text:p>
          </table:table-cell>
          <table:table-cell office:value-type="string" calcext:value-type="string">
            <text:p>rue Décarie/rue Degui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17693389719" calcext:value-type="float">
            <text:p>-73.6917693389719</text:p>
          </table:table-cell>
          <table:table-cell office:value-type="float" office:value="45.51899794454" calcext:value-type="float">
            <text:p>45.5189979445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ousineau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O'Brien/rue Lapoint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05562474445" calcext:value-type="float">
            <text:p>-73.6905562474445</text:p>
          </table:table-cell>
          <table:table-cell office:value-type="float" office:value="45.5214949620397" calcext:value-type="float">
            <text:p>45.521494962039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ousineau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O'Brien/rue Lapoint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16407140079" calcext:value-type="float">
            <text:p>-73.6916407140079</text:p>
          </table:table-cell>
          <table:table-cell office:value-type="float" office:value="45.5211898117047" calcext:value-type="float">
            <text:p>45.521189811704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ousineau</text:p>
          </table:table-cell>
          <table:table-cell office:value-type="string" calcext:value-type="string">
            <text:p>Dog Park</text:p>
          </table:table-cell>
          <table:table-cell office:value-type="string" calcext:value-type="string">
            <text:p>ave O'Brien/rue Lapoint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16625494058" calcext:value-type="float">
            <text:p>-73.6916625494058</text:p>
          </table:table-cell>
          <table:table-cell office:value-type="float" office:value="45.5217771907477" calcext:value-type="float">
            <text:p>45.521777190747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Sainte-Croix/rue Tassé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50864674194" calcext:value-type="float">
            <text:p>-73.6850864674194</text:p>
          </table:table-cell>
          <table:table-cell office:value-type="float" office:value="45.5191058808966" calcext:value-type="float">
            <text:p>45.519105880896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eaulac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Elizabeth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77013569383" calcext:value-type="float">
            <text:p>-73.6777013569383</text:p>
          </table:table-cell>
          <table:table-cell office:value-type="float" office:value="45.5199072180595" calcext:value-type="float">
            <text:p>45.519907218059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L'Archevêque</text:p>
          </table:table-cell>
          <table:table-cell/>
          <table:table-cell office:value-type="string" calcext:value-type="string">
            <text:p>rue Couvrette (face au #1275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54382164202" calcext:value-type="float">
            <text:p>-73.6754382164202</text:p>
          </table:table-cell>
          <table:table-cell office:value-type="float" office:value="45.5251269987987" calcext:value-type="float">
            <text:p>45.525126998798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string" calcext:value-type="string">
            <text:p>Saint-Laurent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Dutrisac/croissant du Ruiss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84358873168" calcext:value-type="float">
            <text:p>-73.6884358873168</text:p>
          </table:table-cell>
          <table:table-cell office:value-type="float" office:value="45.5275395533222" calcext:value-type="float">
            <text:p>45.527539553322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string" calcext:value-type="string">
            <text:p>Saint-Laurent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Dutrisac/place Dutrisac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90790622582" calcext:value-type="float">
            <text:p>-73.6890790622582</text:p>
          </table:table-cell>
          <table:table-cell office:value-type="float" office:value="45.5262012393035" calcext:value-type="float">
            <text:p>45.526201239303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string" calcext:value-type="string">
            <text:p>Saint-Laurent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Poirier/rue Mui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62314970658" calcext:value-type="float">
            <text:p>-73.6862314970658</text:p>
          </table:table-cell>
          <table:table-cell office:value-type="float" office:value="45.5275410087539" calcext:value-type="float">
            <text:p>45.527541008753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string" calcext:value-type="string">
            <text:p>Saint-Laurent</text:p>
          </table:table-cell>
          <table:table-cell/>
          <table:table-cell office:value-type="string" calcext:value-type="string">
            <text:p>rue Poirier/rue Muir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862503646768" calcext:value-type="float">
            <text:p>-73.6862503646768</text:p>
          </table:table-cell>
          <table:table-cell office:value-type="float" office:value="45.5272841638709" calcext:value-type="float">
            <text:p>45.527284163870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Saint-Laurent</text:p>
          </table:table-cell>
          <table:table-cell/>
          <table:table-cell office:value-type="string" calcext:value-type="string">
            <text:p>rue Poirier/rue Muir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86172270047" calcext:value-type="float">
            <text:p>-73.686172270047</text:p>
          </table:table-cell>
          <table:table-cell office:value-type="float" office:value="45.5273611374465" calcext:value-type="float">
            <text:p>45.527361137446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string" calcext:value-type="string">
            <text:p>Saint-Laurent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Poirier/rue Barré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74894214772" calcext:value-type="float">
            <text:p>-73.6874894214772</text:p>
          </table:table-cell>
          <table:table-cell office:value-type="float" office:value="45.5274221519237" calcext:value-type="float">
            <text:p>45.527422151923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inter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Meloche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761991761614" calcext:value-type="float">
            <text:p>-73.6761991761614</text:p>
          </table:table-cell>
          <table:table-cell office:value-type="float" office:value="45.5288286663448" calcext:value-type="float">
            <text:p>45.528828666344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inter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Meloch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59146963096" calcext:value-type="float">
            <text:p>-73.6759146963096</text:p>
          </table:table-cell>
          <table:table-cell office:value-type="float" office:value="45.5291538566802" calcext:value-type="float">
            <text:p>45.529153856680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aron</text:p>
          </table:table-cell>
          <table:table-cell/>
          <table:table-cell office:value-type="string" calcext:value-type="string">
            <text:p>boul Montpellier/rue Mui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20723516784" calcext:value-type="float">
            <text:p>-73.6720723516784</text:p>
          </table:table-cell>
          <table:table-cell office:value-type="float" office:value="45.5206501956637" calcext:value-type="float">
            <text:p>45.520650195663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aron</text:p>
          </table:table-cell>
          <table:table-cell/>
          <table:table-cell office:value-type="string" calcext:value-type="string">
            <text:p>rue Muir/place Fort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14296673574" calcext:value-type="float">
            <text:p>-73.6714296673574</text:p>
          </table:table-cell>
          <table:table-cell office:value-type="float" office:value="45.5214612881261" calcext:value-type="float">
            <text:p>45.521461288126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ulet</text:p>
          </table:table-cell>
          <table:table-cell/>
          <table:table-cell office:value-type="string" calcext:value-type="string">
            <text:p>rue Connaught/rue d'Oxfo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18510225909" calcext:value-type="float">
            <text:p>-73.7018510225909</text:p>
          </table:table-cell>
          <table:table-cell office:value-type="float" office:value="45.521972723976" calcext:value-type="float">
            <text:p>45.52197272397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ennis (Inside)</text:p>
          </table:table-cell>
          <table:table-cell office:value-type="string" calcext:value-type="string">
            <text:p>rue Beauzèle/rue Carroll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7200218115626" calcext:value-type="float">
            <text:p>-73.7200218115626</text:p>
          </table:table-cell>
          <table:table-cell office:value-type="float" office:value="45.5230533524969" calcext:value-type="float">
            <text:p>45.523053352496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ennis (Outside)</text:p>
          </table:table-cell>
          <table:table-cell office:value-type="string" calcext:value-type="string">
            <text:p>rue Beauzèle/rue Carrol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200443791995" calcext:value-type="float">
            <text:p>-73.7200443791995</text:p>
          </table:table-cell>
          <table:table-cell office:value-type="float" office:value="45.523063027299" calcext:value-type="float">
            <text:p>45.52306302729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Beauzèle/rue Carroll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7209248943373" calcext:value-type="float">
            <text:p>-73.7209248943373</text:p>
          </table:table-cell>
          <table:table-cell office:value-type="float" office:value="45.522259660292" calcext:value-type="float">
            <text:p>45.52225966029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Noël-Nord</text:p>
          </table:table-cell>
          <table:table-cell office:value-type="string" calcext:value-type="string">
            <text:p>Outdoor Ice Rink</text:p>
          </table:table-cell>
          <table:table-cell office:value-type="string" calcext:value-type="string">
            <text:p>rue Baker/rue Geoffri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299267558719" calcext:value-type="float">
            <text:p>-73.7299267558719</text:p>
          </table:table-cell>
          <table:table-cell office:value-type="float" office:value="45.517546708349" calcext:value-type="float">
            <text:p>45.51754670834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Noël-Nord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McCarth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283262977365" calcext:value-type="float">
            <text:p>-73.7283262977365</text:p>
          </table:table-cell>
          <table:table-cell office:value-type="float" office:value="45.5171437303837" calcext:value-type="float">
            <text:p>45.517143730383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Noël-Nord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Baker/rue Geoffri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294149948796" calcext:value-type="float">
            <text:p>-73.7294149948796</text:p>
          </table:table-cell>
          <table:table-cell office:value-type="float" office:value="45.5176039773336" calcext:value-type="float">
            <text:p>45.517603977333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Noël-Sud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Noorduy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271828257003" calcext:value-type="float">
            <text:p>-73.7271828257003</text:p>
          </table:table-cell>
          <table:table-cell office:value-type="float" office:value="45.5156630722198" calcext:value-type="float">
            <text:p>45.515663072219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Noël-Sud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Mat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268950711347" calcext:value-type="float">
            <text:p>-73.7268950711347</text:p>
          </table:table-cell>
          <table:table-cell office:value-type="float" office:value="45.5151157308424" calcext:value-type="float">
            <text:p>45.515115730842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Jerry-Shears</text:p>
          </table:table-cell>
          <table:table-cell/>
          <table:table-cell office:value-type="string" calcext:value-type="string">
            <text:p>rue Pierre-Dagenais/chemin du Bois-Franc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250557096298" calcext:value-type="float">
            <text:p>-73.7250557096298</text:p>
          </table:table-cell>
          <table:table-cell office:value-type="float" office:value="45.5081857286881" calcext:value-type="float">
            <text:p>45.508185728688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hilippe-Laheurt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Ernest-Hemingway/rue Robert-Choquett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176408844989" calcext:value-type="float">
            <text:p>-73.7176408844989</text:p>
          </table:table-cell>
          <table:table-cell office:value-type="float" office:value="45.5062052358166" calcext:value-type="float">
            <text:p>45.506205235816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hilippe-Laheurt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Ernest-Hemingway/boul Cavendish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158801622499" calcext:value-type="float">
            <text:p>-73.7158801622499</text:p>
          </table:table-cell>
          <table:table-cell office:value-type="float" office:value="45.5067216671477" calcext:value-type="float">
            <text:p>45.506721667147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hilippe-Laheurte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ave Ernest-Hemingway/rue John-Lym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246712146518" calcext:value-type="float">
            <text:p>-73.7246712146518</text:p>
          </table:table-cell>
          <table:table-cell office:value-type="float" office:value="45.5018030005472" calcext:value-type="float">
            <text:p>45.501803000547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Sir-Edmund-Hillary</text:p>
          </table:table-cell>
          <table:table-cell/>
          <table:table-cell office:value-type="string" calcext:value-type="string">
            <text:p>rue de l'Everest (face au #1600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2535656865" calcext:value-type="float">
            <text:p>-73.702535656865</text:p>
          </table:table-cell>
          <table:table-cell office:value-type="float" office:value="45.5119950659473" calcext:value-type="float">
            <text:p>45.511995065947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arré Square Magellan</text:p>
          </table:table-cell>
          <table:table-cell/>
          <table:table-cell office:value-type="string" calcext:value-type="string">
            <text:p>rue de l'Écu (face au #2724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128423235836" calcext:value-type="float">
            <text:p>-73.7128423235836</text:p>
          </table:table-cell>
          <table:table-cell office:value-type="float" office:value="45.511578866842" calcext:value-type="float">
            <text:p>45.51157886684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Roman-Zytynsky</text:p>
          </table:table-cell>
          <table:table-cell/>
          <table:table-cell office:value-type="string" calcext:value-type="string">
            <text:p>rue Quenneville/rue Varr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81430103311" calcext:value-type="float">
            <text:p>-73.6781430103311</text:p>
          </table:table-cell>
          <table:table-cell office:value-type="float" office:value="45.5285997919296" calcext:value-type="float">
            <text:p>45.528599791929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Robert-Mitchell</text:p>
          </table:table-cell>
          <table:table-cell/>
          <table:table-cell office:value-type="string" calcext:value-type="string">
            <text:p>rue Crevier/rue Saint-Lou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35589391137" calcext:value-type="float">
            <text:p>-73.6735589391137</text:p>
          </table:table-cell>
          <table:table-cell office:value-type="float" office:value="45.5052216034387" calcext:value-type="float">
            <text:p>45.505221603438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Square du Nordet</text:p>
          </table:table-cell>
          <table:table-cell/>
          <table:table-cell office:value-type="string" calcext:value-type="string">
            <text:p>rue des Équinoxes/rue des Montérégienn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131557748133" calcext:value-type="float">
            <text:p>-73.7131557748133</text:p>
          </table:table-cell>
          <table:table-cell office:value-type="float" office:value="45.5169059730845" calcext:value-type="float">
            <text:p>45.516905973084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du Bois-Franc</text:p>
          </table:table-cell>
          <table:table-cell/>
          <table:table-cell office:value-type="string" calcext:value-type="string">
            <text:p>rues des Andes/rue Modigliani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168641178332" calcext:value-type="float">
            <text:p>-73.7168641178332</text:p>
          </table:table-cell>
          <table:table-cell office:value-type="float" office:value="45.5102450254455" calcext:value-type="float">
            <text:p>45.510245025445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du Bois-Franc</text:p>
          </table:table-cell>
          <table:table-cell/>
          <table:table-cell office:value-type="string" calcext:value-type="string">
            <text:p>rue de l'Équatuer/rue du Chinook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137302779272" calcext:value-type="float">
            <text:p>-73.7137302779272</text:p>
          </table:table-cell>
          <table:table-cell office:value-type="float" office:value="45.513200613221" calcext:value-type="float">
            <text:p>45.51320061322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etit</text:p>
          </table:table-cell>
          <table:table-cell/>
          <table:table-cell office:value-type="string" calcext:value-type="string">
            <text:p>rue Poirier/chemin Lava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50863619881" calcext:value-type="float">
            <text:p>-73.6950863619881</text:p>
          </table:table-cell>
          <table:table-cell office:value-type="float" office:value="45.5203275111664" calcext:value-type="float">
            <text:p>45.520327511166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Dr-Bernard-Paquet</text:p>
          </table:table-cell>
          <table:table-cell/>
          <table:table-cell office:value-type="string" calcext:value-type="string">
            <text:p>rue Jean-Gascon/rue Guy-Hoffman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333677379423" calcext:value-type="float">
            <text:p>-73.7333677379423</text:p>
          </table:table-cell>
          <table:table-cell office:value-type="float" office:value="45.5072035191521" calcext:value-type="float">
            <text:p>45.507203519152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Raymond-Lagacé</text:p>
          </table:table-cell>
          <table:table-cell/>
          <table:table-cell office:value-type="string" calcext:value-type="string">
            <text:p>rue Jean-Gascon/rue Pierre-Dagena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263573634741" calcext:value-type="float">
            <text:p>-73.7263573634741</text:p>
          </table:table-cell>
          <table:table-cell office:value-type="float" office:value="45.5100370116338" calcext:value-type="float">
            <text:p>45.510037011633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lace Rodolphe-Rousseau</text:p>
          </table:table-cell>
          <table:table-cell/>
          <table:table-cell office:value-type="string" calcext:value-type="string">
            <text:p>boul Edouard-Laurin/rue Goh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23303139621" calcext:value-type="float">
            <text:p>-73.6823303139621</text:p>
          </table:table-cell>
          <table:table-cell office:value-type="float" office:value="45.5131560652629" calcext:value-type="float">
            <text:p>45.513156065262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uillaume-Bruneau ou Henri-Thomas-Scott</text:p>
          </table:table-cell>
          <table:table-cell/>
          <table:table-cell office:value-type="string" calcext:value-type="string">
            <text:p>rue Jean-Gascon/rue Vittorio-Fiorucci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289335123076" calcext:value-type="float">
            <text:p>-73.7289335123076</text:p>
          </table:table-cell>
          <table:table-cell office:value-type="float" office:value="45.5090295436208" calcext:value-type="float">
            <text:p>45.509029543620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assin du Suroît</text:p>
          </table:table-cell>
          <table:table-cell/>
          <table:table-cell office:value-type="string" calcext:value-type="string">
            <text:p>rue de l'Équatuer/rue du Chinook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131207952539" calcext:value-type="float">
            <text:p>-73.7131207952539</text:p>
          </table:table-cell>
          <table:table-cell office:value-type="float" office:value="45.5134376903967" calcext:value-type="float">
            <text:p>45.513437690396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ave Oscar/rue de Mayen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78993194659" calcext:value-type="float">
            <text:p>-73.6478993194659</text:p>
          </table:table-cell>
          <table:table-cell office:value-type="float" office:value="45.5819444876536" calcext:value-type="float">
            <text:p>45.581944487653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Oscar/rue de Mayenne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483181687252" calcext:value-type="float">
            <text:p>-73.6483181687252</text:p>
          </table:table-cell>
          <table:table-cell office:value-type="float" office:value="45.5822640143526" calcext:value-type="float">
            <text:p>45.582264014352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Oscar/rue de Mayenne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482751958691" calcext:value-type="float">
            <text:p>-73.6482751958691</text:p>
          </table:table-cell>
          <table:table-cell office:value-type="float" office:value="45.5822959241387" calcext:value-type="float">
            <text:p>45.582295924138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Inside a Library</text:p>
          </table:table-cell>
          <table:table-cell office:value-type="string" calcext:value-type="string">
            <text:p>ave de Belleville/rue Fleury Est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422926904389" calcext:value-type="float">
            <text:p>-73.6422926904389</text:p>
          </table:table-cell>
          <table:table-cell office:value-type="float" office:value="45.5819273133318" calcext:value-type="float">
            <text:p>45.581927313331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de Belleville/rue Fleury Est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422480710944" calcext:value-type="float">
            <text:p>-73.6422480710944</text:p>
          </table:table-cell>
          <table:table-cell office:value-type="float" office:value="45.5814099662835" calcext:value-type="float">
            <text:p>45.581409966283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de Belleville/rue Prieur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34654341296" calcext:value-type="float">
            <text:p>-73.6434654341296</text:p>
          </table:table-cell>
          <table:table-cell office:value-type="float" office:value="45.5825169452518" calcext:value-type="float">
            <text:p>45.582516945251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de Belleville/rue Fleury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27309924654" calcext:value-type="float">
            <text:p>-73.6427309924654</text:p>
          </table:table-cell>
          <table:table-cell office:value-type="float" office:value="45.5821988753156" calcext:value-type="float">
            <text:p>45.582198875315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Ménard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place Ménard/ave Plaza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400859379683" calcext:value-type="float">
            <text:p>-73.6400859379683</text:p>
          </table:table-cell>
          <table:table-cell office:value-type="float" office:value="45.5870388266198" calcext:value-type="float">
            <text:p>45.587038826619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Ménard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place Ménard/ave Plaza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00483485747" calcext:value-type="float">
            <text:p>-73.6400483485747</text:p>
          </table:table-cell>
          <table:table-cell office:value-type="float" office:value="45.5869198252259" calcext:value-type="float">
            <text:p>45.586919825225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Eusèbe-Ménar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boul Gouin Est/ave de Bruxel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90095623476" calcext:value-type="float">
            <text:p>-73.6490095623476</text:p>
          </table:table-cell>
          <table:table-cell office:value-type="float" office:value="45.5931808381646" calcext:value-type="float">
            <text:p>45.593180838164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Sabrevois</text:p>
          </table:table-cell>
          <table:table-cell office:value-type="string" calcext:value-type="string">
            <text:p>Paddling Poole</text:p>
          </table:table-cell>
          <table:table-cell office:value-type="string" calcext:value-type="string">
            <text:p>ave des Récollets/rue Sabrevo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3293231421" calcext:value-type="float">
            <text:p>-73.633293231421</text:p>
          </table:table-cell>
          <table:table-cell office:value-type="float" office:value="45.5837728327133" calcext:value-type="float">
            <text:p>45.583772832713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ilon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rue Arthur-Champoux/ave Gariép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22835538294" calcext:value-type="float">
            <text:p>-73.6422835538294</text:p>
          </table:table-cell>
          <table:table-cell office:value-type="float" office:value="45.5930212353444" calcext:value-type="float">
            <text:p>45.593021235344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ilon</text:p>
          </table:table-cell>
          <table:table-cell office:value-type="string" calcext:value-type="string">
            <text:p>Dog Park</text:p>
          </table:table-cell>
          <table:table-cell office:value-type="string" calcext:value-type="string">
            <text:p>rue Arthur-Champoux/ave Gariép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23040940278" calcext:value-type="float">
            <text:p>-73.6423040940278</text:p>
          </table:table-cell>
          <table:table-cell office:value-type="float" office:value="45.5938457228688" calcext:value-type="float">
            <text:p>45.593845722868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Maurice-Bélanger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Hébert/rue Forest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316579172469" calcext:value-type="float">
            <text:p>-73.6316579172469</text:p>
          </table:table-cell>
          <table:table-cell office:value-type="float" office:value="45.5877718638569" calcext:value-type="float">
            <text:p>45.587771863856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Maurice-Bélanger</text:p>
          </table:table-cell>
          <table:table-cell/>
          <table:table-cell office:value-type="string" calcext:value-type="string">
            <text:p>rue Forest/ave de l'Hôtel-de-Vi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17064820244" calcext:value-type="float">
            <text:p>-73.6317064820244</text:p>
          </table:table-cell>
          <table:table-cell office:value-type="float" office:value="45.588262035057" calcext:value-type="float">
            <text:p>45.58826203505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aul-Sauvé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Éthier/rue de Bayonne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352988408423" calcext:value-type="float">
            <text:p>-73.6352988408423</text:p>
          </table:table-cell>
          <table:table-cell office:value-type="float" office:value="45.5994885989553" calcext:value-type="float">
            <text:p>45.599488598955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aul-Sauvé</text:p>
          </table:table-cell>
          <table:table-cell office:value-type="string" calcext:value-type="string">
            <text:p>Paddling Poole</text:p>
          </table:table-cell>
          <table:table-cell office:value-type="string" calcext:value-type="string">
            <text:p>ave Éthier/rue de Bayon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55078334792" calcext:value-type="float">
            <text:p>-73.6355078334792</text:p>
          </table:table-cell>
          <table:table-cell office:value-type="float" office:value="45.5991373284035" calcext:value-type="float">
            <text:p>45.599137328403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aul-Sauvé</text:p>
          </table:table-cell>
          <table:table-cell/>
          <table:table-cell office:value-type="string" calcext:value-type="string">
            <text:p>boul Henri-Bourassa Est/ave Bellevo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57435658829" calcext:value-type="float">
            <text:p>-73.6357435658829</text:p>
          </table:table-cell>
          <table:table-cell office:value-type="float" office:value="45.6009988820841" calcext:value-type="float">
            <text:p>45.600998882084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Aimé-Léonar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boul Gouin Est/boul Sainte-Gertru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85572832696" calcext:value-type="float">
            <text:p>-73.6385572832696</text:p>
          </table:table-cell>
          <table:table-cell office:value-type="float" office:value="45.6078687429063" calcext:value-type="float">
            <text:p>45.607868742906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Aimé-Léonard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boul Gouin Est/boul Sainte-Gertru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91672721201" calcext:value-type="float">
            <text:p>-73.6391672721201</text:p>
          </table:table-cell>
          <table:table-cell office:value-type="float" office:value="45.6075559416117" calcext:value-type="float">
            <text:p>45.607555941611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Aimé-Léonard</text:p>
          </table:table-cell>
          <table:table-cell office:value-type="string" calcext:value-type="string">
            <text:p>Outside a Cabin</text:p>
          </table:table-cell>
          <table:table-cell office:value-type="string" calcext:value-type="string">
            <text:p>boul Gouin Est/boul Sainte-Gertru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93439963553" calcext:value-type="float">
            <text:p>-73.6393439963553</text:p>
          </table:table-cell>
          <table:table-cell office:value-type="float" office:value="45.6086677317225" calcext:value-type="float">
            <text:p>45.608667731722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Salk/rue de la Gare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287936212261" calcext:value-type="float">
            <text:p>-73.6287936212261</text:p>
          </table:table-cell>
          <table:table-cell office:value-type="float" office:value="45.606052529743" calcext:value-type="float">
            <text:p>45.60605252974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Alfred/boul Henri-Bourassa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89956000353" calcext:value-type="float">
            <text:p>-73.6289956000353</text:p>
          </table:table-cell>
          <table:table-cell office:value-type="float" office:value="45.6046823154285" calcext:value-type="float">
            <text:p>45.604682315428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rue de la Gare/ave Edg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99027921314" calcext:value-type="float">
            <text:p>-73.6299027921314</text:p>
          </table:table-cell>
          <table:table-cell office:value-type="float" office:value="45.6064363097501" calcext:value-type="float">
            <text:p>45.606436309750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Alfred/rue Louis-Francoeur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234239546936" calcext:value-type="float">
            <text:p>-73.6234239546936</text:p>
          </table:table-cell>
          <table:table-cell office:value-type="float" office:value="45.5994917876783" calcext:value-type="float">
            <text:p>45.599491787678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Louis-Francoeur (face au #5273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25436709772" calcext:value-type="float">
            <text:p>-73.6225436709772</text:p>
          </table:table-cell>
          <table:table-cell office:value-type="float" office:value="45.6001800237781" calcext:value-type="float">
            <text:p>45.600180023778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Lacordaire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boulevard Lacordaire (#12576)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320218369348" calcext:value-type="float">
            <text:p>-73.6320218369348</text:p>
          </table:table-cell>
          <table:table-cell office:value-type="float" office:value="45.6161719768647" calcext:value-type="float">
            <text:p>45.616171976864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Lacordair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boulevard Lacordaire (#12576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20039075628" calcext:value-type="float">
            <text:p>-73.6320039075628</text:p>
          </table:table-cell>
          <table:table-cell office:value-type="float" office:value="45.6163452139267" calcext:value-type="float">
            <text:p>45.616345213926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Henri-Bourassa</text:p>
          </table:table-cell>
          <table:table-cell office:value-type="string" calcext:value-type="string">
            <text:p>Outside a Cabin</text:p>
          </table:table-cell>
          <table:table-cell office:value-type="string" calcext:value-type="string">
            <text:p>ave Laurier/rue Pasca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33671696083" calcext:value-type="float">
            <text:p>-73.6233671696083</text:p>
          </table:table-cell>
          <table:table-cell office:value-type="float" office:value="45.6153413939226" calcext:value-type="float">
            <text:p>45.615341393922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Henri-Bourassa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Laurier/rue Pasca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29819147581" calcext:value-type="float">
            <text:p>-73.6229819147581</text:p>
          </table:table-cell>
          <table:table-cell office:value-type="float" office:value="45.6155981695257" calcext:value-type="float">
            <text:p>45.615598169525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Henri-Bourassa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Laurier/rue Pasca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38815881962" calcext:value-type="float">
            <text:p>-73.6238815881962</text:p>
          </table:table-cell>
          <table:table-cell office:value-type="float" office:value="45.6155147734799" calcext:value-type="float">
            <text:p>45.615514773479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Le Carignan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P.-M.-Favier/rue Renoi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58586163698" calcext:value-type="float">
            <text:p>-73.6158586163698</text:p>
          </table:table-cell>
          <table:table-cell office:value-type="float" office:value="45.6096999695726" calcext:value-type="float">
            <text:p>45.609699969572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Le Carignan</text:p>
          </table:table-cell>
          <table:table-cell office:value-type="string" calcext:value-type="string">
            <text:p>Inside a Community Centre</text:p>
          </table:table-cell>
          <table:table-cell office:value-type="string" calcext:value-type="string">
            <text:p>ave P.-M.-Favier/rue Renoi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58288459282" calcext:value-type="float">
            <text:p>-73.6158288459282</text:p>
          </table:table-cell>
          <table:table-cell office:value-type="float" office:value="45.6099363840953" calcext:value-type="float">
            <text:p>45.609936384095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Monty (entre le #12357 et le #12351)</text:p>
          </table:table-cell>
          <table:table-cell office:value-type="string" calcext:value-type="string">
            <text:p>Street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198505960804" calcext:value-type="float">
            <text:p>-73.6198505960804</text:p>
          </table:table-cell>
          <table:table-cell office:value-type="float" office:value="45.6211231825371" calcext:value-type="float">
            <text:p>45.621123182537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Outside a Cabin</text:p>
          </table:table-cell>
          <table:table-cell office:value-type="string" calcext:value-type="string">
            <text:p>ave Monty (entre le #12357 et le #12351)</text:p>
          </table:table-cell>
          <table:table-cell office:value-type="string" calcext:value-type="string">
            <text:p>Street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199366889405" calcext:value-type="float">
            <text:p>-73.6199366889405</text:p>
          </table:table-cell>
          <table:table-cell office:value-type="float" office:value="45.6210253712561" calcext:value-type="float">
            <text:p>45.621025371256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Tardif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Tardif ( à l'est de #6453)</text:p>
          </table:table-cell>
          <table:table-cell office:value-type="string" calcext:value-type="string">
            <text:p>Street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165172941125" calcext:value-type="float">
            <text:p>-73.6165172941125</text:p>
          </table:table-cell>
          <table:table-cell office:value-type="float" office:value="45.6178466800687" calcext:value-type="float">
            <text:p>45.617846680068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Tardif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Tardif ( à l'est de #6453)</text:p>
          </table:table-cell>
          <table:table-cell office:value-type="string" calcext:value-type="string">
            <text:p>Street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6167968584383" calcext:value-type="float">
            <text:p>-73.6167968584383</text:p>
          </table:table-cell>
          <table:table-cell office:value-type="float" office:value="45.6182320595318" calcext:value-type="float">
            <text:p>45.618232059531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Gouin</text:p>
          </table:table-cell>
          <table:table-cell/>
          <table:table-cell office:value-type="string" calcext:value-type="string">
            <text:p>boul Gouin Est (face au #6700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28558790487" calcext:value-type="float">
            <text:p>-73.6228558790487</text:p>
          </table:table-cell>
          <table:table-cell office:value-type="float" office:value="45.6271674367124" calcext:value-type="float">
            <text:p>45.627167436712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Gouin</text:p>
          </table:table-cell>
          <table:table-cell office:value-type="string" calcext:value-type="string">
            <text:p>Dog Park</text:p>
          </table:table-cell>
          <table:table-cell office:value-type="string" calcext:value-type="string">
            <text:p>boul Gouin Est (face au #6700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32144180064" calcext:value-type="float">
            <text:p>-73.6232144180064</text:p>
          </table:table-cell>
          <table:table-cell office:value-type="float" office:value="45.6269728686784" calcext:value-type="float">
            <text:p>45.626972868678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Calixa-Lavallée (école)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boul Henri-Bourassa Est/ave Pelletier</text:p>
          </table:table-cell>
          <table:table-cell office:value-type="string" calcext:value-type="string">
            <text:p>Private Property</text:p>
          </table:table-cell>
          <table:table-cell office:value-type="string" calcext:value-type="string">
            <text:p>orthophotographies</text:p>
          </table:table-cell>
          <table:table-cell office:value-type="float" office:value="-73.6387552080074" calcext:value-type="float">
            <text:p>-73.6387552080074</text:p>
          </table:table-cell>
          <table:table-cell office:value-type="float" office:value="45.5986035216403" calcext:value-type="float">
            <text:p>45.598603521640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Racette</text:p>
          </table:table-cell>
          <table:table-cell/>
          <table:table-cell office:value-type="string" calcext:value-type="string">
            <text:p>ave Racette (face au #11424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90754695459" calcext:value-type="float">
            <text:p>-73.6290754695459</text:p>
          </table:table-cell>
          <table:table-cell office:value-type="float" office:value="45.6026153222448" calcext:value-type="float">
            <text:p>45.602615322244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iste cyclabe (boul Gouin)</text:p>
          </table:table-cell>
          <table:table-cell office:value-type="string" calcext:value-type="string">
            <text:p>Bike Path</text:p>
          </table:table-cell>
          <table:table-cell office:value-type="string" calcext:value-type="string">
            <text:p>à la hauteur de l'intersection du boul Gouin Est et de l'ave</text:p>
          </table:table-cell>
          <table:table-cell office:value-type="string" calcext:value-type="string">
            <text:p>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6438285408623" calcext:value-type="float">
            <text:p>-73.6438285408623</text:p>
          </table:table-cell>
          <table:table-cell office:value-type="float" office:value="45.6002067689665" calcext:value-type="float">
            <text:p>45.600206768966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Square du Rambler</text:p>
          </table:table-cell>
          <table:table-cell table:number-columns-repeated="3"/>
          <table:table-cell office:value-type="string" calcext:value-type="string">
            <text:p>orthophotographies</text:p>
          </table:table-cell>
          <table:table-cell office:value-type="float" office:value="-73.7101459913431" calcext:value-type="float">
            <text:p>-73.7101459913431</text:p>
          </table:table-cell>
          <table:table-cell office:value-type="float" office:value="45.5171298510797" calcext:value-type="float">
            <text:p>45.517129851079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Big Park</text:p>
          </table:table-cell>
          <table:table-cell/>
          <table:table-cell office:value-type="float" office:value="-73.6062248749791" calcext:value-type="float">
            <text:p>-73.6062248749791</text:p>
          </table:table-cell>
          <table:table-cell office:value-type="float" office:value="45.4394744306387" calcext:value-type="float">
            <text:p>45.439474430638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L'Île-Bizard–Sainte-Geneviève</text:p>
          </table:table-cell>
          <table:table-cell office:value-type="string" calcext:value-type="string">
            <text:p>parc nature de Boisé-de-l'Île-Bizard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8999586819804" calcext:value-type="float">
            <text:p>-73.8999586819804</text:p>
          </table:table-cell>
          <table:table-cell office:value-type="float" office:value="45.5164730454626" calcext:value-type="float">
            <text:p>45.516473045462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rc nature du Bois-de-Liess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7561180604378" calcext:value-type="float">
            <text:p>-73.7561180604378</text:p>
          </table:table-cell>
          <table:table-cell office:value-type="float" office:value="45.5119903475464" calcext:value-type="float">
            <text:p>45.511990347546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rc nature du Bois-de-Liess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7560670239591" calcext:value-type="float">
            <text:p>-73.7560670239591</text:p>
          </table:table-cell>
          <table:table-cell office:value-type="float" office:value="45.5119122657151" calcext:value-type="float">
            <text:p>45.511912265715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rc nature du Bois-de-Liess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7634306680711" calcext:value-type="float">
            <text:p>-73.7634306680711</text:p>
          </table:table-cell>
          <table:table-cell office:value-type="float" office:value="45.506230834807" calcext:value-type="float">
            <text:p>45.50623083480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rc nature du Bois-de-Liess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7635425163926" calcext:value-type="float">
            <text:p>-73.7635425163926</text:p>
          </table:table-cell>
          <table:table-cell office:value-type="float" office:value="45.5063679827899" calcext:value-type="float">
            <text:p>45.506367982789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rc nature du Bois-de-Liess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7681543430062" calcext:value-type="float">
            <text:p>-73.7681543430062</text:p>
          </table:table-cell>
          <table:table-cell office:value-type="float" office:value="45.4996688952515" calcext:value-type="float">
            <text:p>45.499668895251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rc nature du Bois-de-Liess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7684272585848" calcext:value-type="float">
            <text:p>-73.7684272585848</text:p>
          </table:table-cell>
          <table:table-cell office:value-type="float" office:value="45.4997188254738" calcext:value-type="float">
            <text:p>45.499718825473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parc nature du cap-Saint-Jacques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9384073436021" calcext:value-type="float">
            <text:p>-73.9384073436021</text:p>
          </table:table-cell>
          <table:table-cell office:value-type="float" office:value="45.4641400163233" calcext:value-type="float">
            <text:p>45.464140016323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parc nature du cap-Saint-Jacques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9378447753638" calcext:value-type="float">
            <text:p>-73.9378447753638</text:p>
          </table:table-cell>
          <table:table-cell office:value-type="float" office:value="45.4639372783707" calcext:value-type="float">
            <text:p>45.463937278370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parc nature du cap-Saint-Jacques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9376053053361" calcext:value-type="float">
            <text:p>-73.9376053053361</text:p>
          </table:table-cell>
          <table:table-cell office:value-type="float" office:value="45.4627363567996" calcext:value-type="float">
            <text:p>45.462736356799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parc nature du cap-Saint-Jacques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9359948389611" calcext:value-type="float">
            <text:p>-73.9359948389611</text:p>
          </table:table-cell>
          <table:table-cell office:value-type="float" office:value="45.4714929177739" calcext:value-type="float">
            <text:p>45.471492917773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parc nature du cap-Saint-Jacques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9352666530871" calcext:value-type="float">
            <text:p>-73.9352666530871</text:p>
          </table:table-cell>
          <table:table-cell office:value-type="float" office:value="45.4710832043718" calcext:value-type="float">
            <text:p>45.471083204371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 nature du Ruissesau-De-Montigny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6045622819175" calcext:value-type="float">
            <text:p>-73.6045622819175</text:p>
          </table:table-cell>
          <table:table-cell office:value-type="float" office:value="45.6200811746924" calcext:value-type="float">
            <text:p>45.620081174692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Sir-Wilfrid-Laurier</text:p>
          </table:table-cell>
          <table:table-cell table:number-columns-repeated="2"/>
          <table:table-cell office:value-type="string" calcext:value-type="string">
            <text:p>Big Park /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87113200291" calcext:value-type="float">
            <text:p>-73.587113200291</text:p>
          </table:table-cell>
          <table:table-cell office:value-type="float" office:value="45.5317565636143" calcext:value-type="float">
            <text:p>45.531756563614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Sir-Wilfrid-Laurier</text:p>
          </table:table-cell>
          <table:table-cell table:number-columns-repeated="2"/>
          <table:table-cell office:value-type="string" calcext:value-type="string">
            <text:p>Big Park /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883385165854" calcext:value-type="float">
            <text:p>-73.5883385165854</text:p>
          </table:table-cell>
          <table:table-cell office:value-type="float" office:value="45.5312243579536" calcext:value-type="float">
            <text:p>45.531224357953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Sir-Wilfrid-Laurier</text:p>
          </table:table-cell>
          <table:table-cell table:number-columns-repeated="2"/>
          <table:table-cell office:value-type="string" calcext:value-type="string">
            <text:p>Big Park /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875932707014" calcext:value-type="float">
            <text:p>-73.5875932707014</text:p>
          </table:table-cell>
          <table:table-cell office:value-type="float" office:value="45.5322227627523" calcext:value-type="float">
            <text:p>45.532222762752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Sir-Wilfrid-Laurier</text:p>
          </table:table-cell>
          <table:table-cell table:number-columns-repeated="2"/>
          <table:table-cell office:value-type="string" calcext:value-type="string">
            <text:p>Big Park /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866539337464" calcext:value-type="float">
            <text:p>-73.5866539337464</text:p>
          </table:table-cell>
          <table:table-cell office:value-type="float" office:value="45.5329103257953" calcext:value-type="float">
            <text:p>45.532910325795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Sir-Wilfrid-Laurier</text:p>
          </table:table-cell>
          <table:table-cell table:number-columns-repeated="2"/>
          <table:table-cell office:value-type="string" calcext:value-type="string">
            <text:p>Big Park /Approximate Location</text:p>
          </table:table-cell>
          <table:table-cell office:value-type="string" calcext:value-type="string">
            <text:p>localisation approx.</text:p>
          </table:table-cell>
          <table:table-cell office:value-type="float" office:value="-73.589272774503" calcext:value-type="float">
            <text:p>-73.589272774503</text:p>
          </table:table-cell>
          <table:table-cell office:value-type="float" office:value="45.5332646451698" calcext:value-type="float">
            <text:p>45.533264645169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6543580604167" calcext:value-type="float">
            <text:p>-73.6543580604167</text:p>
          </table:table-cell>
          <table:table-cell office:value-type="float" office:value="45.5817081960568" calcext:value-type="float">
            <text:p>45.581708196056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6572116336153" calcext:value-type="float">
            <text:p>-73.6572116336153</text:p>
          </table:table-cell>
          <table:table-cell office:value-type="float" office:value="45.5792042146597" calcext:value-type="float">
            <text:p>45.579204214659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657406423362" calcext:value-type="float">
            <text:p>-73.657406423362</text:p>
          </table:table-cell>
          <table:table-cell office:value-type="float" office:value="45.5787983925638" calcext:value-type="float">
            <text:p>45.578798392563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6596679941887" calcext:value-type="float">
            <text:p>-73.6596679941887</text:p>
          </table:table-cell>
          <table:table-cell office:value-type="float" office:value="45.5784620465188" calcext:value-type="float">
            <text:p>45.578462046518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6603706028604" calcext:value-type="float">
            <text:p>-73.6603706028604</text:p>
          </table:table-cell>
          <table:table-cell office:value-type="float" office:value="45.5764036879989" calcext:value-type="float">
            <text:p>45.576403687998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6619875578576" calcext:value-type="float">
            <text:p>-73.6619875578576</text:p>
          </table:table-cell>
          <table:table-cell office:value-type="float" office:value="45.575665704342" calcext:value-type="float">
            <text:p>45.57566570434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6635338992989" calcext:value-type="float">
            <text:p>-73.6635338992989</text:p>
          </table:table-cell>
          <table:table-cell office:value-type="float" office:value="45.5753787044645" calcext:value-type="float">
            <text:p>45.575378704464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654095514485" calcext:value-type="float">
            <text:p>-73.654095514485</text:p>
          </table:table-cell>
          <table:table-cell office:value-type="float" office:value="45.5831212844373" calcext:value-type="float">
            <text:p>45.583121284437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u Mail (Chénier)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5555 ave de l'Aréna</text:p>
          </table:table-cell>
          <table:table-cell office:value-type="string" calcext:value-type="string">
            <text:p>Restricted Access</text:p>
          </table:table-cell>
          <table:table-cell office:value-type="string" calcext:value-type="string">
            <text:p>orthophotographies</text:p>
          </table:table-cell>
          <table:table-cell office:value-type="float" office:value="-73.5433791844765" calcext:value-type="float">
            <text:p>-73.5433791844765</text:p>
          </table:table-cell>
          <table:table-cell office:value-type="float" office:value="45.6029555321637" calcext:value-type="float">
            <text:p>45.602955532163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René-Lévesqu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6704415291883" calcext:value-type="float">
            <text:p>-73.6704415291883</text:p>
          </table:table-cell>
          <table:table-cell office:value-type="float" office:value="45.4294602039142" calcext:value-type="float">
            <text:p>45.429460203914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René-Lévesqu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6705027735473" calcext:value-type="float">
            <text:p>-73.6705027735473</text:p>
          </table:table-cell>
          <table:table-cell office:value-type="float" office:value="45.429384794671" calcext:value-type="float">
            <text:p>45.42938479467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des Rapides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boul LaSalle/40e ave</text:p>
          </table:table-cell>
          <table:table-cell office:value-type="string" calcext:value-type="string">
            <text:p>Big Park</text:p>
          </table:table-cell>
          <table:table-cell/>
          <table:table-cell office:value-type="float" office:value="-73.6152995043729" calcext:value-type="float">
            <text:p>-73.6152995043729</text:p>
          </table:table-cell>
          <table:table-cell office:value-type="float" office:value="45.415897079633" calcext:value-type="float">
            <text:p>45.41589707963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des Rapides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boul LaSalle/boul Bishop-Power</text:p>
          </table:table-cell>
          <table:table-cell office:value-type="string" calcext:value-type="string">
            <text:p>Big Park</text:p>
          </table:table-cell>
          <table:table-cell/>
          <table:table-cell office:value-type="float" office:value="-73.5955370428475" calcext:value-type="float">
            <text:p>-73.5955370428475</text:p>
          </table:table-cell>
          <table:table-cell office:value-type="float" office:value="45.4266640082063" calcext:value-type="float">
            <text:p>45.426664008206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Big Park</text:p>
          </table:table-cell>
          <table:table-cell/>
          <table:table-cell office:value-type="float" office:value="-73.6088457604698" calcext:value-type="float">
            <text:p>-73.6088457604698</text:p>
          </table:table-cell>
          <table:table-cell office:value-type="float" office:value="45.4420151275477" calcext:value-type="float">
            <text:p>45.442015127547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Big Park</text:p>
          </table:table-cell>
          <table:table-cell/>
          <table:table-cell office:value-type="float" office:value="-73.6002845085684" calcext:value-type="float">
            <text:p>-73.6002845085684</text:p>
          </table:table-cell>
          <table:table-cell office:value-type="float" office:value="45.4394150110186" calcext:value-type="float">
            <text:p>45.439415011018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/>
          <table:table-cell office:value-type="string" calcext:value-type="string">
            <text:p>Big Park</text:p>
          </table:table-cell>
          <table:table-cell/>
          <table:table-cell office:value-type="float" office:value="-73.5965225994334" calcext:value-type="float">
            <text:p>-73.5965225994334</text:p>
          </table:table-cell>
          <table:table-cell office:value-type="float" office:value="45.4454926170262" calcext:value-type="float">
            <text:p>45.445492617026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Big Park</text:p>
          </table:table-cell>
          <table:table-cell/>
          <table:table-cell office:value-type="float" office:value="-73.6009197316599" calcext:value-type="float">
            <text:p>-73.6009197316599</text:p>
          </table:table-cell>
          <table:table-cell office:value-type="float" office:value="45.4455527062677" calcext:value-type="float">
            <text:p>45.445552706267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/>
          <table:table-cell office:value-type="string" calcext:value-type="string">
            <text:p>Big Park</text:p>
          </table:table-cell>
          <table:table-cell/>
          <table:table-cell office:value-type="float" office:value="-73.5991896436921" calcext:value-type="float">
            <text:p>-73.5991896436921</text:p>
          </table:table-cell>
          <table:table-cell office:value-type="float" office:value="45.4459389084864" calcext:value-type="float">
            <text:p>45.445938908486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6000843921209" calcext:value-type="float">
            <text:p>-73.6000843921209</text:p>
          </table:table-cell>
          <table:table-cell office:value-type="float" office:value="45.4450113702856" calcext:value-type="float">
            <text:p>45.445011370285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997762068996" calcext:value-type="float">
            <text:p>-73.5997762068996</text:p>
          </table:table-cell>
          <table:table-cell office:value-type="float" office:value="45.4446619573138" calcext:value-type="float">
            <text:p>45.444661957313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Big Park</text:p>
          </table:table-cell>
          <table:table-cell/>
          <table:table-cell office:value-type="float" office:value="-73.6069953405232" calcext:value-type="float">
            <text:p>-73.6069953405232</text:p>
          </table:table-cell>
          <table:table-cell office:value-type="float" office:value="45.4397216210676" calcext:value-type="float">
            <text:p>45.439721621067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Big Park</text:p>
          </table:table-cell>
          <table:table-cell/>
          <table:table-cell office:value-type="float" office:value="-73.5985289430859" calcext:value-type="float">
            <text:p>-73.5985289430859</text:p>
          </table:table-cell>
          <table:table-cell office:value-type="float" office:value="45.4416553729242" calcext:value-type="float">
            <text:p>45.441655372924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6012819390826" calcext:value-type="float">
            <text:p>-73.6012819390826</text:p>
          </table:table-cell>
          <table:table-cell office:value-type="float" office:value="45.438507618873" calcext:value-type="float">
            <text:p>45.43850761887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Big Park</text:p>
          </table:table-cell>
          <table:table-cell/>
          <table:table-cell office:value-type="float" office:value="-73.6058689639818" calcext:value-type="float">
            <text:p>-73.6058689639818</text:p>
          </table:table-cell>
          <table:table-cell office:value-type="float" office:value="45.4444342093047" calcext:value-type="float">
            <text:p>45.444434209304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854573792679" calcext:value-type="float">
            <text:p>-73.5854573792679</text:p>
          </table:table-cell>
          <table:table-cell office:value-type="float" office:value="45.5157759402544" calcext:value-type="float">
            <text:p>45.515775940254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84762948647" calcext:value-type="float">
            <text:p>-73.584762948647</text:p>
          </table:table-cell>
          <table:table-cell office:value-type="float" office:value="45.5150532553701" calcext:value-type="float">
            <text:p>45.515053255370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843534822615" calcext:value-type="float">
            <text:p>-73.5843534822615</text:p>
          </table:table-cell>
          <table:table-cell office:value-type="float" office:value="45.5148701708428" calcext:value-type="float">
            <text:p>45.514870170842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833019774264" calcext:value-type="float">
            <text:p>-73.5833019774264</text:p>
          </table:table-cell>
          <table:table-cell office:value-type="float" office:value="45.5148378283216" calcext:value-type="float">
            <text:p>45.514837828321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864517360189" calcext:value-type="float">
            <text:p>-73.5864517360189</text:p>
          </table:table-cell>
          <table:table-cell office:value-type="float" office:value="45.5170090539287" calcext:value-type="float">
            <text:p>45.517009053928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868776186672" calcext:value-type="float">
            <text:p>-73.5868776186672</text:p>
          </table:table-cell>
          <table:table-cell office:value-type="float" office:value="45.5176146836084" calcext:value-type="float">
            <text:p>45.517614683608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8743074518" calcext:value-type="float">
            <text:p>-73.58743074518</text:p>
          </table:table-cell>
          <table:table-cell office:value-type="float" office:value="45.5178915025215" calcext:value-type="float">
            <text:p>45.517891502521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889359752777" calcext:value-type="float">
            <text:p>-73.5889359752777</text:p>
          </table:table-cell>
          <table:table-cell office:value-type="float" office:value="45.5168907974043" calcext:value-type="float">
            <text:p>45.516890797404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808021323056" calcext:value-type="float">
            <text:p>-73.5808021323056</text:p>
          </table:table-cell>
          <table:table-cell office:value-type="float" office:value="45.5139238555071" calcext:value-type="float">
            <text:p>45.513923855507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676870151644" calcext:value-type="float">
            <text:p>-73.5676870151644</text:p>
          </table:table-cell>
          <table:table-cell office:value-type="float" office:value="45.5292217427946" calcext:value-type="float">
            <text:p>45.529221742794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698463258569" calcext:value-type="float">
            <text:p>-73.5698463258569</text:p>
          </table:table-cell>
          <table:table-cell office:value-type="float" office:value="45.5291529550049" calcext:value-type="float">
            <text:p>45.529152955004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708502130028" calcext:value-type="float">
            <text:p>-73.5708502130028</text:p>
          </table:table-cell>
          <table:table-cell office:value-type="float" office:value="45.5283731662185" calcext:value-type="float">
            <text:p>45.528373166218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703298808862" calcext:value-type="float">
            <text:p>-73.5703298808862</text:p>
          </table:table-cell>
          <table:table-cell office:value-type="float" office:value="45.5278219763884" calcext:value-type="float">
            <text:p>45.527821976388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709591887615" calcext:value-type="float">
            <text:p>-73.5709591887615</text:p>
          </table:table-cell>
          <table:table-cell office:value-type="float" office:value="45.5277846938052" calcext:value-type="float">
            <text:p>45.527784693805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673237794031" calcext:value-type="float">
            <text:p>-73.5673237794031</text:p>
          </table:table-cell>
          <table:table-cell office:value-type="float" office:value="45.5281241538897" calcext:value-type="float">
            <text:p>45.528124153889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676785515887" calcext:value-type="float">
            <text:p>-73.5676785515887</text:p>
          </table:table-cell>
          <table:table-cell office:value-type="float" office:value="45.5275020654384" calcext:value-type="float">
            <text:p>45.527502065438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661515194689" calcext:value-type="float">
            <text:p>-73.5661515194689</text:p>
          </table:table-cell>
          <table:table-cell office:value-type="float" office:value="45.5271763183111" calcext:value-type="float">
            <text:p>45.527176318311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677271698308" calcext:value-type="float">
            <text:p>-73.5677271698308</text:p>
          </table:table-cell>
          <table:table-cell office:value-type="float" office:value="45.5263038106635" calcext:value-type="float">
            <text:p>45.526303810663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727505586166" calcext:value-type="float">
            <text:p>-73.5727505586166</text:p>
          </table:table-cell>
          <table:table-cell office:value-type="float" office:value="45.526862311629" calcext:value-type="float">
            <text:p>45.52686231162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719562703872" calcext:value-type="float">
            <text:p>-73.5719562703872</text:p>
          </table:table-cell>
          <table:table-cell office:value-type="float" office:value="45.5250117550577" calcext:value-type="float">
            <text:p>45.525011755057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709193542654" calcext:value-type="float">
            <text:p>-73.5709193542654</text:p>
          </table:table-cell>
          <table:table-cell office:value-type="float" office:value="45.5251201143084" calcext:value-type="float">
            <text:p>45.525120114308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669475633891" calcext:value-type="float">
            <text:p>-73.5669475633891</text:p>
          </table:table-cell>
          <table:table-cell office:value-type="float" office:value="45.5226552404959" calcext:value-type="float">
            <text:p>45.522655240495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842776355914" calcext:value-type="float">
            <text:p>-73.5842776355914</text:p>
          </table:table-cell>
          <table:table-cell office:value-type="float" office:value="45.5153342748984" calcext:value-type="float">
            <text:p>45.515334274898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 nature de la Pointe-aux-Prairies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235073560208" calcext:value-type="float">
            <text:p>-73.5235073560208</text:p>
          </table:table-cell>
          <table:table-cell office:value-type="float" office:value="45.6883651093504" calcext:value-type="float">
            <text:p>45.688365109350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 nature de la Pointe-aux-Prairies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153158723665" calcext:value-type="float">
            <text:p>-73.5153158723665</text:p>
          </table:table-cell>
          <table:table-cell office:value-type="float" office:value="45.6959665925681" calcext:value-type="float">
            <text:p>45.695966592568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 nature de la Pointe-aux-Prairies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157495995575" calcext:value-type="float">
            <text:p>-73.5157495995575</text:p>
          </table:table-cell>
          <table:table-cell office:value-type="float" office:value="45.6945075774194" calcext:value-type="float">
            <text:p>45.694507577419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 nature de la Pointe-aux-Prairies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4954817477005" calcext:value-type="float">
            <text:p>-73.4954817477005</text:p>
          </table:table-cell>
          <table:table-cell office:value-type="float" office:value="45.6824996602096" calcext:value-type="float">
            <text:p>45.682499660209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 nature de la Pointe-aux-Prairies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/>
          <table:table-cell office:value-type="float" office:value="-73.5074559127872" calcext:value-type="float">
            <text:p>-73.5074559127872</text:p>
          </table:table-cell>
          <table:table-cell office:value-type="float" office:value="45.6801844627021" calcext:value-type="float">
            <text:p>45.680184462702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Cabin</text:p>
          </table:table-cell>
          <table:table-cell/>
          <table:table-cell office:value-type="string" calcext:value-type="string">
            <text:p>Big Park</text:p>
          </table:table-cell>
          <table:table-cell/>
          <table:table-cell office:value-type="float" office:value="-73.5874187076881" calcext:value-type="float">
            <text:p>-73.5874187076881</text:p>
          </table:table-cell>
          <table:table-cell office:value-type="float" office:value="45.5034201653086" calcext:value-type="float">
            <text:p>45.503420165308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Cabin</text:p>
          </table:table-cell>
          <table:table-cell/>
          <table:table-cell office:value-type="string" calcext:value-type="string">
            <text:p>Big Park</text:p>
          </table:table-cell>
          <table:table-cell/>
          <table:table-cell office:value-type="float" office:value="-73.586842424373" calcext:value-type="float">
            <text:p>-73.586842424373</text:p>
          </table:table-cell>
          <table:table-cell office:value-type="float" office:value="45.5037201625941" calcext:value-type="float">
            <text:p>45.503720162594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Path</text:p>
          </table:table-cell>
          <table:table-cell/>
          <table:table-cell office:value-type="string" calcext:value-type="string">
            <text:p>Big Park</text:p>
          </table:table-cell>
          <table:table-cell/>
          <table:table-cell office:value-type="float" office:value="-73.5870945759392" calcext:value-type="float">
            <text:p>-73.5870945759392</text:p>
          </table:table-cell>
          <table:table-cell office:value-type="float" office:value="45.5020969236876" calcext:value-type="float">
            <text:p>45.502096923687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Big Park</text:p>
          </table:table-cell>
          <table:table-cell/>
          <table:table-cell office:value-type="float" office:value="-73.5917081726892" calcext:value-type="float">
            <text:p>-73.5917081726892</text:p>
          </table:table-cell>
          <table:table-cell office:value-type="float" office:value="45.5027301319067" calcext:value-type="float">
            <text:p>45.502730131906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Cabin</text:p>
          </table:table-cell>
          <table:table-cell/>
          <table:table-cell office:value-type="string" calcext:value-type="string">
            <text:p>Big Park</text:p>
          </table:table-cell>
          <table:table-cell/>
          <table:table-cell office:value-type="float" office:value="-73.5871622236582" calcext:value-type="float">
            <text:p>-73.5871622236582</text:p>
          </table:table-cell>
          <table:table-cell office:value-type="float" office:value="45.5043897620654" calcext:value-type="float">
            <text:p>45.504389762065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Cabin</text:p>
          </table:table-cell>
          <table:table-cell/>
          <table:table-cell office:value-type="string" calcext:value-type="string">
            <text:p>Big Park</text:p>
          </table:table-cell>
          <table:table-cell/>
          <table:table-cell office:value-type="float" office:value="-73.5880048385643" calcext:value-type="float">
            <text:p>-73.5880048385643</text:p>
          </table:table-cell>
          <table:table-cell office:value-type="float" office:value="45.5041880911219" calcext:value-type="float">
            <text:p>45.504188091121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près du lac des castors</text:p>
          </table:table-cell>
          <table:table-cell office:value-type="string" calcext:value-type="string">
            <text:p>Big Park</text:p>
          </table:table-cell>
          <table:table-cell/>
          <table:table-cell office:value-type="float" office:value="-73.5991495321484" calcext:value-type="float">
            <text:p>-73.5991495321484</text:p>
          </table:table-cell>
          <table:table-cell office:value-type="float" office:value="45.4986181098056" calcext:value-type="float">
            <text:p>45.498618109805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Big Park</text:p>
          </table:table-cell>
          <table:table-cell/>
          <table:table-cell office:value-type="float" office:value="-73.5892750088408" calcext:value-type="float">
            <text:p>-73.5892750088408</text:p>
          </table:table-cell>
          <table:table-cell office:value-type="float" office:value="45.503999938189" calcext:value-type="float">
            <text:p>45.50399993818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près du lac des castors</text:p>
          </table:table-cell>
          <table:table-cell office:value-type="string" calcext:value-type="string">
            <text:p>Big Park</text:p>
          </table:table-cell>
          <table:table-cell/>
          <table:table-cell office:value-type="float" office:value="-73.5993592283718" calcext:value-type="float">
            <text:p>-73.5993592283718</text:p>
          </table:table-cell>
          <table:table-cell office:value-type="float" office:value="45.4989688666521" calcext:value-type="float">
            <text:p>45.498968866652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Parking Lot</text:p>
          </table:table-cell>
          <table:table-cell/>
          <table:table-cell office:value-type="string" calcext:value-type="string">
            <text:p>Big Park</text:p>
          </table:table-cell>
          <table:table-cell/>
          <table:table-cell office:value-type="float" office:value="-73.5934485576128" calcext:value-type="float">
            <text:p>-73.5934485576128</text:p>
          </table:table-cell>
          <table:table-cell office:value-type="float" office:value="45.5014533736525" calcext:value-type="float">
            <text:p>45.501453373652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/>
          <table:table-cell office:value-type="string" calcext:value-type="string">
            <text:p>ave du Parc/rue Prince Arthur Ouest</text:p>
          </table:table-cell>
          <table:table-cell office:value-type="string" calcext:value-type="string">
            <text:p>Big Park</text:p>
          </table:table-cell>
          <table:table-cell/>
          <table:table-cell office:value-type="float" office:value="-73.5798477077722" calcext:value-type="float">
            <text:p>-73.5798477077722</text:p>
          </table:table-cell>
          <table:table-cell office:value-type="float" office:value="45.5112074551243" calcext:value-type="float">
            <text:p>45.511207455124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/>
          <table:table-cell office:value-type="string" calcext:value-type="string">
            <text:p>près de rue Hill Parck Circle</text:p>
          </table:table-cell>
          <table:table-cell office:value-type="string" calcext:value-type="string">
            <text:p>Big Park</text:p>
          </table:table-cell>
          <table:table-cell/>
          <table:table-cell office:value-type="float" office:value="-73.5977101033573" calcext:value-type="float">
            <text:p>-73.5977101033573</text:p>
          </table:table-cell>
          <table:table-cell office:value-type="float" office:value="45.4971794199827" calcext:value-type="float">
            <text:p>45.497179419982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près du lac des castors</text:p>
          </table:table-cell>
          <table:table-cell office:value-type="string" calcext:value-type="string">
            <text:p>Big Park</text:p>
          </table:table-cell>
          <table:table-cell/>
          <table:table-cell office:value-type="float" office:value="-73.5970222112183" calcext:value-type="float">
            <text:p>-73.5970222112183</text:p>
          </table:table-cell>
          <table:table-cell office:value-type="float" office:value="45.4974653468355" calcext:value-type="float">
            <text:p>45.497465346835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près du lac des castors</text:p>
          </table:table-cell>
          <table:table-cell office:value-type="string" calcext:value-type="string">
            <text:p>Big Park</text:p>
          </table:table-cell>
          <table:table-cell/>
          <table:table-cell office:value-type="float" office:value="-73.5971580350051" calcext:value-type="float">
            <text:p>-73.5971580350051</text:p>
          </table:table-cell>
          <table:table-cell office:value-type="float" office:value="45.4975779818353" calcext:value-type="float">
            <text:p>45.497577981835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/>
          <table:table-cell office:value-type="string" calcext:value-type="string">
            <text:p>ave des Pins Ouest/rue Peel</text:p>
          </table:table-cell>
          <table:table-cell office:value-type="string" calcext:value-type="string">
            <text:p>Big Park</text:p>
          </table:table-cell>
          <table:table-cell/>
          <table:table-cell office:value-type="float" office:value="-73.5830632860766" calcext:value-type="float">
            <text:p>-73.5830632860766</text:p>
          </table:table-cell>
          <table:table-cell office:value-type="float" office:value="45.5051025221477" calcext:value-type="float">
            <text:p>45.505102522147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/>
          <table:table-cell office:value-type="string" calcext:value-type="string">
            <text:p>ave du Parc/ave Duluth Ouest</text:p>
          </table:table-cell>
          <table:table-cell office:value-type="string" calcext:value-type="string">
            <text:p>Big Park</text:p>
          </table:table-cell>
          <table:table-cell/>
          <table:table-cell office:value-type="float" office:value="-73.5857210456158" calcext:value-type="float">
            <text:p>-73.5857210456158</text:p>
          </table:table-cell>
          <table:table-cell office:value-type="float" office:value="45.5142570807954" calcext:value-type="float">
            <text:p>45.514257080795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/>
          <table:table-cell office:value-type="string" calcext:value-type="string">
            <text:p>ave du Parc/ave Duluth Ouest</text:p>
          </table:table-cell>
          <table:table-cell office:value-type="string" calcext:value-type="string">
            <text:p>Big Park</text:p>
          </table:table-cell>
          <table:table-cell/>
          <table:table-cell office:value-type="float" office:value="-73.5850192841203" calcext:value-type="float">
            <text:p>-73.5850192841203</text:p>
          </table:table-cell>
          <table:table-cell office:value-type="float" office:value="45.5139256537971" calcext:value-type="float">
            <text:p>45.513925653797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string" calcext:value-type="string">
            <text:p>orthophotographies</text:p>
          </table:table-cell>
          <table:table-cell office:value-type="float" office:value="-73.6240482953232" calcext:value-type="float">
            <text:p>-73.6240482953232</text:p>
          </table:table-cell>
          <table:table-cell office:value-type="float" office:value="45.5343985453147" calcext:value-type="float">
            <text:p>45.534398545314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string" calcext:value-type="string">
            <text:p>orthophotographies</text:p>
          </table:table-cell>
          <table:table-cell office:value-type="float" office:value="-73.6298618084324" calcext:value-type="float">
            <text:p>-73.6298618084324</text:p>
          </table:table-cell>
          <table:table-cell office:value-type="float" office:value="45.5347920624094" calcext:value-type="float">
            <text:p>45.534792062409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Path</text:p>
          </table:table-cell>
          <table:table-cell/>
          <table:table-cell office:value-type="string" calcext:value-type="string">
            <text:p>Big Park / Horse Trough</text:p>
          </table:table-cell>
          <table:table-cell office:value-type="string" calcext:value-type="string">
            <text:p>orthophotographies</text:p>
          </table:table-cell>
          <table:table-cell office:value-type="float" office:value="-73.5871955288026" calcext:value-type="float">
            <text:p>-73.5871955288026</text:p>
          </table:table-cell>
          <table:table-cell office:value-type="float" office:value="45.5020902778169" calcext:value-type="float">
            <text:p>45.502090277816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arc nature de l'Île-de-la-Visitati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ave Touchette/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34253200919" calcext:value-type="float">
            <text:p>-73.6534253200919</text:p>
          </table:table-cell>
          <table:table-cell office:value-type="float" office:value="45.5853383783977" calcext:value-type="float">
            <text:p>45.58533837839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1T19:21:47.967539363</dc:date>
    <meta:editing-duration>PT22M20S</meta:editing-duration>
    <meta:editing-cycles>4</meta:editing-cycles>
    <meta:generator>LibreOffice/7.3.7.2$Linux_X86_64 LibreOffice_project/30$Build-2</meta:generator>
    <meta:document-statistic meta:table-count="1" meta:cell-count="6401" meta:object-count="0"/>
  </office:meta>
</office:document-meta>
</file>